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styles.xml" manifest:media-type="text/xml"/>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37/settings.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layout-cache" manifest:media-type="application/binary"/>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48/settings.xml" manifest:media-type="text/xml"/>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63/settings.xml" manifest:media-type="text/xml"/>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 manifest:version="1.2" manifest:media-type="application/vnd.oasis.opendocument.formula"/>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64/settings.xml" manifest:media-type="text/xml"/>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5/settings.xml" manifest:media-type="text/xml"/>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66/settings.xml" manifest:media-type="text/xml"/>
  <manifest:file-entry manifest:full-path="Object 66/content.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67/settings.xml" manifest:media-type="text/xml"/>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68/settings.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57/settings.xml" manifest:media-type="text/xml"/>
  <manifest:file-entry manifest:full-path="Object 57/content.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 manifest:version="1.2"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Replacements/Object 46" manifest:media-type=""/>
  <manifest:file-entry manifest:full-path="ObjectReplacements/Object 4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2" manifest:media-type=""/>
  <manifest:file-entry manifest:full-path="ObjectReplacements/Object 31" manifest:media-type=""/>
  <manifest:file-entry manifest:full-path="ObjectReplacements/Object 30" manifest:media-type="application/x-openoffice-gdimetafile;windows_formatname=&quot;GDIMetaFile&quot;"/>
  <manifest:file-entry manifest:full-path="ObjectReplacements/Object 25" manifest:media-type=""/>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7" manifest:media-type=""/>
  <manifest:file-entry manifest:full-path="ObjectReplacements/Object 4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9" manifest:media-type=""/>
  <manifest:file-entry manifest:full-path="ObjectReplacements/Object 6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5" manifest:media-type=""/>
  <manifest:file-entry manifest:full-path="ObjectReplacements/Object 51" manifest:media-type="application/x-openoffice-gdimetafile;windows_formatname=&quot;GDIMetaFile&quot;"/>
  <manifest:file-entry manifest:full-path="ObjectReplacements/Object 18" manifest:media-type=""/>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41" manifest:media-type=""/>
  <manifest:file-entry manifest:full-path="ObjectReplacements/Object 40" manifest:media-type=""/>
  <manifest:file-entry manifest:full-path="ObjectReplacements/Object 59"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6" manifest:media-type=""/>
  <manifest:file-entry manifest:full-path="ObjectReplacements/Object 21" manifest:media-type=""/>
  <manifest:file-entry manifest:full-path="ObjectReplacements/Object 2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 56/settings.xml" manifest:media-type="text/xml"/>
  <manifest:file-entry manifest:full-path="Object 56/content.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304cm" fo:margin-left="-0.095cm" table:align="left"/>
    </style:style>
    <style:style style:name="Table1.A" style:family="table-column">
      <style:table-column-properties style:column-width="17.304cm"/>
    </style:style>
    <style:style style:name="Table1.A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Table2" style:family="table">
      <style:table-properties style:width="17.198cm" fo:margin-left="0.011cm" table:align="left"/>
    </style:style>
    <style:style style:name="Table2.A" style:family="table-column">
      <style:table-column-properties style:column-width="17.198cm"/>
    </style:style>
    <style:style style:name="Table2.A1" style:family="table-cell">
      <style:table-cell-properties fo:padding="0.097cm" fo:border="0.05pt solid #000000"/>
    </style:style>
    <style:style style:name="Table3" style:family="table">
      <style:table-properties style:width="17cm" table:align="margins"/>
    </style:style>
    <style:style style:name="Table3.A" style:family="table-column">
      <style:table-column-properties style:column-width="16.298cm" style:rel-column-width="9240*"/>
    </style:style>
    <style:style style:name="Table3.B" style:family="table-column">
      <style:table-column-properties style:column-width="0.702cm" style:rel-column-width="39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left="none" fo:border-right="0.05pt solid #000000" fo:border-top="0.05pt solid #000000" fo:border-bottom="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16.298cm" style:rel-column-width="9240*"/>
    </style:style>
    <style:style style:name="Table6.B" style:family="table-column">
      <style:table-column-properties style:column-width="0.702cm" style:rel-column-width="39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left="none" fo:border-right="0.05pt solid #000000" fo:border-top="0.05pt solid #000000" fo:border-bottom="0.05pt solid #000000"/>
    </style:style>
    <style:style style:name="Table5" style:family="table">
      <style:table-properties style:width="17cm" table:align="margins"/>
    </style:style>
    <style:style style:name="Table5.A" style:family="table-column">
      <style:table-column-properties style:column-width="16.104cm" style:rel-column-width="9130*"/>
    </style:style>
    <style:style style:name="Table5.B" style:family="table-column">
      <style:table-column-properties style:column-width="0.896cm" style:rel-column-width="50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P1" style:family="paragraph" style:parent-style-name="Standard">
      <style:text-properties style:font-name="Abyssinica SIL" fo:font-size="10pt" officeooo:rsid="000566ad" officeooo:paragraph-rsid="000566ad" style:font-size-asian="10pt" style:font-size-complex="10pt"/>
    </style:style>
    <style:style style:name="P2" style:family="paragraph" style:parent-style-name="Standard">
      <style:paragraph-properties>
        <style:tab-stops>
          <style:tab-stop style:position="0.653cm"/>
        </style:tab-stops>
      </style:paragraph-properties>
      <style:text-properties style:font-name="Abyssinica SIL" fo:font-size="10pt" officeooo:rsid="000566ad" officeooo:paragraph-rsid="000566ad" style:font-size-asian="10pt" style:font-size-complex="10pt"/>
    </style:style>
    <style:style style:name="P3" style:family="paragraph" style:parent-style-name="Standard">
      <style:text-properties style:font-name="Abyssinica SIL" fo:font-size="10pt" officeooo:rsid="00061c3f" officeooo:paragraph-rsid="00061c3f" style:font-size-asian="10pt" style:font-size-complex="10pt"/>
    </style:style>
    <style:style style:name="P4" style:family="paragraph" style:parent-style-name="Standard">
      <style:text-properties style:font-name="Abyssinica SIL" fo:font-size="10pt" officeooo:rsid="000afed9" officeooo:paragraph-rsid="000afed9" style:font-size-asian="10pt" style:font-size-complex="10pt"/>
    </style:style>
    <style:style style:name="P5" style:family="paragraph" style:parent-style-name="Standard">
      <style:paragraph-properties fo:text-align="start" style:justify-single-word="false"/>
      <style:text-properties style:font-name="Abyssinica SIL" fo:font-size="10pt" officeooo:rsid="0011892b" officeooo:paragraph-rsid="0011892b" style:font-size-asian="10pt" style:font-size-complex="10pt"/>
    </style:style>
    <style:style style:name="P6" style:family="paragraph" style:parent-style-name="Standard">
      <style:text-properties style:font-name="Abyssinica SIL" fo:font-size="10pt" style:text-underline-style="solid" style:text-underline-width="auto" style:text-underline-color="font-color" officeooo:rsid="00061c3f" officeooo:paragraph-rsid="00061c3f" style:font-size-asian="10pt" style:font-size-complex="10pt"/>
    </style:style>
    <style:style style:name="P7" style:family="paragraph" style:parent-style-name="Standard">
      <style:text-properties style:font-name="Abyssinica SIL" fo:font-size="10pt" style:text-underline-style="solid" style:text-underline-width="auto" style:text-underline-color="font-color" officeooo:rsid="000afed9" officeooo:paragraph-rsid="000afed9" style:font-size-asian="10pt" style:font-size-complex="10pt"/>
    </style:style>
    <style:style style:name="P8" style:family="paragraph" style:parent-style-name="Standard">
      <style:text-properties style:font-name="Abyssinica SIL" fo:font-size="10pt" style:text-underline-style="solid" style:text-underline-width="auto" style:text-underline-color="font-color" officeooo:rsid="00107689" officeooo:paragraph-rsid="00107689" style:font-size-asian="10pt" style:font-size-complex="10pt"/>
    </style:style>
    <style:style style:name="P9" style:family="paragraph" style:parent-style-name="Standard">
      <style:text-properties style:font-name="Abyssinica SIL" fo:font-size="10pt" style:text-underline-style="solid" style:text-underline-width="auto" style:text-underline-color="font-color" officeooo:rsid="001213ce" officeooo:paragraph-rsid="001213ce" style:font-size-asian="10pt" style:font-size-complex="10pt"/>
    </style:style>
    <style:style style:name="P10" style:family="paragraph" style:parent-style-name="Standard">
      <style:text-properties style:font-name="Abyssinica SIL" fo:font-size="11pt" fo:font-style="normal" style:text-underline-style="solid" style:text-underline-width="auto" style:text-underline-color="font-color" fo:font-weight="normal" officeooo:rsid="001213ce" officeooo:paragraph-rsid="0013c9a1" style:font-size-asian="11pt" style:font-style-asian="normal" style:font-weight-asian="normal" style:font-size-complex="10pt"/>
    </style:style>
    <style:style style:name="P11" style:family="paragraph" style:parent-style-name="Standard">
      <style:text-properties officeooo:paragraph-rsid="0013c9a1"/>
    </style:style>
    <style:style style:name="P12" style:family="paragraph" style:parent-style-name="Preformatted_20_Text">
      <style:text-properties fo:color="#408080" style:font-name="monospace" fo:font-size="7pt" fo:font-style="italic" officeooo:rsid="000566ad" officeooo:paragraph-rsid="000566ad" fo:background-color="transparent" style:font-size-asian="7pt" style:font-size-complex="7pt" loext:padding="0cm" loext:border="none"/>
    </style:style>
    <style:style style:name="P13" style:family="paragraph" style:parent-style-name="Preformatted_20_Text">
      <style:text-properties fo:font-variant="normal" fo:text-transform="none" fo:color="#333333" style:font-name="monospace" fo:font-size="7pt" fo:letter-spacing="normal" fo:font-style="normal" fo:font-weight="normal" officeooo:paragraph-rsid="00093506" style:font-size-asian="7pt" style:font-size-complex="7pt"/>
    </style:style>
    <style:style style:name="P14" style:family="paragraph" style:parent-style-name="Preformatted_20_Text">
      <style:text-properties fo:font-variant="normal" fo:text-transform="none" fo:color="#408080" style:font-name="monospace" fo:font-size="7pt" fo:letter-spacing="normal" fo:font-style="italic" fo:font-weight="normal" style:font-size-asian="7pt" style:font-size-complex="7pt"/>
    </style:style>
    <style:style style:name="P15" style:family="paragraph" style:parent-style-name="Preformatted_20_Text">
      <style:text-properties fo:font-variant="normal" fo:text-transform="none" fo:color="#408080" style:font-name="monospace" fo:font-size="7pt" fo:letter-spacing="normal" fo:font-style="italic" fo:font-weight="normal" officeooo:paragraph-rsid="00093506" style:font-size-asian="7pt" style:font-size-complex="7pt"/>
    </style:style>
    <style:style style:name="P16" style:family="paragraph" style:parent-style-name="Preformatted_20_Text">
      <style:paragraph-properties fo:text-align="start" style:justify-single-word="false"/>
      <style:text-properties fo:font-variant="normal" fo:text-transform="none" fo:color="#408080" style:font-name="monospace" fo:font-size="7pt" fo:letter-spacing="normal" fo:font-style="italic" fo:font-weight="normal" officeooo:rsid="0007605b" officeooo:paragraph-rsid="0007605b" style:font-name-asian="Nimbus Mono L" style:font-size-asian="7pt" style:font-name-complex="Liberation Mono" style:font-size-complex="7pt"/>
    </style:style>
    <style:style style:name="P17" style:family="paragraph" style:parent-style-name="Preformatted_20_Text">
      <style:text-properties fo:font-variant="normal" fo:text-transform="none" fo:color="#000000" style:font-name="monospace" fo:font-size="7pt" fo:letter-spacing="normal" fo:font-style="normal" fo:font-weight="normal" officeooo:rsid="00061c3f" officeooo:paragraph-rsid="00061c3f" style:font-size-asian="7pt" style:font-size-complex="7pt"/>
    </style:style>
    <style:style style:name="P18" style:family="paragraph" style:parent-style-name="Preformatted_20_Text">
      <style:paragraph-properties fo:margin-top="0cm" fo:margin-bottom="0cm" loext:contextual-spacing="false" fo:padding="0cm" fo:border="none"/>
      <style:text-properties fo:color="#333333" style:font-name="monospace" fo:font-size="7pt" fo:background-color="transparent" style:font-size-asian="7pt" style:font-size-complex="7pt" loext:padding="0cm" loext:border="none"/>
    </style:style>
    <style:style style:name="P19" style:family="paragraph" style:parent-style-name="Preformatted_20_Text">
      <style:paragraph-properties fo:margin-top="0cm" fo:margin-bottom="0cm" loext:contextual-spacing="false" fo:padding="0cm" fo:border="none"/>
      <style:text-properties fo:color="#408080" style:font-name="monospace" fo:font-size="7pt" fo:font-style="italic" fo:background-color="transparent" style:font-size-asian="7pt" style:font-size-complex="7pt" loext:padding="0cm" loext:border="none"/>
    </style:style>
    <style:style style:name="P20" style:family="paragraph" style:parent-style-name="Preformatted_20_Text">
      <style:paragraph-properties fo:margin-top="0cm" fo:margin-bottom="0cm" loext:contextual-spacing="false" fo:padding="0cm" fo:border="none"/>
      <style:text-properties style:font-name="monospace" fo:font-size="7pt" officeooo:paragraph-rsid="00093506" style:font-size-asian="7pt" style:font-size-complex="7pt"/>
    </style:style>
    <style:style style:name="P21" style:family="paragraph" style:parent-style-name="Preformatted_20_Text">
      <style:paragraph-properties fo:margin-top="0cm" fo:margin-bottom="0cm" loext:contextual-spacing="false" style:line-height-at-least="0.45cm" fo:orphans="2" fo:widows="2" fo:padding="0cm" fo:border="none"/>
      <style:text-properties style:font-name="monospace" fo:font-size="7pt" style:font-size-asian="7pt" style:font-size-complex="7pt"/>
    </style:style>
    <style:style style:name="P22" style:family="paragraph" style:parent-style-name="Preformatted_20_Text">
      <style:paragraph-properties fo:margin-top="0cm" fo:margin-bottom="0cm" loext:contextual-spacing="false" style:line-height-at-least="0.45cm" fo:orphans="2" fo:widows="2" fo:padding="0cm" fo:border="none"/>
      <style:text-properties style:font-name="monospace" fo:font-size="7pt" officeooo:paragraph-rsid="00093506" style:font-size-asian="7pt" style:font-size-complex="7pt"/>
    </style:style>
    <style:style style:name="P23" style:family="paragraph" style:parent-style-name="Preformatted_20_Text">
      <style:paragraph-properties fo:margin-top="0cm" fo:margin-bottom="0cm" loext:contextual-spacing="false" fo:padding="0cm" fo:border="none"/>
      <style:text-properties fo:font-size="7pt" style:font-size-asian="7pt" style:font-size-complex="7pt"/>
    </style:style>
    <style:style style:name="P24" style:family="paragraph" style:parent-style-name="Preformatted_20_Text">
      <style:paragraph-properties fo:margin-top="0cm" fo:margin-bottom="0cm" loext:contextual-spacing="false" style:line-height-at-least="0.45cm" fo:orphans="2" fo:widows="2" fo:padding="0cm" fo:border="none"/>
      <style:text-properties fo:font-size="7pt" style:font-size-asian="7pt" style:font-size-complex="7pt"/>
    </style:style>
    <style:style style:name="P25" style:family="paragraph" style:parent-style-name="Preformatted_20_Text">
      <style:paragraph-properties fo:margin-top="0cm" fo:margin-bottom="0cm" loext:contextual-spacing="false" style:line-height-at-least="0.45cm" fo:orphans="2" fo:widows="2" fo:padding="0cm" fo:border="none"/>
      <style:text-properties fo:font-variant="normal" fo:text-transform="none" fo:color="#333333" style:font-name="monospace" fo:font-size="7pt" fo:letter-spacing="normal" fo:font-style="normal" fo:font-weight="normal" style:font-size-asian="7pt" style:font-size-complex="7pt"/>
    </style:style>
    <style:style style:name="P26" style:family="paragraph" style:parent-style-name="Preformatted_20_Text">
      <style:paragraph-properties fo:margin-top="0cm" fo:margin-bottom="0cm" loext:contextual-spacing="false" style:line-height-at-least="0.45cm" fo:orphans="2" fo:widows="2" fo:padding="0cm" fo:border="none"/>
      <style:text-properties fo:font-variant="normal" fo:text-transform="none" fo:color="#333333" fo:font-size="7pt" fo:letter-spacing="normal" style:font-size-asian="7pt" style:font-size-complex="7pt"/>
    </style:style>
    <style:style style:name="P27" style:family="paragraph" style:parent-style-name="Preformatted_20_Text">
      <style:paragraph-properties fo:margin-top="0cm" fo:margin-bottom="0cm" loext:contextual-spacing="false" style:line-height-at-least="0.45cm" fo:orphans="2" fo:widows="2" fo:padding="0cm" fo:border="none"/>
      <style:text-properties fo:font-variant="normal" fo:text-transform="none" fo:color="#408080" style:font-name="monospace" fo:font-size="7pt" fo:letter-spacing="normal" fo:font-style="italic" fo:font-weight="normal" style:font-size-asian="7pt" style:font-size-complex="7pt"/>
    </style:style>
    <style:style style:name="P28" style:family="paragraph" style:parent-style-name="Preformatted_20_Text">
      <style:paragraph-properties fo:margin-top="0cm" fo:margin-bottom="0cm" loext:contextual-spacing="false" style:line-height-at-least="0.45cm" fo:text-align="start" style:justify-single-word="false" fo:orphans="2" fo:widows="2" fo:padding="0cm" fo:border="none"/>
      <style:text-properties fo:font-variant="normal" fo:text-transform="none" fo:color="#000000" style:font-name="monospace" fo:font-size="7pt" fo:letter-spacing="normal" fo:font-style="normal" fo:font-weight="normal" style:font-size-asian="7pt" style:font-size-complex="7pt"/>
    </style:style>
    <style:style style:name="P29" style:family="paragraph" style:parent-style-name="Preformatted_20_Text">
      <style:paragraph-properties fo:margin-top="0cm" fo:margin-bottom="0cm" loext:contextual-spacing="false" style:line-height-at-least="0.45cm" fo:text-align="start" style:justify-single-word="false" fo:orphans="2" fo:widows="2" fo:padding="0cm" fo:border="none"/>
      <style:text-properties fo:font-variant="normal" fo:text-transform="none" fo:color="#000000" style:font-name="Abyssinica SIL" fo:font-size="10pt" fo:letter-spacing="normal" fo:font-style="normal" fo:font-weight="normal" officeooo:rsid="00061c3f" officeooo:paragraph-rsid="00061c3f" style:font-size-asian="8.75pt" style:font-size-complex="10pt"/>
    </style:style>
    <style:style style:name="P30" style:family="paragraph" style:parent-style-name="Preformatted_20_Text">
      <style:paragraph-properties fo:margin-top="0cm" fo:margin-bottom="0cm" loext:contextual-spacing="false" style:line-height-at-least="0.45cm" fo:text-align="start" style:justify-single-word="false" fo:orphans="2" fo:widows="2" fo:padding="0cm" fo:border="none"/>
      <style:text-properties fo:font-variant="normal" fo:text-transform="none" fo:color="#000000" style:font-name="Abyssinica SIL" fo:font-size="10pt" fo:letter-spacing="normal" fo:font-style="normal" style:text-underline-style="solid" style:text-underline-width="auto" style:text-underline-color="font-color" fo:font-weight="normal" officeooo:rsid="00061c3f" officeooo:paragraph-rsid="00061c3f" style:font-size-asian="8.75pt" style:font-size-complex="10pt"/>
    </style:style>
    <style:style style:name="P31" style:family="paragraph" style:parent-style-name="Preformatted_20_Text">
      <style:paragraph-properties fo:margin-top="0cm" fo:margin-bottom="0cm" loext:contextual-spacing="false" style:line-height-at-least="0.45cm" fo:text-align="start" style:justify-single-word="false" fo:orphans="2" fo:widows="2" fo:padding="0cm" fo:border="none"/>
      <style:text-properties fo:font-variant="normal" fo:text-transform="none" fo:color="#000000" style:font-name="Abyssinica SIL" fo:font-size="10pt" fo:letter-spacing="normal" fo:font-style="normal" style:text-underline-style="solid" style:text-underline-width="auto" style:text-underline-color="font-color" fo:font-weight="normal" officeooo:rsid="0007605b" officeooo:paragraph-rsid="0007605b" style:font-size-asian="8.75pt" style:font-size-complex="10pt"/>
    </style:style>
    <style:style style:name="P32" style:family="paragraph" style:parent-style-name="Preformatted_20_Text">
      <style:paragraph-properties fo:margin-top="0cm" fo:margin-bottom="0cm" loext:contextual-spacing="false" style:line-height-at-least="0.45cm" fo:text-align="start" style:justify-single-word="false" fo:orphans="2" fo:widows="2" fo:padding="0cm" fo:border="none"/>
      <style:text-properties fo:font-variant="normal" fo:text-transform="none" fo:color="#000000" style:font-name="Abyssinica SIL" fo:font-size="10pt" fo:letter-spacing="normal" fo:font-style="normal" style:text-underline-style="none" fo:font-weight="normal" officeooo:rsid="0007605b" officeooo:paragraph-rsid="0007605b" style:font-size-asian="8.75pt" style:font-size-complex="10pt"/>
    </style:style>
    <style:style style:name="P33" style:family="paragraph" style:parent-style-name="Preformatted_20_Text">
      <style:paragraph-properties fo:margin-top="0cm" fo:margin-bottom="0cm" loext:contextual-spacing="false" style:line-height-at-least="0.45cm" fo:text-align="start" style:justify-single-word="false" fo:orphans="2" fo:widows="2" fo:padding="0cm" fo:border="none"/>
      <style:text-properties fo:font-variant="normal" fo:text-transform="none" fo:color="#000000" style:font-name="Abyssinica SIL" fo:font-size="10pt" fo:letter-spacing="normal" fo:font-style="normal" style:text-underline-style="none" fo:font-weight="normal" officeooo:rsid="00093506" officeooo:paragraph-rsid="00093506" style:font-size-asian="8.75pt" style:font-size-complex="10pt"/>
    </style:style>
    <style:style style:name="P34" style:family="paragraph" style:parent-style-name="Table_20_Contents">
      <style:text-properties style:font-name="Abyssinica SIL" fo:font-size="10pt" officeooo:rsid="000bfda6" officeooo:paragraph-rsid="000bfda6" style:font-size-asian="10pt" style:font-size-complex="10pt"/>
    </style:style>
    <style:style style:name="P35" style:family="paragraph" style:parent-style-name="Table_20_Contents">
      <style:paragraph-properties fo:text-align="center" style:justify-single-word="false"/>
      <style:text-properties style:font-name="Abyssinica SIL" fo:font-size="10pt" officeooo:rsid="000bfda6" officeooo:paragraph-rsid="0010c2d6" style:font-size-asian="10pt" style:font-size-complex="10pt"/>
    </style:style>
    <style:style style:name="P36" style:family="paragraph" style:parent-style-name="Table_20_Contents">
      <style:paragraph-properties fo:text-align="start" style:justify-single-word="false"/>
      <style:text-properties style:font-name="Abyssinica SIL" fo:font-size="10pt" officeooo:rsid="000fd9d9" officeooo:paragraph-rsid="000fd9d9" style:font-size-asian="10pt" style:font-size-complex="10pt"/>
    </style:style>
    <style:style style:name="P37" style:family="paragraph" style:parent-style-name="Table_20_Contents">
      <style:paragraph-properties fo:text-align="center" style:justify-single-word="false"/>
      <style:text-properties style:font-name="Abyssinica SIL" fo:font-size="10pt" officeooo:rsid="000fd9d9" officeooo:paragraph-rsid="000fd9d9" style:font-size-asian="10pt" style:font-size-complex="10pt"/>
    </style:style>
    <style:style style:name="P38" style:family="paragraph" style:parent-style-name="Table_20_Contents">
      <style:paragraph-properties fo:text-align="center" style:justify-single-word="false"/>
      <style:text-properties style:font-name="Abyssinica SIL" fo:font-size="10pt" officeooo:rsid="0010c2d6" officeooo:paragraph-rsid="0010c2d6" style:font-size-asian="10pt" style:font-size-complex="10pt"/>
    </style:style>
    <style:style style:name="P39" style:family="paragraph" style:parent-style-name="Table_20_Contents">
      <style:paragraph-properties fo:text-align="start" style:justify-single-word="false"/>
      <style:text-properties officeooo:paragraph-rsid="0011892b"/>
    </style:style>
    <style:style style:name="P40" style:family="paragraph" style:parent-style-name="Table_20_Contents">
      <style:text-properties officeooo:paragraph-rsid="001213ce"/>
    </style:style>
    <style:style style:name="P41" style:family="paragraph" style:parent-style-name="Standard" style:list-style-name="L1">
      <style:text-properties style:font-name="Abyssinica SIL" fo:font-size="10pt" officeooo:rsid="000566ad" officeooo:paragraph-rsid="000566ad" style:font-size-asian="10pt" style:font-size-complex="10pt"/>
    </style:style>
    <style:style style:name="P42" style:family="paragraph" style:parent-style-name="Standard" style:list-style-name="L2">
      <style:text-properties style:font-name="Abyssinica SIL" fo:font-size="10pt" officeooo:rsid="000afed9" officeooo:paragraph-rsid="000afed9" style:font-size-asian="10pt" style:font-size-complex="10pt"/>
    </style:style>
    <style:style style:name="P43" style:family="paragraph" style:parent-style-name="Standard" style:list-style-name="L1">
      <style:text-properties style:font-name="Abyssinica SIL" fo:font-size="10pt" style:text-underline-style="solid" style:text-underline-width="auto" style:text-underline-color="font-color" officeooo:rsid="000566ad" officeooo:paragraph-rsid="000566ad" style:font-size-asian="10pt" style:font-size-complex="10pt"/>
    </style:style>
    <style:style style:name="P44" style:family="paragraph" style:parent-style-name="Standard">
      <style:text-properties style:font-name="Abyssinica SIL" fo:font-size="10pt" style:text-underline-style="solid" style:text-underline-width="auto" style:text-underline-color="font-color" officeooo:rsid="001213ce" officeooo:paragraph-rsid="00242caf" style:font-size-asian="10pt" style:font-size-complex="10pt"/>
    </style:style>
    <style:style style:name="P45" style:family="paragraph" style:parent-style-name="Standard" style:list-style-name="L3">
      <style:text-properties style:font-name="Abyssinica SIL" fo:font-size="10pt" style:text-underline-style="solid" style:text-underline-width="auto" style:text-underline-color="font-color" officeooo:rsid="001213ce" officeooo:paragraph-rsid="00242caf" style:font-size-asian="10pt" style:font-size-complex="10pt"/>
    </style:style>
    <style:style style:name="P46" style:family="paragraph" style:parent-style-name="Standard">
      <style:paragraph-properties fo:text-align="start" style:justify-single-word="false"/>
      <style:text-properties style:font-name="Abyssinica SIL" fo:font-size="10pt" fo:font-style="normal" style:text-underline-style="none" fo:font-weight="normal" officeooo:rsid="0015012a" officeooo:paragraph-rsid="0016db4a" style:font-size-asian="10pt" style:font-style-asian="normal" style:font-weight-asian="normal" style:font-size-complex="10pt"/>
    </style:style>
    <style:style style:name="P47" style:family="paragraph" style:parent-style-name="Standard">
      <style:paragraph-properties fo:text-align="center" style:justify-single-word="false"/>
      <style:text-properties style:font-name="Abyssinica SIL" fo:font-size="10pt" fo:font-style="normal" style:text-underline-style="none" fo:font-weight="normal" officeooo:rsid="0015012a" officeooo:paragraph-rsid="0016db4a" style:font-size-asian="10pt" style:font-style-asian="normal" style:font-weight-asian="normal" style:font-size-complex="10pt"/>
    </style:style>
    <style:style style:name="P48" style:family="paragraph" style:parent-style-name="Standard">
      <style:paragraph-properties fo:text-align="start" style:justify-single-word="false"/>
      <style:text-properties style:font-name="Abyssinica SIL" fo:font-size="10pt" fo:font-style="normal" style:text-underline-style="none" fo:font-weight="normal" officeooo:rsid="0015768d" officeooo:paragraph-rsid="0016db4a" style:font-size-asian="10pt" style:font-style-asian="normal" style:font-weight-asian="normal" style:font-size-complex="10pt"/>
    </style:style>
    <style:style style:name="P49" style:family="paragraph" style:parent-style-name="Standard">
      <style:paragraph-properties fo:text-align="center" style:justify-single-word="false"/>
      <style:text-properties style:font-name="Abyssinica SIL" fo:font-size="10pt" officeooo:paragraph-rsid="0016db4a" style:font-size-asian="10pt" style:font-size-complex="10pt"/>
    </style:style>
    <style:style style:name="P50" style:family="paragraph" style:parent-style-name="Standard">
      <style:paragraph-properties fo:text-align="center" style:justify-single-word="false"/>
      <style:text-properties style:font-name="Abyssinica SIL" fo:font-size="10pt" officeooo:paragraph-rsid="001e0e8e" style:font-size-asian="10pt" style:font-size-complex="10pt"/>
    </style:style>
    <style:style style:name="P51" style:family="paragraph" style:parent-style-name="Standard">
      <style:paragraph-properties fo:text-align="center" style:justify-single-word="false"/>
      <style:text-properties style:font-name="Abyssinica SIL" fo:font-size="10pt" officeooo:rsid="0015768d" officeooo:paragraph-rsid="0016db4a" style:font-size-asian="10pt" style:font-size-complex="10pt"/>
    </style:style>
    <style:style style:name="P52" style:family="paragraph" style:parent-style-name="Standard">
      <style:paragraph-properties fo:text-align="center" style:justify-single-word="false"/>
      <style:text-properties style:font-name="Abyssinica SIL" fo:font-size="10pt" officeooo:rsid="0015768d" officeooo:paragraph-rsid="001e0e8e" style:font-size-asian="10pt" style:font-size-complex="10pt"/>
    </style:style>
    <style:style style:name="P53" style:family="paragraph" style:parent-style-name="Standard">
      <style:paragraph-properties fo:text-align="start" style:justify-single-word="false"/>
      <style:text-properties style:font-name="Abyssinica SIL" fo:font-size="10pt" officeooo:rsid="001a741e" officeooo:paragraph-rsid="001a741e" style:font-size-asian="10pt" style:font-size-complex="10pt"/>
    </style:style>
    <style:style style:name="P54" style:family="paragraph" style:parent-style-name="Standard">
      <style:paragraph-properties fo:text-align="start" style:justify-single-word="false"/>
      <style:text-properties style:font-name="Abyssinica SIL" fo:font-size="10pt" officeooo:rsid="001a741e" officeooo:paragraph-rsid="00247408" style:font-size-asian="10pt" style:font-size-complex="10pt"/>
    </style:style>
    <style:style style:name="P55" style:family="paragraph" style:parent-style-name="Standard">
      <style:paragraph-properties fo:text-align="center" style:justify-single-word="false"/>
      <style:text-properties style:font-name="Abyssinica SIL" fo:font-size="10pt" officeooo:rsid="001a741e" officeooo:paragraph-rsid="001e0e8e" style:font-size-asian="10pt" style:font-size-complex="10pt"/>
    </style:style>
    <style:style style:name="P56" style:family="paragraph" style:parent-style-name="Standard">
      <style:paragraph-properties fo:text-align="center" style:justify-single-word="false"/>
      <style:text-properties style:font-name="Abyssinica SIL" fo:font-size="10pt" officeooo:rsid="001a741e" officeooo:paragraph-rsid="00247408" style:font-size-asian="10pt" style:font-size-complex="10pt"/>
    </style:style>
    <style:style style:name="P57" style:family="paragraph" style:parent-style-name="Standard">
      <style:paragraph-properties fo:text-align="start" style:justify-single-word="false"/>
      <style:text-properties style:font-name="Abyssinica SIL" fo:font-size="10pt" officeooo:rsid="001e0e8e" officeooo:paragraph-rsid="001e0e8e" style:font-size-asian="10pt" style:font-size-complex="10pt"/>
    </style:style>
    <style:style style:name="P58" style:family="paragraph" style:parent-style-name="Standard">
      <style:paragraph-properties fo:text-align="start" style:justify-single-word="false"/>
      <style:text-properties style:font-name="Abyssinica SIL" fo:font-size="10pt" officeooo:rsid="001e0e8e" officeooo:paragraph-rsid="00247408" style:font-size-asian="10pt" style:font-size-complex="10pt"/>
    </style:style>
    <style:style style:name="P59" style:family="paragraph" style:parent-style-name="Standard">
      <style:paragraph-properties fo:text-align="end" style:justify-single-word="false"/>
      <style:text-properties style:font-name="Abyssinica SIL" fo:font-size="10pt" officeooo:rsid="001e0e8e" officeooo:paragraph-rsid="001e0e8e" style:font-size-asian="10pt" style:font-size-complex="10pt"/>
    </style:style>
    <style:style style:name="P60" style:family="paragraph" style:parent-style-name="Standard">
      <style:paragraph-properties fo:text-align="center" style:justify-single-word="false"/>
      <style:text-properties style:font-name="Abyssinica SIL" fo:font-size="10pt" officeooo:rsid="001e0e8e" officeooo:paragraph-rsid="001e0e8e" style:font-size-asian="10pt" style:font-size-complex="10pt"/>
    </style:style>
    <style:style style:name="P61" style:family="paragraph" style:parent-style-name="Standard">
      <style:paragraph-properties fo:text-align="center" style:justify-single-word="false"/>
      <style:text-properties style:font-name="Abyssinica SIL" fo:font-size="10pt" officeooo:rsid="001e0e8e" officeooo:paragraph-rsid="0025217a" style:font-size-asian="10pt" style:font-size-complex="10pt"/>
    </style:style>
    <style:style style:name="P62" style:family="paragraph" style:parent-style-name="Standard">
      <style:paragraph-properties fo:text-align="start" style:justify-single-word="false"/>
      <style:text-properties style:font-name="Abyssinica SIL" fo:font-size="10pt" officeooo:paragraph-rsid="0021f35c" style:font-size-asian="10pt" style:font-size-complex="10pt"/>
    </style:style>
    <style:style style:name="P63" style:family="paragraph" style:parent-style-name="Standard">
      <style:paragraph-properties fo:text-align="start" style:justify-single-word="false"/>
      <style:text-properties style:font-name="Abyssinica SIL" fo:font-size="10pt" officeooo:paragraph-rsid="00242caf" style:font-size-asian="10pt" style:font-size-complex="10pt"/>
    </style:style>
    <style:style style:name="P64" style:family="paragraph" style:parent-style-name="Standard">
      <style:paragraph-properties fo:text-align="center" style:justify-single-word="false"/>
      <style:text-properties style:font-name="Abyssinica SIL" fo:font-size="10pt" officeooo:rsid="0021f35c" officeooo:paragraph-rsid="0021f35c" style:font-size-asian="10pt" style:font-size-complex="10pt"/>
    </style:style>
    <style:style style:name="P65" style:family="paragraph" style:parent-style-name="Standard">
      <style:paragraph-properties fo:text-align="center" style:justify-single-word="false"/>
      <style:text-properties style:font-name="Abyssinica SIL" fo:font-size="10pt" officeooo:rsid="0021f35c" officeooo:paragraph-rsid="00286c6a" style:font-size-asian="10pt" style:font-size-complex="10pt"/>
    </style:style>
    <style:style style:name="P66" style:family="paragraph" style:parent-style-name="Standard">
      <style:paragraph-properties fo:text-align="end" style:justify-single-word="false"/>
      <style:text-properties style:font-name="Abyssinica SIL" fo:font-size="10pt" officeooo:rsid="0021f35c" officeooo:paragraph-rsid="0021f35c" style:font-size-asian="10pt" style:font-size-complex="10pt"/>
    </style:style>
    <style:style style:name="P67" style:family="paragraph" style:parent-style-name="Standard">
      <style:paragraph-properties fo:text-align="center" style:justify-single-word="false"/>
      <style:text-properties style:font-name="Abyssinica SIL" fo:font-size="10pt" officeooo:rsid="00242caf" officeooo:paragraph-rsid="00242caf" style:font-size-asian="10pt" style:font-size-complex="10pt"/>
    </style:style>
    <style:style style:name="P68" style:family="paragraph" style:parent-style-name="Standard">
      <style:paragraph-properties fo:text-align="start" style:justify-single-word="false"/>
      <style:text-properties style:font-name="Abyssinica SIL" fo:font-size="10pt" officeooo:rsid="00247408" officeooo:paragraph-rsid="00247408" style:font-size-asian="10pt" style:font-size-complex="10pt"/>
    </style:style>
    <style:style style:name="P69" style:family="paragraph" style:parent-style-name="Standard">
      <style:paragraph-properties fo:text-align="center" style:justify-single-word="false"/>
      <style:text-properties style:font-name="Abyssinica SIL" fo:font-size="10pt" officeooo:rsid="00247408" officeooo:paragraph-rsid="00247408" style:font-size-asian="10pt" style:font-size-complex="10pt"/>
    </style:style>
    <style:style style:name="P70" style:family="paragraph" style:parent-style-name="Standard">
      <style:paragraph-properties fo:text-align="center" style:justify-single-word="false"/>
      <style:text-properties style:font-name="Abyssinica SIL" fo:font-size="10pt" officeooo:rsid="002587bc" officeooo:paragraph-rsid="002587bc" style:font-size-asian="10pt" style:font-size-complex="10pt"/>
    </style:style>
    <style:style style:name="P71" style:family="paragraph" style:parent-style-name="Standard">
      <style:paragraph-properties fo:text-align="start" style:justify-single-word="false"/>
      <style:text-properties style:font-name="Abyssinica SIL" fo:font-size="10pt" officeooo:rsid="0025d05e" officeooo:paragraph-rsid="0025d05e" style:font-size-asian="10pt" style:font-size-complex="10pt"/>
    </style:style>
    <style:style style:name="P72" style:family="paragraph" style:parent-style-name="Standard">
      <style:paragraph-properties fo:text-align="start" style:justify-single-word="false"/>
      <style:text-properties style:font-name="Abyssinica SIL" fo:font-size="10pt" officeooo:rsid="0029621b" officeooo:paragraph-rsid="0029621b" style:font-size-asian="10pt" style:font-size-complex="10pt"/>
    </style:style>
    <style:style style:name="P73" style:family="paragraph" style:parent-style-name="Standard">
      <style:paragraph-properties fo:text-align="center" style:justify-single-word="false"/>
      <style:text-properties style:font-name="Abyssinica SIL" fo:font-size="10pt" officeooo:rsid="0029621b" officeooo:paragraph-rsid="0029621b" style:font-size-asian="10pt" style:font-size-complex="10pt"/>
    </style:style>
    <style:style style:name="P74" style:family="paragraph" style:parent-style-name="Table_20_Contents">
      <style:paragraph-properties fo:text-align="center" style:justify-single-word="false"/>
      <style:text-properties style:font-name="Abyssinica SIL" fo:font-size="10pt" officeooo:rsid="001213ce" officeooo:paragraph-rsid="0016db4a" style:font-size-asian="10pt" style:font-size-complex="10pt"/>
    </style:style>
    <style:style style:name="P75" style:family="paragraph" style:parent-style-name="Table_20_Contents">
      <style:paragraph-properties fo:text-align="center" style:justify-single-word="false"/>
      <style:text-properties style:font-name="Abyssinica SIL" fo:font-size="10pt" officeooo:rsid="001213ce" officeooo:paragraph-rsid="00247408" style:font-size-asian="10pt" style:font-size-complex="10pt"/>
    </style:style>
    <style:style style:name="P76" style:family="paragraph" style:parent-style-name="Table_20_Contents">
      <style:paragraph-properties fo:text-align="center" style:justify-single-word="false"/>
      <style:text-properties style:font-name="Abyssinica SIL" fo:font-size="10pt" officeooo:paragraph-rsid="0016db4a" style:font-size-asian="10pt" style:font-size-complex="10pt"/>
    </style:style>
    <style:style style:name="P77" style:family="paragraph" style:parent-style-name="Table_20_Contents">
      <style:paragraph-properties fo:text-align="center" style:justify-single-word="false"/>
      <style:text-properties style:font-name="Abyssinica SIL" fo:font-size="10pt" officeooo:paragraph-rsid="001e0e8e" style:font-size-asian="10pt" style:font-size-complex="10pt"/>
    </style:style>
    <style:style style:name="P78" style:family="paragraph" style:parent-style-name="Table_20_Contents">
      <style:paragraph-properties fo:text-align="center" style:justify-single-word="false"/>
      <style:text-properties style:font-name="Abyssinica SIL" fo:font-size="10pt" officeooo:paragraph-rsid="00247408" style:font-size-asian="10pt" style:font-size-complex="10pt"/>
    </style:style>
    <style:style style:name="P79" style:family="paragraph" style:parent-style-name="Table_20_Contents">
      <style:paragraph-properties fo:text-align="start" style:justify-single-word="false"/>
      <style:text-properties style:font-name="Abyssinica SIL" fo:font-size="10pt" officeooo:rsid="001e0e8e" officeooo:paragraph-rsid="001e0e8e" style:font-size-asian="10pt" style:font-size-complex="10pt"/>
    </style:style>
    <style:style style:name="P80" style:family="paragraph" style:parent-style-name="Table_20_Contents">
      <style:paragraph-properties fo:text-align="start" style:justify-single-word="false"/>
      <style:text-properties style:font-name="Abyssinica SIL" fo:font-size="10pt" fo:font-style="normal" style:text-underline-style="none" fo:font-weight="normal" officeooo:rsid="0013c9a1" officeooo:paragraph-rsid="0016db4a" style:font-size-asian="10pt" style:font-style-asian="normal" style:font-weight-asian="normal" style:font-size-complex="10pt"/>
    </style:style>
    <style:style style:name="P81" style:family="paragraph" style:parent-style-name="Table_20_Contents">
      <style:paragraph-properties fo:text-align="start" style:justify-single-word="false"/>
      <style:text-properties style:font-name="Abyssinica SIL" fo:font-size="10pt" fo:font-style="normal" style:text-underline-style="none" fo:font-weight="normal" officeooo:rsid="0013c9a1" officeooo:paragraph-rsid="00247408" style:font-size-asian="10pt" style:font-style-asian="normal" style:font-weight-asian="normal" style:font-size-complex="10pt"/>
    </style:style>
    <style:style style:name="P82" style:family="paragraph" style:parent-style-name="Table_20_Contents">
      <style:text-properties style:font-name="Abyssinica SIL" fo:font-size="10pt" style:font-size-asian="10pt" style:font-size-complex="10pt"/>
    </style:style>
    <style:style style:name="P83" style:family="paragraph" style:parent-style-name="Table_20_Contents">
      <style:text-properties style:font-name="Abyssinica SIL" fo:font-size="10pt" officeooo:rsid="000bfda6" officeooo:paragraph-rsid="000bfda6" style:font-size-asian="10pt" style:font-size-complex="10pt"/>
    </style:style>
    <style:style style:name="P84" style:family="paragraph" style:parent-style-name="Table_20_Contents">
      <style:paragraph-properties fo:text-align="end" style:justify-single-word="false"/>
      <style:text-properties style:font-name="Abyssinica SIL" fo:font-size="10pt" officeooo:rsid="0010c2d6" officeooo:paragraph-rsid="001e0e8e" style:font-size-asian="10pt" style:font-size-complex="10pt"/>
    </style:style>
    <style:style style:name="P85" style:family="paragraph" style:parent-style-name="Table_20_Contents">
      <style:paragraph-properties fo:text-align="center" style:justify-single-word="false"/>
      <style:text-properties style:font-name="Abyssinica SIL" fo:font-size="10pt" officeooo:rsid="0010c2d6" officeooo:paragraph-rsid="001c580e" style:font-size-asian="10pt" style:font-size-complex="10pt"/>
    </style:style>
    <style:style style:name="P86" style:family="paragraph" style:parent-style-name="Table_20_Contents">
      <style:text-properties style:font-name="Abyssinica SIL" fo:font-size="10pt" officeooo:rsid="001e0e8e" officeooo:paragraph-rsid="001e0e8e" style:font-size-asian="10pt" style:font-size-complex="10pt"/>
    </style:style>
    <style:style style:name="P87" style:family="paragraph" style:parent-style-name="Table_20_Contents">
      <style:text-properties style:font-name="Abyssinica SIL" fo:font-size="10pt" officeooo:rsid="00247408" officeooo:paragraph-rsid="00247408" style:font-size-asian="10pt" style:font-size-complex="10pt"/>
    </style:style>
    <style:style style:name="P88" style:family="paragraph" style:parent-style-name="Table_20_Contents">
      <style:text-properties style:font-name="Abyssinica SIL" fo:font-size="10pt" officeooo:rsid="0029621b" officeooo:paragraph-rsid="0029621b" style:font-size-asian="10pt" style:font-size-complex="10pt"/>
    </style:style>
    <style:style style:name="T1" style:family="text">
      <style:text-properties fo:color="#008000"/>
    </style:style>
    <style:style style:name="T2" style:family="text">
      <style:text-properties fo:color="#008000" fo:font-weight="bold"/>
    </style:style>
    <style:style style:name="T3" style:family="text">
      <style:text-properties fo:color="#008000" style:font-name="monospace" fo:font-style="normal" fo:font-weight="bold"/>
    </style:style>
    <style:style style:name="T4" style:family="text">
      <style:text-properties fo:color="#008000" style:font-name="monospace" fo:font-style="normal" fo:font-weight="normal"/>
    </style:style>
    <style:style style:name="T5" style:family="text">
      <style:text-properties fo:color="#0000ff"/>
    </style:style>
    <style:style style:name="T6" style:family="text">
      <style:text-properties fo:color="#0000ff" fo:font-weight="bold"/>
    </style:style>
    <style:style style:name="T7" style:family="text">
      <style:text-properties fo:color="#666666"/>
    </style:style>
    <style:style style:name="T8" style:family="text">
      <style:text-properties fo:color="#666666" fo:background-color="transparent" loext:char-shading-value="0" loext:padding="0cm" loext:border="none"/>
    </style:style>
    <style:style style:name="T9" style:family="text">
      <style:text-properties fo:color="#666666" style:font-name="monospace" fo:font-style="normal" fo:font-weight="normal"/>
    </style:style>
    <style:style style:name="T10" style:family="text">
      <style:text-properties fo:color="#666666" officeooo:rsid="0007605b"/>
    </style:style>
    <style:style style:name="T11" style:family="text">
      <style:text-properties fo:color="#ba2121"/>
    </style:style>
    <style:style style:name="T12" style:family="text">
      <style:text-properties fo:color="#ba2121" fo:background-color="transparent" loext:char-shading-value="0" loext:padding="0cm" loext:border="none"/>
    </style:style>
    <style:style style:name="T13" style:family="text">
      <style:text-properties fo:color="#ba2121" style:font-name="monospace" fo:font-style="normal" fo:font-weight="normal"/>
    </style:style>
    <style:style style:name="T14" style:family="text">
      <style:text-properties fo:color="#333333" fo:background-color="transparent" loext:char-shading-value="0" loext:padding="0cm" loext:border="none"/>
    </style:style>
    <style:style style:name="T15" style:family="text">
      <style:text-properties style:font-name="monospace" fo:font-style="normal" fo:font-weight="normal"/>
    </style:style>
    <style:style style:name="T16" style:family="text">
      <style:text-properties fo:font-variant="normal" fo:text-transform="none" fo:color="#333333" fo:letter-spacing="normal"/>
    </style:style>
    <style:style style:name="T17" style:family="text">
      <style:text-properties fo:font-variant="normal" fo:text-transform="none" fo:color="#333333" fo:letter-spacing="normal" fo:font-style="normal" fo:font-weight="normal"/>
    </style:style>
    <style:style style:name="T18" style:family="text">
      <style:text-properties fo:font-variant="normal" fo:text-transform="none" fo:color="#333333" style:font-name="monospace" fo:letter-spacing="normal" fo:font-style="normal" fo:font-weight="normal"/>
    </style:style>
    <style:style style:name="T19" style:family="text">
      <style:text-properties fo:font-variant="normal" fo:text-transform="none" fo:color="#666666" fo:letter-spacing="normal" fo:font-style="normal" fo:font-weight="normal"/>
    </style:style>
    <style:style style:name="T20" style:family="text">
      <style:text-properties fo:font-variant="normal" fo:text-transform="none" fo:color="#666666" style:font-name="monospace" fo:letter-spacing="normal" fo:font-style="normal" fo:font-weight="normal"/>
    </style:style>
    <style:style style:name="T21" style:family="text">
      <style:text-properties fo:font-variant="normal" fo:text-transform="none" fo:color="#ba2121" fo:letter-spacing="normal" fo:font-style="normal" fo:font-weight="normal"/>
    </style:style>
    <style:style style:name="T22" style:family="text">
      <style:text-properties fo:font-variant="normal" fo:text-transform="none" fo:color="#008000" fo:letter-spacing="normal" fo:font-style="normal" fo:font-weight="normal"/>
    </style:style>
    <style:style style:name="T23" style:family="text">
      <style:text-properties fo:color="#408080" style:font-name="monospace" fo:font-style="italic" fo:font-weight="normal"/>
    </style:style>
    <style:style style:name="T24" style:family="text">
      <style:text-properties fo:color="#aa22ff" style:font-name="monospace" fo:font-style="normal" fo:font-weight="bold"/>
    </style:style>
    <style:style style:name="T25" style:family="text">
      <style:text-properties fo:color="#aa22ff" fo:font-weight="bold"/>
    </style:style>
    <style:style style:name="T26" style:family="text">
      <style:text-properties style:font-name="Abyssinica SIL" fo:font-size="10pt" officeooo:rsid="0011892b" style:font-size-asian="10pt" style:font-size-complex="10pt"/>
    </style:style>
    <style:style style:name="T27" style:family="text">
      <style:text-properties style:font-name="Abyssinica SIL" fo:font-size="10pt" officeooo:rsid="001213ce" style:font-size-asian="10pt" style:font-size-complex="10pt"/>
    </style:style>
    <style:style style:name="T28" style:family="text">
      <style:text-properties style:font-name="Abyssinica SIL" fo:font-size="10pt" style:text-underline-style="solid" style:text-underline-width="auto" style:text-underline-color="font-color" officeooo:rsid="001213ce" style:font-size-asian="10pt" style:font-size-complex="10pt"/>
    </style:style>
    <style:style style:name="T29" style:family="text">
      <style:text-properties officeooo:rsid="0011892b"/>
    </style:style>
    <style:style style:name="T30" style:family="text">
      <style:text-properties style:font-name="Liberation Mono1" fo:font-size="11pt" fo:font-style="normal" fo:font-weight="normal" officeooo:rsid="001213ce" style:font-size-asian="11pt" style:font-style-asian="normal" style:font-weight-asian="normal" style:font-size-complex="10pt"/>
    </style:style>
    <style:style style:name="T31" style:family="text">
      <style:text-properties fo:font-size="11pt" fo:font-style="normal" style:text-underline-style="none" fo:font-weight="normal" officeooo:rsid="0015768d" style:font-size-asian="11pt" style:font-style-asian="normal" style:font-weight-asian="normal"/>
    </style:style>
    <style:style style:name="T32" style:family="text">
      <style:text-properties officeooo:rsid="001c580e"/>
    </style:style>
    <style:style style:name="T33" style:family="text">
      <style:text-properties fo:font-style="normal" style:text-underline-style="none" fo:font-weight="normal" style:font-style-asian="normal" style:font-weight-asian="normal"/>
    </style:style>
    <style:style style:name="T34" style:family="text">
      <style:text-properties fo:font-style="normal" style:text-underline-style="none" fo:font-weight="normal" officeooo:rsid="0015768d" style:font-style-asian="normal" style:font-weight-asian="normal"/>
    </style:style>
    <style:style style:name="T35" style:family="text">
      <style:text-properties fo:font-style="normal" style:text-underline-style="none" fo:font-weight="normal" officeooo:rsid="001c580e" style:font-style-asian="normal" style:font-weight-asian="normal"/>
    </style:style>
    <style:style style:name="T36" style:family="text">
      <style:text-properties fo:font-style="normal" style:text-underline-style="none" fo:font-weight="normal" officeooo:rsid="0013c9a1" style:font-style-asian="normal" style:font-weight-asian="normal"/>
    </style:style>
    <style:style style:name="T37" style:family="text">
      <style:text-properties fo:font-style="normal" style:text-underline-style="none" fo:font-weight="normal" officeooo:rsid="0015012a" style:font-style-asian="normal" style:font-weight-asian="normal"/>
    </style:style>
    <style:style style:name="T38" style:family="text">
      <style:text-properties fo:font-style="normal" style:text-underline-style="none" fo:font-weight="normal" officeooo:rsid="001e0e8e" style:font-style-asian="normal" style:font-weight-asian="normal"/>
    </style:style>
    <style:style style:name="T39" style:family="text">
      <style:text-properties fo:font-style="normal" style:text-underline-style="none" fo:font-weight="normal" officeooo:rsid="001e8ca0" style:font-style-asian="normal" style:font-weight-asian="normal"/>
    </style:style>
    <style:style style:name="T40" style:family="text">
      <style:text-properties fo:font-style="normal" style:text-underline-style="none" fo:font-weight="normal" officeooo:rsid="0021f35c" style:font-style-asian="normal" style:font-weight-asian="normal"/>
    </style:style>
    <style:style style:name="T41" style:family="text">
      <style:text-properties fo:font-style="normal" style:text-underline-style="none" fo:font-weight="normal" officeooo:rsid="00247408" style:font-style-asian="normal" style:font-weight-asian="normal"/>
    </style:style>
    <style:style style:name="T42" style:family="text">
      <style:text-properties fo:font-style="normal" style:text-underline-style="none" fo:font-weight="normal" officeooo:rsid="0025217a" style:font-style-asian="normal" style:font-weight-asian="normal"/>
    </style:style>
    <style:style style:name="T43" style:family="text">
      <style:text-properties fo:font-style="normal" fo:font-weight="normal" style:font-style-asian="normal" style:font-weight-asian="normal"/>
    </style:style>
    <style:style style:name="T44" style:family="text">
      <style:text-properties fo:font-style="normal" fo:font-weight="normal" officeooo:rsid="00242caf" style:font-style-asian="normal" style:font-weight-asian="normal"/>
    </style:style>
    <style:style style:name="T45" style:family="text">
      <style:text-properties officeooo:rsid="00242caf"/>
    </style:style>
    <style:style style:name="T46" style:family="text">
      <style:text-properties officeooo:rsid="00247408"/>
    </style:style>
    <style:style style:name="T47" style:family="text">
      <style:text-properties officeooo:rsid="0015768d"/>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I"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MAI Assignment 2</text:p>
      <text:p text:style-name="P1">Rehas Mehar Kaur Sachdeva</text:p>
      <text:p text:style-name="P1">201401102</text:p>
      <text:p text:style-name="P1"/>
      <text:list xml:id="list2246194242851006604" text:style-name="L1">
        <text:list-item>
          <text:p text:style-name="P41">Naïve Bayes Classifier for UCI Census-Income (KDD) Data Set:</text:p>
          <text:p text:style-name="P41"/>
          <text:p text:style-name="P43">Python Implementation using only discrete features:</text:p>
          <text:p text:style-name="P41"/>
        </text:list-item>
      </text:list>
      <table:table table:name="Table1" table:style-name="Table1">
        <table:table-column table:style-name="Table1.A"/>
        <table:table-row>
          <table:table-cell table:style-name="Table1.A1" office:value-type="string">
            <text:p text:style-name="P12"># Imports</text:p>
            <text:p text:style-name="P18"><text:span text:style-name="T2">import</text:span> <text:span text:style-name="T6">pandas</text:span> <text:span text:style-name="T2">as</text:span> <text:span text:style-name="T6">pd</text:span></text:p>
            <text:p text:style-name="P18"><text:span text:style-name="T2">import</text:span> <text:span text:style-name="T6">numpy</text:span> <text:span text:style-name="T2">as</text:span> <text:span text:style-name="T6">np</text:span></text:p>
            <text:p text:style-name="P18"><text:span text:style-name="T2">import</text:span> <text:span text:style-name="T6">warnings</text:span></text:p>
            <text:p text:style-name="P23"/>
            <text:p text:style-name="P18"><text:span text:style-name="T2">from</text:span> <text:span text:style-name="T6">math</text:span> <text:span text:style-name="T2">import</text:span> log</text:p>
            <text:p text:style-name="P18"><text:span text:style-name="T2">from</text:span> <text:span text:style-name="T6">sklearn.metrics</text:span> <text:span text:style-name="T2">import</text:span> accuracy_score</text:p>
            <text:p text:style-name="P23"/>
            <text:p text:style-name="P19"># Disable warnings from being printed</text:p>
            <text:p text:style-name="P20"><text:span text:style-name="T14">warnings</text:span><text:span text:style-name="T8">.</text:span><text:span text:style-name="T14">filterwarnings(</text:span><text:span text:style-name="T12">'ignore'</text:span><text:span text:style-name="T14">)</text:span></text:p>
          </table:table-cell>
        </table:table-row>
        <table:table-row>
          <table:table-cell table:style-name="Table1.A2" office:value-type="string">
            <text:p text:style-name="P15"># Read the data and get the categorical attrbiutes</text:p>
            <text:p text:style-name="P25">data <text:span text:style-name="T7">=</text:span> pd<text:span text:style-name="T7">.</text:span>read_csv(<text:span text:style-name="T11">"census/census-income.data"</text:span>)</text:p>
            <text:p text:style-name="P25">categorical_attributes <text:span text:style-name="T7">=</text:span> [<text:span text:style-name="T11">'ACLSWKR'</text:span>,<text:span text:style-name="T11">'ADTIND'</text:span>,<text:span text:style-name="T11">'ADTOCC'</text:span>,<text:span text:style-name="T11">'AHGA'</text:span>,<text:span text:style-name="T11">'AHSCOL'</text:span>,<text:span text:style-name="T11">'AMARITL'</text:span>,<text:span text:style-name="T11">'AMJIND'</text:span>,<text:span text:style-name="T11">'AMJOCC'</text:span>,<text:span text:style-name="T11">'ARACE'</text:span>,</text:p>
            <text:p text:style-name="P26"><text:s text:c="26"/><text:span text:style-name="T13">'AREORGN'</text:span><text:span text:style-name="T15">,</text:span><text:span text:style-name="T13">'ASEX'</text:span><text:span text:style-name="T15">,</text:span><text:span text:style-name="T13">'AUNMEM'</text:span><text:span text:style-name="T15">,</text:span><text:span text:style-name="T13">'AUNTYPE'</text:span><text:span text:style-name="T15">,</text:span><text:span text:style-name="T13">'AWKSTAT'</text:span><text:span text:style-name="T15">,</text:span><text:span text:style-name="T13">'FILESTAT'</text:span><text:span text:style-name="T15">,</text:span><text:span text:style-name="T13">'GRINREG'</text:span><text:span text:style-name="T15">,</text:span><text:span text:style-name="T13">'GRINST'</text:span><text:span text:style-name="T15">,</text:span><text:span text:style-name="T13">'HHDFMX'</text:span><text:span text:style-name="T15">,</text:span></text:p>
            <text:p text:style-name="P26"><text:s text:c="26"/><text:span text:style-name="T13">'HHDREL'</text:span><text:span text:style-name="T15">,</text:span><text:span text:style-name="T13">'MIGMTR1'</text:span><text:span text:style-name="T15">,</text:span><text:span text:style-name="T13">'MIGMTR3'</text:span><text:span text:style-name="T15">,</text:span><text:span text:style-name="T13">'MIGMTR4'</text:span><text:span text:style-name="T15">,</text:span><text:span text:style-name="T13">'MIGSAME'</text:span><text:span text:style-name="T15">,</text:span><text:span text:style-name="T13">'MIGSUN'</text:span><text:span text:style-name="T15">,</text:span><text:span text:style-name="T13">'PARENT'</text:span><text:span text:style-name="T15">,</text:span><text:span text:style-name="T13">'PEFNTVTY'</text:span><text:span text:style-name="T15">,</text:span></text:p>
            <text:p text:style-name="P26"><text:s text:c="26"/><text:span text:style-name="T13">'PEMNTVTY'</text:span><text:span text:style-name="T15">,</text:span><text:span text:style-name="T13">'PENATVTY'</text:span><text:span text:style-name="T15">,</text:span><text:span text:style-name="T13">'PRCITSHP'</text:span><text:span text:style-name="T15">,</text:span><text:span text:style-name="T13">'SEOTR'</text:span><text:span text:style-name="T15">,</text:span><text:span text:style-name="T13">'VETQVA'</text:span><text:span text:style-name="T15">,</text:span><text:span text:style-name="T13">'VETYN'</text:span><text:span text:style-name="T15">,</text:span><text:span text:style-name="T13">'YEAR'</text:span><text:span text:style-name="T15">, </text:span><text:span text:style-name="T13">'INCOME'</text:span><text:span text:style-name="T15">]</text:span></text:p>
            <text:p text:style-name="P22"><text:span text:style-name="T17">data_categorical </text:span><text:span text:style-name="T19">=</text:span><text:span text:style-name="T17"> data</text:span><text:span text:style-name="T19">.</text:span><text:span text:style-name="T17">loc[:,categorical_attributes]</text:span></text:p>
          </table:table-cell>
        </table:table-row>
        <table:table-row>
          <table:table-cell table:style-name="Table1.A2" office:value-type="string">
            <text:p text:style-name="P15"># Preprocessing</text:p>
            <text:p text:style-name="P27"># Fix missing values to mode as all are categorical variables</text:p>
            <text:p text:style-name="P27"># and have one particular value which is very dominatingly occurring.</text:p>
            <text:p text:style-name="P24"/>
            <text:p text:style-name="P25">data_categorical<text:span text:style-name="T7">.</text:span>loc[data_categorical<text:span text:style-name="T7">.</text:span>GRINST <text:span text:style-name="T7">==</text:span> <text:span text:style-name="T11">" ?"</text:span>, <text:span text:style-name="T11">"GRINST"</text:span>] <text:span text:style-name="T7">=</text:span> \</text:p>
            <text:p text:style-name="P25">data_categorical<text:span text:style-name="T7">.</text:span>loc[data_categorical<text:span text:style-name="T7">.</text:span>GRINST <text:span text:style-name="T7">!=</text:span> <text:span text:style-name="T11">" ?"</text:span>, <text:span text:style-name="T11">"GRINST"</text:span>]<text:span text:style-name="T7">.</text:span>mode()<text:span text:style-name="T7">.</text:span>iloc[<text:span text:style-name="T7">0</text:span>]</text:p>
            <text:p text:style-name="P24"/>
            <text:p text:style-name="P25">data_categorical<text:span text:style-name="T7">.</text:span>loc[data_categorical<text:span text:style-name="T7">.</text:span>MIGMTR3 <text:span text:style-name="T7">==</text:span> <text:span text:style-name="T11">" ?"</text:span>, <text:span text:style-name="T11">"MIGMTR3"</text:span>] <text:span text:style-name="T7">=</text:span> \</text:p>
            <text:p text:style-name="P25">data_categorical<text:span text:style-name="T7">.</text:span>loc[data_categorical<text:span text:style-name="T7">.</text:span>MIGMTR3 <text:span text:style-name="T7">!=</text:span> <text:span text:style-name="T11">" ?"</text:span>, <text:span text:style-name="T11">"MIGMTR3"</text:span>]<text:span text:style-name="T7">.</text:span>mode()<text:span text:style-name="T7">.</text:span>iloc[<text:span text:style-name="T7">0</text:span>]</text:p>
            <text:p text:style-name="P24"/>
            <text:p text:style-name="P25">data_categorical<text:span text:style-name="T7">.</text:span>loc[data_categorical<text:span text:style-name="T7">.</text:span>MIGMTR4 <text:span text:style-name="T7">==</text:span> <text:span text:style-name="T11">" ?"</text:span>, <text:span text:style-name="T11">"MIGMTR4"</text:span>] <text:span text:style-name="T7">=</text:span> \</text:p>
            <text:p text:style-name="P25">data_categorical<text:span text:style-name="T7">.</text:span>loc[data_categorical<text:span text:style-name="T7">.</text:span>MIGMTR4 <text:span text:style-name="T7">!=</text:span> <text:span text:style-name="T11">" ?"</text:span>, <text:span text:style-name="T11">"MIGMTR4"</text:span>]<text:span text:style-name="T7">.</text:span>mode()<text:span text:style-name="T7">.</text:span>iloc[<text:span text:style-name="T7">0</text:span>]</text:p>
            <text:p text:style-name="P24"/>
            <text:p text:style-name="P25">data_categorical<text:span text:style-name="T7">.</text:span>loc[data_categorical<text:span text:style-name="T7">.</text:span>MIGSAME <text:span text:style-name="T7">==</text:span> <text:span text:style-name="T11">" ?"</text:span>, <text:span text:style-name="T11">"MIGSAME"</text:span>] <text:span text:style-name="T7">=</text:span> \</text:p>
            <text:p text:style-name="P25">data_categorical<text:span text:style-name="T7">.</text:span>loc[data_categorical<text:span text:style-name="T7">.</text:span>MIGSAME <text:span text:style-name="T7">!=</text:span> <text:span text:style-name="T11">" ?"</text:span>, <text:span text:style-name="T11">"MIGSAME"</text:span>]<text:span text:style-name="T7">.</text:span>mode()<text:span text:style-name="T7">.</text:span>iloc[<text:span text:style-name="T7">0</text:span>]</text:p>
            <text:p text:style-name="P24"/>
            <text:p text:style-name="P25">data_categorical<text:span text:style-name="T7">.</text:span>loc[data_categorical<text:span text:style-name="T7">.</text:span>PEFNTVTY <text:span text:style-name="T7">==</text:span> <text:span text:style-name="T11">" ?"</text:span>, <text:span text:style-name="T11">"PEFNTVTY"</text:span>] <text:span text:style-name="T7">=</text:span> \</text:p>
            <text:p text:style-name="P25">data_categorical<text:span text:style-name="T7">.</text:span>loc[data_categorical<text:span text:style-name="T7">.</text:span>PEFNTVTY <text:span text:style-name="T7">!=</text:span> <text:span text:style-name="T11">" ?"</text:span>, <text:span text:style-name="T11">"PEFNTVTY"</text:span>]<text:span text:style-name="T7">.</text:span>mode()<text:span text:style-name="T7">.</text:span>iloc[<text:span text:style-name="T7">0</text:span>]</text:p>
            <text:p text:style-name="P24"/>
            <text:p text:style-name="P25">data_categorical<text:span text:style-name="T7">.</text:span>loc[data_categorical<text:span text:style-name="T7">.</text:span>PEMNTVTY <text:span text:style-name="T7">==</text:span> <text:span text:style-name="T11">" ?"</text:span>, <text:span text:style-name="T11">"PEMNTVTY"</text:span>] <text:span text:style-name="T7">=</text:span> \</text:p>
            <text:p text:style-name="P25">data_categorical<text:span text:style-name="T7">.</text:span>loc[data_categorical<text:span text:style-name="T7">.</text:span>PEMNTVTY <text:span text:style-name="T7">!=</text:span> <text:span text:style-name="T11">" ?"</text:span>, <text:span text:style-name="T11">"PEMNTVTY"</text:span>]<text:span text:style-name="T7">.</text:span>mode()<text:span text:style-name="T7">.</text:span>iloc[<text:span text:style-name="T7">0</text:span>]</text:p>
            <text:p text:style-name="P24"/>
            <text:p text:style-name="P25">data_categorical<text:span text:style-name="T7">.</text:span>loc[data_categorical<text:span text:style-name="T7">.</text:span>PENATVTY <text:span text:style-name="T7">==</text:span> <text:span text:style-name="T11">" ?"</text:span>, <text:span text:style-name="T11">"PENATVTY"</text:span>] <text:span text:style-name="T7">=</text:span> \</text:p>
            <text:p text:style-name="P25">data_categorical<text:span text:style-name="T7">.</text:span>loc[data_categorical<text:span text:style-name="T7">.</text:span>PENATVTY <text:span text:style-name="T7">!=</text:span> <text:span text:style-name="T11">" ?"</text:span>, <text:span text:style-name="T11">"PENATVTY"</text:span>]<text:span text:style-name="T7">.</text:span>mode()<text:span text:style-name="T7">.</text:span>iloc[<text:span text:style-name="T7">0</text:span>]</text:p>
            <text:p text:style-name="P24"/>
            <text:p text:style-name="P27"># No other attributes have missing values</text:p>
            <text:p text:style-name="P24"/>
            <text:p text:style-name="P27"># As code is a categorical thing. Keeping it float poses problem in using it as dict key.</text:p>
            <text:p text:style-name="P22"><text:span text:style-name="T17">data_categorical[</text:span><text:span text:style-name="T21">"MIGMTR1"</text:span><text:span text:style-name="T17">] </text:span><text:span text:style-name="T19">=</text:span><text:span text:style-name="T17"> </text:span><text:span text:style-name="T22">str</text:span><text:span text:style-name="T17">(data_categorical[</text:span><text:span text:style-name="T21">"MIGMTR1"</text:span><text:span text:style-name="T17">])</text:span></text:p>
          </table:table-cell>
        </table:table-row>
        <table:table-row>
          <table:table-cell table:style-name="Table1.A2" office:value-type="string">
            <text:p text:style-name="P13"><text:span text:style-name="T2">def</text:span> <text:span text:style-name="T5">iterate</text:span>(accuracies):</text:p>
            <text:p text:style-name="P26"><text:s text:c="4"/></text:p>
            <text:p text:style-name="P26"><text:s text:c="4"/><text:span text:style-name="T23"># Take a random samples of all data</text:span></text:p>
            <text:p text:style-name="P26"><text:s text:c="4"/><text:span text:style-name="T23"># and divide it equally into train and test of size 2000 each.</text:span></text:p>
            <text:p text:style-name="P26"><text:s text:c="4"/><text:span text:style-name="T15">data_randomised </text:span><text:span text:style-name="T9">=</text:span><text:span text:style-name="T15"> data_categorical</text:span><text:span text:style-name="T9">.</text:span><text:span text:style-name="T15">iloc[np</text:span><text:span text:style-name="T9">.</text:span><text:span text:style-name="T15">random</text:span><text:span text:style-name="T9">.</text:span><text:span text:style-name="T15">permutation(data_categorical</text:span><text:span text:style-name="T9">.</text:span><text:span text:style-name="T15">shape[</text:span><text:span text:style-name="T9">0</text:span><text:span text:style-name="T15">])]</text:span></text:p>
            <text:p text:style-name="P26"><text:s text:c="4"/><text:span text:style-name="T15">train </text:span><text:span text:style-name="T9">=</text:span><text:span text:style-name="T15"> data_randomised</text:span><text:span text:style-name="T9">.</text:span><text:span text:style-name="T15">iloc[:</text:span><text:span text:style-name="T9">2000</text:span><text:span text:style-name="T15">]</text:span></text:p>
            <text:p text:style-name="P26"><text:soft-page-break/><text:s text:c="4"/><text:span text:style-name="T15">test </text:span><text:span text:style-name="T9">=</text:span><text:span text:style-name="T15"> data_randomised</text:span><text:span text:style-name="T9">.</text:span><text:span text:style-name="T15">iloc[</text:span><text:span text:style-name="T9">2000</text:span><text:span text:style-name="T15">:</text:span><text:span text:style-name="T9">4000</text:span><text:span text:style-name="T15">]</text:span></text:p>
            <text:p text:style-name="P26"><text:s text:c="4"/></text:p>
            <text:p text:style-name="P26"><text:s text:c="4"/><text:span text:style-name="T23"># Separate the train data classwise.</text:span></text:p>
            <text:p text:style-name="P26"><text:s text:c="4"/><text:span text:style-name="T15">class_less </text:span><text:span text:style-name="T9">=</text:span><text:span text:style-name="T15"> train</text:span><text:span text:style-name="T9">.</text:span><text:span text:style-name="T15">loc[data_categorical</text:span><text:span text:style-name="T9">.</text:span><text:span text:style-name="T15">INCOME </text:span><text:span text:style-name="T9">==</text:span><text:span text:style-name="T15"> </text:span><text:span text:style-name="T13">" - 50000."</text:span><text:span text:style-name="T15">, :]</text:span></text:p>
            <text:p text:style-name="P26"><text:s text:c="4"/><text:span text:style-name="T15">class_more </text:span><text:span text:style-name="T9">=</text:span><text:span text:style-name="T15"> train</text:span><text:span text:style-name="T9">.</text:span><text:span text:style-name="T15">loc[data_categorical</text:span><text:span text:style-name="T9">.</text:span><text:span text:style-name="T15">INCOME </text:span><text:span text:style-name="T9">==</text:span><text:span text:style-name="T15"> </text:span><text:span text:style-name="T13">" 50000+."</text:span><text:span text:style-name="T15">, :]</text:span></text:p>
            <text:p text:style-name="P24"/>
            <text:p text:style-name="P26"><text:s text:c="4"/><text:span text:style-name="T23"># Compute number on instances classwise and total.</text:span></text:p>
            <text:p text:style-name="P26"><text:s text:c="4"/><text:span text:style-name="T15">num_less </text:span><text:span text:style-name="T9">=</text:span><text:span text:style-name="T15"> class_less</text:span><text:span text:style-name="T9">.</text:span><text:span text:style-name="T15">shape[</text:span><text:span text:style-name="T9">0</text:span><text:span text:style-name="T15">]</text:span></text:p>
            <text:p text:style-name="P26"><text:s text:c="4"/><text:span text:style-name="T15">num_more </text:span><text:span text:style-name="T9">=</text:span><text:span text:style-name="T15"> class_more</text:span><text:span text:style-name="T9">.</text:span><text:span text:style-name="T15">shape[</text:span><text:span text:style-name="T9">0</text:span><text:span text:style-name="T15">]</text:span></text:p>
            <text:p text:style-name="P26"><text:s text:c="4"/><text:span text:style-name="T15">num_total </text:span><text:span text:style-name="T9">=</text:span><text:span text:style-name="T15"> train</text:span><text:span text:style-name="T9">.</text:span><text:span text:style-name="T15">shape[</text:span><text:span text:style-name="T9">0</text:span><text:span text:style-name="T15">]</text:span></text:p>
            <text:p text:style-name="P24"/>
            <text:p text:style-name="P26"><text:s text:c="4"/><text:span text:style-name="T23"># Compute priors for each class</text:span></text:p>
            <text:p text:style-name="P26"><text:s text:c="4"/><text:span text:style-name="T15">prob_less </text:span><text:span text:style-name="T9">=</text:span><text:span text:style-name="T15"> num_less</text:span><text:span text:style-name="T9">/</text:span><text:span text:style-name="T15">num_total</text:span></text:p>
            <text:p text:style-name="P26"><text:s text:c="4"/><text:span text:style-name="T15">prob_more </text:span><text:span text:style-name="T9">=</text:span><text:span text:style-name="T15"> num_more</text:span><text:span text:style-name="T9">/</text:span><text:span text:style-name="T15">num_total</text:span></text:p>
            <text:p text:style-name="P24"/>
            <text:p text:style-name="P26"><text:s text:c="4"/><text:span text:style-name="T23"># Use log probabilities to avoid numerical errors</text:span></text:p>
            <text:p text:style-name="P26"><text:s text:c="4"/><text:span text:style-name="T15">log_prob_less </text:span><text:span text:style-name="T9">=</text:span><text:span text:style-name="T15"> log(prob_less)</text:span></text:p>
            <text:p text:style-name="P26"><text:s text:c="4"/><text:span text:style-name="T15">log_prob_more </text:span><text:span text:style-name="T9">=</text:span><text:span text:style-name="T15"> log(prob_more)</text:span></text:p>
            <text:p text:style-name="P26"><text:s text:c="4"/></text:p>
            <text:p text:style-name="P26"><text:s text:c="4"/><text:span text:style-name="T23"># Compute likelihoods and take log of them</text:span></text:p>
            <text:p text:style-name="P26"><text:s text:c="4"/><text:span text:style-name="T15">probabilities </text:span><text:span text:style-name="T9">=</text:span><text:span text:style-name="T15"> {}</text:span></text:p>
            <text:p text:style-name="P24"/>
            <text:p text:style-name="P26"><text:s text:c="4"/><text:span text:style-name="T3">for</text:span><text:span text:style-name="T15"> categorical_attribute </text:span><text:span text:style-name="T24">in</text:span><text:span text:style-name="T15"> categorical_attributes[:</text:span><text:span text:style-name="T9">-1</text:span><text:span text:style-name="T15">]:</text:span></text:p>
            <text:p text:style-name="P26"><text:s text:c="8"/><text:span text:style-name="T15">probabilities[categorical_attribute] </text:span><text:span text:style-name="T9">=</text:span><text:span text:style-name="T15"> {</text:span></text:p>
            <text:p text:style-name="P26"><text:s text:c="12"/><text:span text:style-name="T13">" - 50000."</text:span><text:span text:style-name="T15"> : </text:span><text:span text:style-name="T4">dict</text:span><text:span text:style-name="T15">(class_less[categorical_attribute]</text:span><text:span text:style-name="T9">.</text:span><text:span text:style-name="T15">value_counts()</text:span><text:span text:style-name="T9">/</text:span><text:span text:style-name="T15">num_less),</text:span></text:p>
            <text:p text:style-name="P26"><text:s text:c="12"/><text:span text:style-name="T13">" 50000+."</text:span><text:span text:style-name="T15"> : </text:span><text:span text:style-name="T4">dict</text:span><text:span text:style-name="T15">(class_more[categorical_attribute]</text:span><text:span text:style-name="T9">.</text:span><text:span text:style-name="T15">value_counts()</text:span><text:span text:style-name="T9">/</text:span><text:span text:style-name="T15">num_more)</text:span></text:p>
            <text:p text:style-name="P26"><text:s text:c="8"/><text:span text:style-name="T15">}</text:span></text:p>
            <text:p text:style-name="P24"/>
            <text:p text:style-name="P26"><text:s text:c="4"/><text:span text:style-name="T3">for</text:span><text:span text:style-name="T15"> categorical_attribute </text:span><text:span text:style-name="T24">in</text:span><text:span text:style-name="T15"> probabilities</text:span><text:span text:style-name="T9">.</text:span><text:span text:style-name="T15">keys():</text:span></text:p>
            <text:p text:style-name="P26"><text:s text:c="8"/><text:span text:style-name="T3">for</text:span><text:span text:style-name="T15"> sal_class </text:span><text:span text:style-name="T24">in</text:span><text:span text:style-name="T15"> probabilities[categorical_attribute]</text:span><text:span text:style-name="T9">.</text:span><text:span text:style-name="T15">keys():</text:span></text:p>
            <text:p text:style-name="P26"><text:s text:c="12"/><text:span text:style-name="T3">for</text:span><text:span text:style-name="T15"> attribute_val </text:span><text:span text:style-name="T24">in</text:span><text:span text:style-name="T15"> probabilities[categorical_attribute][sal_class]</text:span><text:span text:style-name="T9">.</text:span><text:span text:style-name="T15">keys():</text:span></text:p>
            <text:p text:style-name="P26"><text:s text:c="16"/><text:span text:style-name="T15">probabilities[categorical_attribute][sal_class][attribute_val] </text:span><text:span text:style-name="T9">=</text:span><text:span text:style-name="T15"> \</text:span></text:p>
            <text:p text:style-name="P26"><text:s text:c="16"/><text:span text:style-name="T15">log(probabilities[categorical_attribute][sal_class][attribute_val])</text:span></text:p>
            <text:p text:style-name="P26"><text:s text:c="16"/></text:p>
            <text:p text:style-name="P26"><text:s text:c="4"/><text:span text:style-name="T23"># Predict</text:span></text:p>
            <text:p text:style-name="P26"><text:s text:c="4"/><text:span text:style-name="T15">results </text:span><text:span text:style-name="T9">=</text:span><text:span text:style-name="T15"> []</text:span></text:p>
            <text:p text:style-name="P24"/>
            <text:p text:style-name="P26"><text:s text:c="4"/><text:span text:style-name="T3">for</text:span><text:span text:style-name="T15"> i </text:span><text:span text:style-name="T24">in</text:span><text:span text:style-name="T15"> </text:span><text:span text:style-name="T4">range</text:span><text:span text:style-name="T15">(test</text:span><text:span text:style-name="T9">.</text:span><text:span text:style-name="T15">shape[</text:span><text:span text:style-name="T9">0</text:span><text:span text:style-name="T15">]):</text:span></text:p>
            <text:p text:style-name="P26"><text:s text:c="8"/><text:span text:style-name="T15">record </text:span><text:span text:style-name="T9">=</text:span><text:span text:style-name="T15"> test</text:span><text:span text:style-name="T9">.</text:span><text:span text:style-name="T15">iloc[i:i</text:span><text:span text:style-name="T9">+1</text:span><text:span text:style-name="T15">]</text:span></text:p>
            <text:p text:style-name="P24"/>
            <text:p text:style-name="P26"><text:s text:c="8"/><text:span text:style-name="T15">posterior_less </text:span><text:span text:style-name="T9">=</text:span><text:span text:style-name="T15"> </text:span><text:span text:style-name="T9">0</text:span></text:p>
            <text:p text:style-name="P26"><text:s text:c="8"/><text:span text:style-name="T15">posterior_more </text:span><text:span text:style-name="T9">=</text:span><text:span text:style-name="T15"> </text:span><text:span text:style-name="T9">0</text:span></text:p>
            <text:p text:style-name="P24"/>
            <text:p text:style-name="P26"><text:s text:c="8"/><text:span text:style-name="T3">for</text:span><text:span text:style-name="T15"> categorical_attribute </text:span><text:span text:style-name="T24">in</text:span><text:span text:style-name="T15"> categorical_attributes[:</text:span><text:span text:style-name="T9">-1</text:span><text:span text:style-name="T15">]:</text:span></text:p>
            <text:p text:style-name="P26"><text:s text:c="4"/></text:p>
            <text:p text:style-name="P26"><text:s text:c="12"/><text:span text:style-name="T3">if</text:span><text:span text:style-name="T15"> record[categorical_attribute]</text:span><text:span text:style-name="T9">.</text:span><text:span text:style-name="T15">iloc[</text:span><text:span text:style-name="T9">0</text:span><text:span text:style-name="T15">] </text:span><text:span text:style-name="T24">in</text:span><text:span text:style-name="T15"> probabilities[categorical_attribute][</text:span><text:span text:style-name="T13">" - 50000."</text:span><text:span text:style-name="T15">]</text:span><text:span text:style-name="T9">.</text:span><text:span text:style-name="T15">keys():</text:span></text:p>
            <text:p text:style-name="P26"><text:s text:c="16"/><text:span text:style-name="T15">posterior_less </text:span><text:span text:style-name="T9">=</text:span><text:span text:style-name="T15"> posterior_less </text:span><text:span text:style-name="T9">+</text:span><text:span text:style-name="T15"> \</text:span></text:p>
            <text:p text:style-name="P26"><text:s text:c="16"/><text:span text:style-name="T15">probabilities[categorical_attribute][</text:span><text:span text:style-name="T13">" - 50000."</text:span><text:span text:style-name="T15">][record[categorical_attribute]</text:span><text:span text:style-name="T9">.</text:span><text:span text:style-name="T15">iloc[</text:span><text:span text:style-name="T9">0</text:span><text:span text:style-name="T15">]]</text:span></text:p>
            <text:p text:style-name="P26"><text:s text:c="4"/></text:p>
            <text:p text:style-name="P26"><text:s text:c="12"/><text:span text:style-name="T3">if</text:span><text:span text:style-name="T15"> record[categorical_attribute]</text:span><text:span text:style-name="T9">.</text:span><text:span text:style-name="T15">iloc[</text:span><text:span text:style-name="T9">0</text:span><text:span text:style-name="T15">] </text:span><text:span text:style-name="T24">in</text:span><text:span text:style-name="T15"> probabilities[categorical_attribute][</text:span><text:span text:style-name="T13">" 50000+."</text:span><text:span text:style-name="T15">]</text:span><text:span text:style-name="T9">.</text:span><text:span text:style-name="T15">keys():</text:span></text:p>
            <text:p text:style-name="P26"><text:s text:c="16"/><text:span text:style-name="T15">posterior_more </text:span><text:span text:style-name="T9">=</text:span><text:span text:style-name="T15"> posterior_more </text:span><text:span text:style-name="T9">+</text:span><text:span text:style-name="T15"> \</text:span></text:p>
            <text:p text:style-name="P26"><text:s text:c="16"/><text:span text:style-name="T15">probabilities[categorical_attribute][</text:span><text:span text:style-name="T13">" 50000+."</text:span><text:span text:style-name="T15">][record[categorical_attribute]</text:span><text:span text:style-name="T9">.</text:span><text:span text:style-name="T15">iloc[</text:span><text:span text:style-name="T9">0</text:span><text:span text:style-name="T15">]]</text:span></text:p>
            <text:p text:style-name="P24"/>
            <text:p text:style-name="P26"><text:s text:c="8"/><text:span text:style-name="T15">posterior_less </text:span><text:span text:style-name="T9">=</text:span><text:span text:style-name="T15"> posterior_less </text:span><text:span text:style-name="T9">+</text:span><text:span text:style-name="T15"> log_prob_less</text:span></text:p>
            <text:p text:style-name="P26"><text:s text:c="8"/><text:span text:style-name="T15">posterior_more </text:span><text:span text:style-name="T9">=</text:span><text:span text:style-name="T15"> posterior_more </text:span><text:span text:style-name="T9">+</text:span><text:span text:style-name="T15"> log_prob_more</text:span></text:p>
            <text:p text:style-name="P24"/>
            <text:p text:style-name="P26"><text:soft-page-break/><text:s text:c="8"/><text:span text:style-name="T3">if</text:span><text:span text:style-name="T15"> posterior_less </text:span><text:span text:style-name="T9">&gt;=</text:span><text:span text:style-name="T15"> posterior_more:</text:span></text:p>
            <text:p text:style-name="P26"><text:s text:c="12"/><text:span text:style-name="T15">cur_class </text:span><text:span text:style-name="T9">=</text:span><text:span text:style-name="T15"> </text:span><text:span text:style-name="T13">" - 50000."</text:span></text:p>
            <text:p text:style-name="P26"><text:s text:c="8"/><text:span text:style-name="T3">else</text:span><text:span text:style-name="T15">:</text:span></text:p>
            <text:p text:style-name="P26"><text:s text:c="12"/><text:span text:style-name="T15">cur_class </text:span><text:span text:style-name="T9">=</text:span><text:span text:style-name="T15"> </text:span><text:span text:style-name="T13">" 50000+."</text:span></text:p>
            <text:p text:style-name="P26"><text:s text:c="4"/></text:p>
            <text:p text:style-name="P26"><text:s text:c="8"/><text:span text:style-name="T15">results</text:span><text:span text:style-name="T9">.</text:span><text:span text:style-name="T15">append(cur_class)</text:span></text:p>
            <text:p text:style-name="P26"><text:s text:c="4"/></text:p>
            <text:p text:style-name="P26"><text:s text:c="4"/><text:span text:style-name="T15">test[</text:span><text:span text:style-name="T13">'PREDICTION'</text:span><text:span text:style-name="T15">] </text:span><text:span text:style-name="T9">=</text:span><text:span text:style-name="T15"> results</text:span></text:p>
            <text:p text:style-name="P26"><text:s text:c="4"/></text:p>
            <text:p text:style-name="P26"><text:s text:c="4"/><text:span text:style-name="T23"># Compute accuracy</text:span></text:p>
            <text:p text:style-name="P24"><text:span text:style-name="T16"><text:s text:c="4"/></text:span><text:span text:style-name="T18">accuracies</text:span><text:span text:style-name="T20">.</text:span><text:span text:style-name="T18">append(accuracy_score(test</text:span><text:span text:style-name="T20">.</text:span><text:span text:style-name="T18">INCOME, test</text:span><text:span text:style-name="T20">.</text:span><text:span text:style-name="T18">PREDICTION))</text:span></text:p>
          </table:table-cell>
        </table:table-row>
        <table:table-row>
          <table:table-cell table:style-name="Table1.A2" office:value-type="string">
            <text:p text:style-name="P14"># Run 10 times to compute mean and standard deviation of accuracy</text:p>
            <text:p text:style-name="P25">accuracies <text:span text:style-name="T7">=</text:span> []</text:p>
            <text:p text:style-name="P25"><text:span text:style-name="T2">for</text:span> i <text:span text:style-name="T25">in</text:span> <text:span text:style-name="T1">range</text:span>(<text:span text:style-name="T7">10</text:span>):</text:p>
            <text:p text:style-name="P26"><text:s text:c="4"/><text:span text:style-name="T15">iterate(accuracies)</text:span></text:p>
            <text:p text:style-name="P26"><text:s text:c="4"/></text:p>
            <text:p text:style-name="P25"><text:span text:style-name="T1">print</text:span>(<text:span text:style-name="T11">"Mean accuracy: "</text:span>, np<text:span text:style-name="T7">.</text:span>mean(accuracies))</text:p>
            <text:p text:style-name="P21"><text:span text:style-name="T22">print</text:span><text:span text:style-name="T17">(</text:span><text:span text:style-name="T21">"Standard deviation of accuracies: "</text:span><text:span text:style-name="T17">, np</text:span><text:span text:style-name="T19">.</text:span><text:span text:style-name="T17">std(accuracies))</text:span></text:p>
          </table:table-cell>
        </table:table-row>
      </table:table>
      <text:p text:style-name="P1"/>
      <text:p text:style-name="P6">Output:</text:p>
      <text:p text:style-name="P3"/>
      <text:p text:style-name="P17">Mean accuracy: <text:s/>0.56525</text:p>
      <text:p text:style-name="P28">Standard deviation of accuracies: <text:s/>0.0164988635972</text:p>
      <text:p text:style-name="P28"/>
      <text:p text:style-name="P30">Dealing with numerical attributes:</text:p>
      <text:p text:style-name="P29">If we also want to include numerical attributes then we can can use binning as follows:</text:p>
      <text:p text:style-name="P29"/>
      <table:table table:name="Table2" table:style-name="Table2">
        <table:table-column table:style-name="Table2.A"/>
        <table:table-row>
          <table:table-cell table:style-name="Table2.A1" office:value-type="string">
            <text:p text:style-name="P16"># Add relevant continuous attributes with binning</text:p>
            <text:p text:style-name="P25">data_categorical[<text:span text:style-name="T11">"wage_bins"</text:span>] <text:span text:style-name="T7">=</text:span> pd<text:span text:style-name="T7">.</text:span>cut(data<text:span text:style-name="T7">.</text:span>AHRSPAY, bins<text:span text:style-name="T7">=50</text:span>, labels<text:span text:style-name="T7">=</text:span><text:span text:style-name="T2">False</text:span>)</text:p>
            <text:p text:style-name="P25">categorical_attributes<text:span text:style-name="T7">.</text:span>insert(<text:span text:style-name="T7">0</text:span>, <text:span text:style-name="T11">"wage_bins"</text:span>)</text:p>
            <text:p text:style-name="P24"/>
            <text:p text:style-name="P25">data_categorical[<text:span text:style-name="T11">"capgain_bins"</text:span>] <text:span text:style-name="T7">=</text:span> pd<text:span text:style-name="T7">.</text:span>cut(data<text:span text:style-name="T7">.</text:span>AHRSPAY, bins<text:span text:style-name="T7">=</text:span><text:span text:style-name="T10">5</text:span><text:span text:style-name="T7">0</text:span>, labels<text:span text:style-name="T7">=</text:span><text:span text:style-name="T2">False</text:span>)</text:p>
            <text:p text:style-name="P25">categorical_attributes<text:span text:style-name="T7">.</text:span>insert(<text:span text:style-name="T7">0</text:span>, <text:span text:style-name="T11">"capgain_bins"</text:span>)</text:p>
            <text:p text:style-name="P24"/>
            <text:p text:style-name="P25">data_categorical[<text:span text:style-name="T11">"caploss_bins"</text:span>] <text:span text:style-name="T7">=</text:span> pd<text:span text:style-name="T7">.</text:span>cut(data<text:span text:style-name="T7">.</text:span>AHRSPAY, bins<text:span text:style-name="T7">=</text:span><text:span text:style-name="T10">5</text:span><text:span text:style-name="T7">0</text:span>, labels<text:span text:style-name="T7">=</text:span><text:span text:style-name="T2">False</text:span>)</text:p>
            <text:p text:style-name="P21"><text:span text:style-name="T17">categorical_attributes</text:span><text:span text:style-name="T19">.</text:span><text:span text:style-name="T17">insert(</text:span><text:span text:style-name="T19">0</text:span><text:span text:style-name="T17">, </text:span><text:span text:style-name="T21">"caploss_bins"</text:span><text:span text:style-name="T17">)</text:span></text:p>
          </table:table-cell>
        </table:table-row>
      </table:table>
      <text:p text:style-name="P29"/>
      <text:p text:style-name="P31">Procedure:</text:p>
      <text:p text:style-name="P32">10 iterations performed on random 4000 samples of total samples, out of which random 2000 were taken to train the classifier and other 2000 were used to validate and find mean and standard deviation of accuracies reported in each iteration.</text:p>
      <text:p text:style-name="P32"/>
      <text:p text:style-name="P31">Dealing with ties:</text:p>
      <text:p text:style-name="P32">In case of tie between posteriors of each class, I assigned the class of “&lt;50,000” (93.80%) income, as prior of “&lt;50,000” is much more than prior of “&gt;50,000” (6.20%). I understand that this is lready modelled in the posterior calculation. But still the error of misclassification in tie cases will be least ~ 6.20%.</text:p>
      <text:p text:style-name="P32"/>
      <text:p text:style-name="P31">Handling missing entries:</text:p>
      <text:p text:style-name="P33">As we are dealing with missing values only in categorical attributes and each such attribute with missing values has one particular value which is very dominatingly occurring for that attribute. So we can use mode treatment, i.e. assign missing values to the mode of values for that attribute. This is done according to the entire dataset.</text:p>
      <text:p text:style-name="P3"/>
      <text:p text:style-name="P3"/>
      <text:p text:style-name="P3"/>
      <text:p text:style-name="P3"/>
      <text:list xml:id="list6452465067614664087" text:style-name="L2">
        <text:list-item>
          <text:p text:style-name="P42"><text:soft-page-break/>Bayesian Parameter Estimation</text:p>
        </text:list-item>
      </text:list>
      <text:p text:style-name="P4"/>
      <text:p text:style-name="P8">Background:</text:p>
      <text:p text:style-name="P7"/>
      <table:table table:name="Table3" table:style-name="Table3">
        <table:table-column table:style-name="Table3.A"/>
        <table:table-column table:style-name="Table3.B"/>
        <table:table-row>
          <table:table-cell table:style-name="Table3.A1" office:value-type="string">
            <text:p text:style-name="P34">We say<draw:frame draw:style-name="fr1" draw:name="Object2" text:anchor-type="as-char" svg:y="-0.386cm" svg:width="1.05cm" svg:height="0.51cm" draw:z-index="20"><draw:object xlink:href="./Object 2" xlink:type="simple" xlink:show="embed" xlink:actuate="onLoad"/><draw:image xlink:href="./ObjectReplacements/Object 2" xlink:type="simple" xlink:show="embed" xlink:actuate="onLoad"/></draw:frame>is unknown but has a known parametric form i.e.<draw:frame draw:style-name="fr1" draw:name="Object3" text:anchor-type="as-char" svg:y="-0.386cm" svg:width="1.365cm" svg:height="0.51cm" draw:z-index="21"><draw:object xlink:href="./Object 3" xlink:type="simple" xlink:show="embed" xlink:actuate="onLoad"/><draw:image xlink:href="./ObjectReplacements/Object 3" xlink:type="simple" xlink:show="embed" xlink:actuate="onLoad"/></draw:frame>is known, where<draw:frame draw:style-name="fr1" draw:name="Object4" text:anchor-type="as-char" svg:y="-0.377cm" svg:width="0.42cm" svg:height="0.467cm" draw:z-index="22"><draw:object xlink:href="./Object 4" xlink:type="simple" xlink:show="embed" xlink:actuate="onLoad"/><draw:image xlink:href="./ObjectReplacements/Object 4" xlink:type="simple" xlink:show="embed" xlink:actuate="onLoad"/></draw:frame>is an unknown parameter. We might have some information <text:span text:style-name="T29">about</text:span> prior density<draw:frame draw:style-name="fr1" draw:name="Object5" text:anchor-type="as-char" svg:y="-0.386cm" svg:width="1.035cm" svg:height="0.506cm" draw:z-index="23"><draw:object xlink:href="./Object 5" xlink:type="simple" xlink:show="embed" xlink:actuate="onLoad"/><draw:image xlink:href="./ObjectReplacements/Object 5" xlink:type="simple" xlink:show="embed" xlink:actuate="onLoad"/></draw:frame>and posterior<draw:frame draw:style-name="fr1" draw:name="Object6" text:anchor-type="as-char" svg:y="-0.386cm" svg:width="1.48cm" svg:height="0.51cm" draw:z-index="24"><draw:object xlink:href="./Object 6" xlink:type="simple" xlink:show="embed" xlink:actuate="onLoad"/><draw:image xlink:href="./ObjectReplacements/Object 6" xlink:type="simple" xlink:show="embed" xlink:actuate="onLoad"/></draw:frame>where<draw:frame draw:style-name="fr1" draw:name="Object15" text:anchor-type="as-char" svg:y="-0.377cm" svg:width="0.547cm" svg:height="0.469cm" draw:z-index="25"><draw:object xlink:href="./Object 15" xlink:type="simple" xlink:show="embed" xlink:actuate="onLoad"/><draw:image xlink:href="./ObjectReplacements/Object 15" xlink:type="simple" xlink:show="embed" xlink:actuate="onLoad"/><svg:desc>formula</svg:desc></draw:frame>is the set of samples. So,</text:p>
            <text:p text:style-name="P35"><draw:frame draw:style-name="fr1" draw:name="Object1" text:anchor-type="as-char" svg:y="-0.462cm" svg:width="4.38cm" svg:height="0.637cm" draw:z-index="26"><draw:object xlink:href="./Object 1" xlink:type="simple" xlink:show="embed" xlink:actuate="onLoad"/><draw:image xlink:href="./ObjectReplacements/Object 1" xlink:type="simple" xlink:show="embed" xlink:actuate="onLoad"/></draw:frame></text:p>
            <text:p text:style-name="P38"><draw:frame draw:style-name="fr1" draw:name="Object11" text:anchor-type="as-char" svg:y="-0.462cm" svg:width="6.07cm" svg:height="0.637cm" draw:z-index="27"><draw:object xlink:href="./Object 11" xlink:type="simple" xlink:show="embed" xlink:actuate="onLoad"/><draw:image xlink:href="./ObjectReplacements/Object 11" xlink:type="simple" xlink:show="embed" xlink:actuate="onLoad"/><svg:desc>formula</svg:desc></draw:frame></text:p>
            <text:p text:style-name="P35"/>
            <text:p text:style-name="P39"><text:span text:style-name="T26">Since the selection of</text:span><text:span text:style-name="T26"><draw:frame draw:style-name="fr1" draw:name="Object12" text:anchor-type="as-char" svg:y="-0.377cm" svg:width="0.432cm" svg:height="0.469cm" draw:z-index="28"><draw:object xlink:href="./Object 12" xlink:type="simple" xlink:show="embed" xlink:actuate="onLoad"/><draw:image xlink:href="./ObjectReplacements/Object 12" xlink:type="simple" xlink:show="embed" xlink:actuate="onLoad"/><svg:desc>formula</svg:desc></draw:frame></text:span><text:span text:style-name="T26">and that of</text:span><text:span text:style-name="T26"><draw:frame draw:style-name="fr1" draw:name="Object13" text:anchor-type="as-char" svg:y="-0.377cm" svg:width="0.547cm" svg:height="0.469cm" draw:z-index="29"><draw:object xlink:href="./Object 13" xlink:type="simple" xlink:show="embed" xlink:actuate="onLoad"/><draw:image xlink:href="./ObjectReplacements/Object 13" xlink:type="simple" xlink:show="embed" xlink:actuate="onLoad"/><svg:desc>formula</svg:desc></draw:frame></text:span><text:span text:style-name="T26">is done independently,</text:span><text:span text:style-name="T26"><draw:frame draw:style-name="fr1" draw:name="Object14" text:anchor-type="as-char" svg:y="-0.386cm" svg:width="3.415cm" svg:height="0.51cm" draw:z-index="30"><draw:object xlink:href="./Object 14" xlink:type="simple" xlink:show="embed" xlink:actuate="onLoad"/><draw:image xlink:href="./ObjectReplacements/Object 14" xlink:type="simple" xlink:show="embed" xlink:actuate="onLoad"/></draw:frame></text:span><text:span text:style-name="T26">.</text:span></text:p>
            <text:p text:style-name="P5"/>
            <text:p text:style-name="P85"><draw:frame draw:style-name="fr1" draw:name="Object10" text:anchor-type="as-char" svg:y="-0.462cm" svg:width="5.525cm" svg:height="0.637cm" draw:z-index="31"><draw:object xlink:href="./Object 10" xlink:type="simple" xlink:show="embed" xlink:actuate="onLoad"/><draw:image xlink:href="./ObjectReplacements/Object 10" xlink:type="simple" xlink:show="embed" xlink:actuate="onLoad"/><svg:desc>formula</svg:desc></draw:frame></text:p>
            <text:p text:style-name="P36">If<draw:frame draw:style-name="fr1" draw:name="Object7" text:anchor-type="as-char" svg:y="-0.386cm" svg:width="1.48cm" svg:height="0.51cm" draw:z-index="32"><draw:object xlink:href="./Object 7" xlink:type="simple" xlink:show="embed" xlink:actuate="onLoad"/><draw:image xlink:href="./ObjectReplacements/Object 7" xlink:type="simple" xlink:show="embed" xlink:actuate="onLoad"/><svg:desc>formula</svg:desc></draw:frame>peaks very sharply about some value<draw:frame draw:style-name="fr1" draw:name="Object8" text:anchor-type="as-char" svg:y="-0.441cm" svg:width="0.42cm" svg:height="0.533cm" draw:z-index="33"><draw:object xlink:href="./Object 8" xlink:type="simple" xlink:show="embed" xlink:actuate="onLoad"/><draw:image xlink:href="./ObjectReplacements/Object 8" xlink:type="simple" xlink:show="embed" xlink:actuate="onLoad"/></draw:frame>, we obtain,</text:p>
            <text:p text:style-name="P37"><draw:frame draw:style-name="fr1" draw:name="Object9" text:anchor-type="as-char" svg:y="-0.441cm" svg:width="2.999cm" svg:height="0.563cm" draw:z-index="34"><draw:object xlink:href="./Object 9" xlink:type="simple" xlink:show="embed" xlink:actuate="onLoad"/><draw:image xlink:href="./ObjectReplacements/Object 9" xlink:type="simple" xlink:show="embed" xlink:actuate="onLoad"/><svg:desc>formula</svg:desc></draw:frame></text:p>
          </table:table-cell>
          <table:table-cell table:style-name="Table3.B1" office:value-type="string">
            <text:p text:style-name="P86"/>
            <text:p text:style-name="P34"/>
            <text:p text:style-name="P34"/>
            <text:p text:style-name="P34"/>
            <text:p text:style-name="P34"/>
            <text:p text:style-name="P34"/>
            <text:p text:style-name="P34"/>
            <text:p text:style-name="P34"/>
            <text:p text:style-name="P34"/>
            <text:p text:style-name="P34"/>
            <text:p text:style-name="P84"><text:span text:style-name="T31">(1)</text:span></text:p>
          </table:table-cell>
        </table:table-row>
      </table:table>
      <text:p text:style-name="P7"/>
      <text:p text:style-name="P8">Bayesian Parameter estimation for Gaussian Distribution:</text:p>
      <text:p text:style-name="P8"/>
      <table:table table:name="Table4" table:style-name="Table4">
        <table:table-column table:style-name="Table4.A"/>
        <table:table-row>
          <table:table-cell table:style-name="Table4.A1" office:value-type="string">
            <text:p text:style-name="P40"><text:span text:style-name="T27">We want to calculate the a posteriori density</text:span><text:span text:style-name="T27"><draw:frame draw:style-name="fr1" draw:name="Object16" text:anchor-type="as-char" svg:y="-0.386cm" svg:width="1.48cm" svg:height="0.51cm" draw:z-index="0"><draw:object xlink:href="./Object 16" xlink:type="simple" xlink:show="embed" xlink:actuate="onLoad"/><draw:image xlink:href="./ObjectReplacements/Object 16" xlink:type="simple" xlink:show="embed" xlink:actuate="onLoad"/><svg:desc>formula</svg:desc></draw:frame></text:span><text:span text:style-name="T27">and the desired probability density</text:span><text:span text:style-name="T30"><draw:frame draw:style-name="fr1" draw:name="Object17" text:anchor-type="as-char" svg:y="-0.386cm" svg:width="1.489cm" svg:height="0.506cm" draw:z-index="1"><draw:object xlink:href="./Object 17" xlink:type="simple" xlink:show="embed" xlink:actuate="onLoad"/><draw:image xlink:href="./ObjectReplacements/Object 17" xlink:type="simple" xlink:show="embed" xlink:actuate="onLoad"/></draw:frame></text:span><text:span text:style-name="T27">for the case where</text:span><text:span text:style-name="T27"><draw:frame draw:style-name="fr1" draw:name="Object18" text:anchor-type="as-char" svg:y="-0.386cm" svg:width="3.239cm" svg:height="0.51cm" draw:z-index="2"><draw:object xlink:href="./Object 18" xlink:type="simple" xlink:show="embed" xlink:actuate="onLoad"/><draw:image xlink:href="./ObjectReplacements/Object 18" xlink:type="simple" xlink:show="embed" xlink:actuate="onLoad"/></draw:frame></text:span><text:span text:style-name="T27">.</text:span></text:p>
          </table:table-cell>
        </table:table-row>
      </table:table>
      <text:p text:style-name="P9"/>
      <text:p text:style-name="P11"><text:span text:style-name="T28">The Univariate Case:</text:span></text:p>
      <text:p text:style-name="P10"/>
      <table:table table:name="Table6" table:style-name="Table6">
        <table:table-column table:style-name="Table6.A"/>
        <table:table-column table:style-name="Table6.B"/>
        <table:table-row>
          <table:table-cell table:style-name="Table6.A1" office:value-type="string">
            <text:p text:style-name="P74"><text:span text:style-name="T33"><draw:frame draw:style-name="fr1" draw:name="Object21" text:anchor-type="as-char" svg:y="-0.437cm" svg:width="3.33cm" svg:height="0.559cm" draw:z-index="3"><draw:object xlink:href="./Object 20" xlink:type="simple" xlink:show="embed" xlink:actuate="onLoad"/><draw:image xlink:href="./ObjectReplacements/Object 20" xlink:type="simple" xlink:show="embed" xlink:actuate="onLoad"/><svg:desc>formula</svg:desc></draw:frame></text:span></text:p>
            <text:p text:style-name="P74"><text:span text:style-name="T36">where</text:span><text:span text:style-name="T33"><draw:frame draw:style-name="fr1" draw:name="Object22" text:anchor-type="as-char" svg:y="-0.377cm" svg:width="0.443cm" svg:height="0.467cm" draw:z-index="4"><draw:object xlink:href="./Object 21" xlink:type="simple" xlink:show="embed" xlink:actuate="onLoad"/><draw:image xlink:href="./ObjectReplacements/Object 21" xlink:type="simple" xlink:show="embed" xlink:actuate="onLoad"/><svg:desc>formula</svg:desc></draw:frame></text:span><text:span text:style-name="T33">is unknown,</text:span><text:span text:style-name="T33"><draw:frame draw:style-name="fr1" draw:name="Object23" text:anchor-type="as-char" svg:y="-0.437cm" svg:width="0.58cm" svg:height="0.529cm" draw:z-index="5"><draw:object xlink:href="./Object 22" xlink:type="simple" xlink:show="embed" xlink:actuate="onLoad"/><draw:image xlink:href="./ObjectReplacements/Object 22" xlink:type="simple" xlink:show="embed" xlink:actuate="onLoad"/><svg:desc>formula</svg:desc></draw:frame></text:span><text:span text:style-name="T36">is known.</text:span></text:p>
            <text:p text:style-name="P80"/>
            <text:p text:style-name="P80">Assume that,</text:p>
            <text:p text:style-name="P77"><text:span text:style-name="T36"><draw:frame draw:style-name="fr1" draw:name="Object24" text:anchor-type="as-char" svg:y="-0.437cm" svg:width="3.14cm" svg:height="0.593cm" draw:z-index="6"><draw:object xlink:href="./Object 23" xlink:type="simple" xlink:show="embed" xlink:actuate="onLoad"/><draw:image xlink:href="./ObjectReplacements/Object 23" xlink:type="simple" xlink:show="embed" xlink:actuate="onLoad"/><svg:desc>formula</svg:desc></draw:frame></text:span></text:p>
            <text:p text:style-name="P76"><text:span text:style-name="T36">where</text:span><text:span text:style-name="T36"><draw:frame draw:style-name="fr1" draw:name="Object25" text:anchor-type="as-char" svg:y="-0.437cm" svg:width="1.159cm" svg:height="0.593cm" draw:z-index="7"><draw:object xlink:href="./Object 24" xlink:type="simple" xlink:show="embed" xlink:actuate="onLoad"/><draw:image xlink:href="./ObjectReplacements/Object 24" xlink:type="simple" xlink:show="embed" xlink:actuate="onLoad"/><svg:desc>formula</svg:desc></draw:frame></text:span><text:span text:style-name="T36">are known,</text:span><text:span text:style-name="T36"><draw:frame draw:style-name="fr1" draw:name="Object20" text:anchor-type="as-char" svg:y="-0.377cm" svg:width="0.575cm" svg:height="0.531cm" draw:z-index="8"><draw:object xlink:href="./Object 25" xlink:type="simple" xlink:show="embed" xlink:actuate="onLoad"/><draw:image xlink:href="./ObjectReplacements/Object 25" xlink:type="simple" xlink:show="embed" xlink:actuate="onLoad"/><svg:desc>formula</svg:desc></draw:frame></text:span><text:span text:style-name="T36">represents our best a priori guess for</text:span><text:span text:style-name="T36"><draw:frame draw:style-name="fr1" draw:name="Object28" text:anchor-type="as-char" svg:y="-0.377cm" svg:width="0.443cm" svg:height="0.467cm" draw:z-index="9"><draw:object xlink:href="./Object 27" xlink:type="simple" xlink:show="embed" xlink:actuate="onLoad"/><draw:image xlink:href="./ObjectReplacements/Object 27" xlink:type="simple" xlink:show="embed" xlink:actuate="onLoad"/><svg:desc>formula</svg:desc></draw:frame></text:span><text:span text:style-name="T36">, and</text:span><text:span text:style-name="T36"><draw:frame draw:style-name="fr1" draw:name="Object27" text:anchor-type="as-char" svg:y="-0.437cm" svg:width="0.586cm" svg:height="0.593cm" draw:z-index="10"><draw:object xlink:href="./Object 28" xlink:type="simple" xlink:show="embed" xlink:actuate="onLoad"/><draw:image xlink:href="./ObjectReplacements/Object 28" xlink:type="simple" xlink:show="embed" xlink:actuate="onLoad"/><svg:desc>formula</svg:desc></draw:frame></text:span><text:span text:style-name="T36">measures our uncertainty about this guess.</text:span></text:p>
            <text:p text:style-name="P46">Using Bayes Formula,</text:p>
            <text:p text:style-name="P47"><draw:frame draw:style-name="fr1" draw:name="Object29" text:anchor-type="as-char" svg:y="-0.66cm" svg:width="4.946cm" svg:height="1.207cm" draw:z-index="11"><draw:object xlink:href="./Object 29" xlink:type="simple" xlink:show="embed" xlink:actuate="onLoad"/><draw:image xlink:href="./ObjectReplacements/Object 29" xlink:type="simple" xlink:show="embed" xlink:actuate="onLoad"/><svg:desc>formula</svg:desc></draw:frame></text:p>
            <text:p text:style-name="P47"><draw:frame draw:style-name="fr1" draw:name="Object30" text:anchor-type="as-char" svg:y="-0.386cm" svg:width="4.808cm" svg:height="0.51cm" draw:z-index="12"><draw:object xlink:href="./Object 30" xlink:type="simple" xlink:show="embed" xlink:actuate="onLoad"/><draw:image xlink:href="./ObjectReplacements/Object 30" xlink:type="simple" xlink:show="embed" xlink:actuate="onLoad"/><svg:desc>formula</svg:desc></draw:frame></text:p>
            <text:p text:style-name="P49"><text:span text:style-name="T37">where</text:span><text:span text:style-name="T33"><draw:frame draw:style-name="fr1" draw:name="Object31" text:anchor-type="as-char" svg:y="-0.377cm" svg:width="0.46cm" svg:height="0.467cm" draw:z-index="13"><draw:object xlink:href="./Object 31" xlink:type="simple" xlink:show="embed" xlink:actuate="onLoad"/><draw:image xlink:href="./ObjectReplacements/Object 31" xlink:type="simple" xlink:show="embed" xlink:actuate="onLoad"/><svg:desc>formula</svg:desc></draw:frame></text:span><text:span text:style-name="T37">is simply a normalization factor, independent of</text:span><text:span text:style-name="T37"><draw:frame draw:style-name="fr1" draw:name="Object32" text:anchor-type="as-char" svg:y="-0.377cm" svg:width="0.443cm" svg:height="0.467cm" draw:z-index="14"><draw:object xlink:href="./Object 32" xlink:type="simple" xlink:show="embed" xlink:actuate="onLoad"/><draw:image xlink:href="./ObjectReplacements/Object 32" xlink:type="simple" xlink:show="embed" xlink:actuate="onLoad"/><svg:desc>formula</svg:desc></draw:frame></text:span><text:span text:style-name="T37">.</text:span></text:p>
            <text:p text:style-name="P50"><text:span text:style-name="T37"><draw:frame draw:style-name="fr1" draw:name="Object33" text:anchor-type="as-char" svg:y="-0.718cm" svg:width="5.452cm" svg:height="1.139cm" draw:z-index="15"><draw:object xlink:href="./Object 33" xlink:type="simple" xlink:show="embed" xlink:actuate="onLoad"/><draw:image xlink:href="./ObjectReplacements/Object 33" xlink:type="simple" xlink:show="embed" xlink:actuate="onLoad"/><svg:desc>formula</svg:desc></draw:frame></text:span></text:p>
            <text:p text:style-name="P48">From (<text:span text:style-name="T32">2</text:span>), <text:span text:style-name="T32">(3</text:span>) and (<text:span text:style-name="T32">4</text:span>)</text:p>
            <text:p text:style-name="P51"><draw:frame draw:style-name="fr1" draw:name="Object34" text:anchor-type="as-char" svg:y="-0.898cm" svg:width="9.019cm" svg:height="1.443cm" draw:z-index="16"><draw:object xlink:href="./Object 34" xlink:type="simple" xlink:show="embed" xlink:actuate="onLoad"/><draw:image xlink:href="./ObjectReplacements/Object 34" xlink:type="simple" xlink:show="embed" xlink:actuate="onLoad"/></draw:frame></text:p>
            <text:p text:style-name="P51"><draw:frame draw:style-name="fr1" draw:name="Object35" text:anchor-type="as-char" svg:y="-0.942cm" svg:width="5.699cm" svg:height="1.064cm" draw:z-index="17"><draw:object xlink:href="./Object 35" xlink:type="simple" xlink:show="embed" xlink:actuate="onLoad"/><draw:image xlink:href="./ObjectReplacements/Object 35" xlink:type="simple" xlink:show="embed" xlink:actuate="onLoad"/><svg:desc>formula</svg:desc></draw:frame></text:p>
            <text:p text:style-name="P52"><draw:frame draw:style-name="fr1" draw:name="Object36" text:anchor-type="as-char" svg:y="-1.004cm" svg:width="6.63cm" svg:height="1.125cm" draw:z-index="18"><draw:object xlink:href="./Object 36" xlink:type="simple" xlink:show="embed" xlink:actuate="onLoad"/><draw:image xlink:href="./ObjectReplacements/Object 36" xlink:type="simple" xlink:show="embed" xlink:actuate="onLoad"/><svg:desc>formula</svg:desc></draw:frame></text:p>
            <text:p text:style-name="P53"><text:span text:style-name="T33">Comparing this to </text:span><text:span text:style-name="T35">standard form,</text:span></text:p>
            <text:p text:style-name="P55"><text:span text:style-name="T35"><draw:frame draw:style-name="fr1" draw:name="Object37" text:anchor-type="as-char" svg:y="-0.868cm" svg:width="4.655cm" svg:height="1.346cm" draw:z-index="19"><draw:object xlink:href="./Object 37" xlink:type="simple" xlink:show="embed" xlink:actuate="onLoad"/><draw:image xlink:href="./ObjectReplacements/Object 37" xlink:type="simple" xlink:show="embed" xlink:actuate="onLoad"/><svg:desc>formula</svg:desc></draw:frame></text:span></text:p>
            <text:p text:style-name="P57"><text:span text:style-name="T34">w</text:span><text:span text:style-name="T33">e have,</text:span></text:p>
            <text:p text:style-name="P60"><text:soft-page-break/><text:span text:style-name="T33"><draw:frame draw:style-name="fr2" draw:name="Object19" text:anchor-type="as-char" svg:y="-0.619cm" svg:width="2.247cm" svg:height="1.122cm" draw:z-index="35"><draw:object xlink:href="./Object 19" xlink:type="simple" xlink:show="embed" xlink:actuate="onLoad"/><draw:image xlink:href="./ObjectReplacements/Object 19" xlink:type="simple" xlink:show="embed" xlink:actuate="onLoad"/></draw:frame></text:span><text:span text:style-name="T33">and </text:span><text:span text:style-name="T33"><draw:frame draw:style-name="fr2" draw:name="Object26" text:anchor-type="as-char" svg:y="-0.683cm" svg:width="2.655cm" svg:height="1.184cm" draw:z-index="36"><draw:object xlink:href="./Object 26" xlink:type="simple" xlink:show="embed" xlink:actuate="onLoad"/><draw:image xlink:href="./ObjectReplacements/Object 26" xlink:type="simple" xlink:show="embed" xlink:actuate="onLoad"/></draw:frame></text:span></text:p>
            <text:p text:style-name="P50"><text:span text:style-name="T38">where</text:span><text:span text:style-name="T33"><draw:frame draw:style-name="fr2" draw:name="Object38" text:anchor-type="as-char" svg:y="-0.377cm" svg:width="0.564cm" svg:height="0.531cm" draw:z-index="37"><draw:object xlink:href="./Object 38" xlink:type="simple" xlink:show="embed" xlink:actuate="onLoad"/><draw:image xlink:href="./ObjectReplacements/Object 38" xlink:type="simple" xlink:show="embed" xlink:actuate="onLoad"/></draw:frame></text:span><text:span text:style-name="T39">is the sample mean. </text:span><text:span text:style-name="T39"><draw:frame draw:style-name="fr2" draw:name="Object39" text:anchor-type="as-char" svg:y="-0.713cm" svg:width="2.193cm" svg:height="1.139cm" draw:z-index="38"><draw:object xlink:href="./Object 39" xlink:type="simple" xlink:show="embed" xlink:actuate="onLoad"/><draw:image xlink:href="./ObjectReplacements/Object 39" xlink:type="simple" xlink:show="embed" xlink:actuate="onLoad"/><svg:desc>formula</svg:desc></draw:frame></text:span><text:span text:style-name="T39">.</text:span></text:p>
            <text:p text:style-name="P64"><text:span text:style-name="T39">S</text:span><text:span text:style-name="T33">implifying (7) we get,</text:span><text:span text:style-name="T33"><draw:frame draw:style-name="fr2" draw:name="Object40" text:anchor-type="as-char" svg:y="-0.744cm" svg:width="4.741cm" svg:height="1.245cm" draw:z-index="59"><draw:object xlink:href="./Object 40" xlink:type="simple" xlink:show="embed" xlink:actuate="onLoad"/><draw:image xlink:href="./ObjectReplacements/Object 40" xlink:type="simple" xlink:show="embed" xlink:actuate="onLoad"/><svg:desc>formula</svg:desc></draw:frame></text:span><text:span text:style-name="T33">and</text:span><text:span text:style-name="T33"><draw:frame draw:style-name="fr2" draw:name="Object41" text:anchor-type="as-char" svg:y="-0.744cm" svg:width="2.288cm" svg:height="1.245cm" draw:z-index="60"><draw:object xlink:href="./Object 41" xlink:type="simple" xlink:show="embed" xlink:actuate="onLoad"/><draw:image xlink:href="./ObjectReplacements/Object 41" xlink:type="simple" xlink:show="embed" xlink:actuate="onLoad"/><svg:desc>formula</svg:desc></draw:frame></text:span><text:span text:style-name="T33">.</text:span></text:p>
            <text:p text:style-name="P62"><text:span text:style-name="T40">This final step is to determine</text:span><text:span text:style-name="T40"><draw:frame draw:style-name="fr2" draw:name="Object42" text:anchor-type="as-char" svg:y="-0.386cm" svg:width="1.489cm" svg:height="0.506cm" draw:z-index="39"><draw:object xlink:href="./Object 42" xlink:type="simple" xlink:show="embed" xlink:actuate="onLoad"/><draw:image xlink:href="./ObjectReplacements/Object 42" xlink:type="simple" xlink:show="embed" xlink:actuate="onLoad"/></draw:frame></text:span><text:span text:style-name="T40">using (1), (6) and (8).</text:span></text:p>
            <text:p text:style-name="P64"><text:span text:style-name="T33"><draw:frame draw:style-name="fr1" draw:name="Object43" text:anchor-type="as-char" svg:y="-0.898cm" svg:width="8.655cm" svg:height="1.443cm" draw:z-index="40"><draw:object xlink:href="./Object 43" xlink:type="simple" xlink:show="embed" xlink:actuate="onLoad"/><draw:image xlink:href="./ObjectReplacements/Object 43" xlink:type="simple" xlink:show="embed" xlink:actuate="onLoad"/><svg:desc>formula</svg:desc></draw:frame></text:span></text:p>
            <text:p text:style-name="P64"><text:span text:style-name="T33"><draw:frame draw:style-name="fr1" draw:name="Object44" text:anchor-type="as-char" svg:y="-0.898cm" svg:width="9.036cm" svg:height="1.443cm" draw:z-index="41"><draw:object xlink:href="./Object 44" xlink:type="simple" xlink:show="embed" xlink:actuate="onLoad"/><draw:image xlink:href="./ObjectReplacements/Object 44" xlink:type="simple" xlink:show="embed" xlink:actuate="onLoad"/><svg:desc>formula</svg:desc></draw:frame></text:span></text:p>
            <text:p text:style-name="P64"><text:span text:style-name="T33"><draw:frame draw:style-name="fr1" draw:name="Object45" text:anchor-type="as-char" svg:y="-0.945cm" svg:width="8.788cm" svg:height="1.386cm" draw:z-index="42"><draw:object xlink:href="./Object 45" xlink:type="simple" xlink:show="embed" xlink:actuate="onLoad"/><draw:image xlink:href="./ObjectReplacements/Object 45" xlink:type="simple" xlink:show="embed" xlink:actuate="onLoad"/><svg:desc>formula</svg:desc></draw:frame></text:span></text:p>
            <text:p text:style-name="P63"><text:span text:style-name="T45">Since the integral only depends on</text:span><text:span text:style-name="T44"><draw:frame draw:style-name="fr2" draw:name="Object46" text:anchor-type="as-char" svg:y="-0.377cm" svg:width="1.035cm" svg:height="0.531cm" draw:z-index="43"><draw:object xlink:href="./Object 46" xlink:type="simple" xlink:show="embed" xlink:actuate="onLoad"/><draw:image xlink:href="./ObjectReplacements/Object 46" xlink:type="simple" xlink:show="embed" xlink:actuate="onLoad"/></draw:frame></text:span><text:span text:style-name="T44">, we have,</text:span></text:p>
            <text:p text:style-name="P67"><text:span text:style-name="T43"><draw:frame draw:style-name="fr2" draw:name="Object47" text:anchor-type="as-char" svg:y="-0.437cm" svg:width="4.382cm" svg:height="0.593cm" draw:z-index="44"><draw:object xlink:href="./Object 47" xlink:type="simple" xlink:show="embed" xlink:actuate="onLoad"/><draw:image xlink:href="./ObjectReplacements/Object 47" xlink:type="simple" xlink:show="embed" xlink:actuate="onLoad"/></draw:frame></text:span></text:p>
          </table:table-cell>
          <table:table-cell table:style-name="Table6.B1" office:value-type="string">
            <text:p text:style-name="P79">(2)</text:p>
            <text:p text:style-name="P79"/>
            <text:p text:style-name="P79"/>
            <text:p text:style-name="P79"/>
            <text:p text:style-name="P79"/>
            <text:p text:style-name="P79">(3)</text:p>
            <text:p text:style-name="P79"/>
            <text:p text:style-name="P79"/>
            <text:p text:style-name="P79"/>
            <text:p text:style-name="P79"/>
            <text:p text:style-name="P79"/>
            <text:p text:style-name="P79"/>
            <text:p text:style-name="P79"/>
            <text:p text:style-name="P79"/>
            <text:p text:style-name="P79"/>
            <text:p text:style-name="P59"><text:span text:style-name="T34">(</text:span><text:span text:style-name="T35">4</text:span><text:span text:style-name="T34">)</text:span></text:p>
            <text:p text:style-name="P59"><text:span text:style-name="T34"/></text:p>
            <text:p text:style-name="P59"><text:span text:style-name="T34"/></text:p>
            <text:p text:style-name="P59"><text:span text:style-name="T34"/></text:p>
            <text:p text:style-name="P59"><text:span text:style-name="T34"/></text:p>
            <text:p text:style-name="P59"><text:span text:style-name="T34"/></text:p>
            <text:p text:style-name="P59"><text:span text:style-name="T34"/></text:p>
            <text:p text:style-name="P59"><text:span text:style-name="T34"/></text:p>
            <text:p text:style-name="P59"><text:span text:style-name="T34"/></text:p>
            <text:p text:style-name="P59"><text:span text:style-name="T34"/></text:p>
            <text:p text:style-name="P59"><text:span text:style-name="T34">(</text:span><text:span text:style-name="T33">5)</text:span></text:p>
            <text:p text:style-name="P59"><text:span text:style-name="T33"/></text:p>
            <text:p text:style-name="P59"><text:span text:style-name="T33"/></text:p>
            <text:p text:style-name="P59"><text:span text:style-name="T33">(6)</text:span></text:p>
            <text:p text:style-name="P59"><text:span text:style-name="T33"/></text:p>
            <text:p text:style-name="P59"><text:span text:style-name="T33"/></text:p>
            <text:p text:style-name="P59"><text:soft-page-break/><text:span text:style-name="T33">(7)</text:span></text:p>
            <text:p text:style-name="P59"><text:span text:style-name="T33"/></text:p>
            <text:p text:style-name="P59"><text:span text:style-name="T33"/></text:p>
            <text:p text:style-name="P59"><text:span text:style-name="T33"/></text:p>
            <text:p text:style-name="P59"><text:span text:style-name="T33"/></text:p>
            <text:p text:style-name="P59"><text:span text:style-name="T33"/></text:p>
            <text:p text:style-name="P66"><text:span text:style-name="T33">(8)</text:span></text:p>
          </table:table-cell>
        </table:table-row>
      </table:table>
      <text:p text:style-name="P10"/>
      <text:p text:style-name="P44">The <text:span text:style-name="T45">Multi</text:span>variate Case:</text:p>
      <text:p text:style-name="P44"/>
      <table:table table:name="Table5" table:style-name="Table5">
        <table:table-column table:style-name="Table5.A"/>
        <table:table-column table:style-name="Table5.B"/>
        <table:table-row>
          <table:table-cell table:style-name="Table5.A1" office:value-type="string">
            <text:p text:style-name="P75"><text:span text:style-name="T33"><draw:frame draw:style-name="fr1" draw:name="Object48" text:anchor-type="as-char" svg:y="-0.386cm" svg:width="3.239cm" svg:height="0.51cm" draw:z-index="45"><draw:object xlink:href="./Object 48" xlink:type="simple" xlink:show="embed" xlink:actuate="onLoad"/><draw:image xlink:href="./ObjectReplacements/Object 48" xlink:type="simple" xlink:show="embed" xlink:actuate="onLoad"/><svg:desc>formula</svg:desc></draw:frame></text:span><text:span text:style-name="T41">and</text:span><text:span text:style-name="T41"><draw:frame draw:style-name="fr1" draw:name="Object65" text:anchor-type="as-char" svg:y="-0.386cm" svg:width="3.177cm" svg:height="0.542cm" draw:z-index="49"><draw:object xlink:href="./Object 65" xlink:type="simple" xlink:show="embed" xlink:actuate="onLoad"/><draw:image xlink:href="./ObjectReplacements/Object 65" xlink:type="simple" xlink:show="embed" xlink:actuate="onLoad"/><svg:desc>formula</svg:desc></draw:frame></text:span></text:p>
            <text:p text:style-name="P75"><text:span text:style-name="T36">where</text:span><text:span text:style-name="T33"><draw:frame draw:style-name="fr1" draw:name="Object49" text:anchor-type="as-char" svg:y="-0.377cm" svg:width="0.443cm" svg:height="0.467cm" draw:z-index="46"><draw:object xlink:href="./Object 49" xlink:type="simple" xlink:show="embed" xlink:actuate="onLoad"/><draw:image xlink:href="./ObjectReplacements/Object 49" xlink:type="simple" xlink:show="embed" xlink:actuate="onLoad"/><svg:desc>formula</svg:desc></draw:frame></text:span><text:span text:style-name="T33">is unknown,</text:span><text:span text:style-name="T33"><draw:frame draw:style-name="fr1" draw:name="Object50" text:anchor-type="as-char" svg:y="-0.377cm" svg:width="0.489cm" svg:height="0.469cm" draw:z-index="47"><draw:object xlink:href="./Object 50" xlink:type="simple" xlink:show="embed" xlink:actuate="onLoad"/><draw:image xlink:href="./ObjectReplacements/Object 50" xlink:type="simple" xlink:show="embed" xlink:actuate="onLoad"/><svg:desc>formula</svg:desc></draw:frame></text:span><text:span text:style-name="T33">,</text:span><text:span text:style-name="T33"><draw:frame draw:style-name="fr1" draw:name="Object66" text:anchor-type="as-char" svg:y="-0.377cm" svg:width="0.575cm" svg:height="0.533cm" draw:z-index="50"><draw:object xlink:href="./Object 66" xlink:type="simple" xlink:show="embed" xlink:actuate="onLoad"/><draw:image xlink:href="./ObjectReplacements/Object 66" xlink:type="simple" xlink:show="embed" xlink:actuate="onLoad"/><svg:desc>formula</svg:desc></draw:frame></text:span><text:span text:style-name="T41">and</text:span><text:span text:style-name="T41"><draw:frame draw:style-name="fr1" draw:name="Object67" text:anchor-type="as-char" svg:y="-0.377cm" svg:width="0.623cm" svg:height="0.533cm" draw:z-index="51"><draw:object xlink:href="./Object 67" xlink:type="simple" xlink:show="embed" xlink:actuate="onLoad"/><draw:image xlink:href="./ObjectReplacements/Object 67" xlink:type="simple" xlink:show="embed" xlink:actuate="onLoad"/><svg:desc>formula</svg:desc></draw:frame></text:span><text:span text:style-name="T41">are</text:span><text:span text:style-name="T36"> known.</text:span></text:p>
            <text:p text:style-name="P81"/>
            <text:p text:style-name="P81">As <text:span text:style-name="T46">before</text:span>, <text:span text:style-name="T46">using Bayes Formula, we have,</text:span></text:p>
            <text:p text:style-name="P78"><text:span text:style-name="T36"><draw:frame draw:style-name="fr1" draw:name="Object68" text:anchor-type="as-char" svg:y="-0.718cm" svg:width="5.452cm" svg:height="1.139cm" draw:z-index="52"><draw:object xlink:href="./Object 68" xlink:type="simple" xlink:show="embed" xlink:actuate="onLoad"/><draw:image xlink:href="./ObjectReplacements/Object 68" xlink:type="simple" xlink:show="embed" xlink:actuate="onLoad"/><svg:desc>formula</svg:desc></draw:frame></text:span></text:p>
            <text:p text:style-name="P68"><text:span text:style-name="T33">Analogous to (5), we have</text:span></text:p>
            <text:p text:style-name="P69"><text:span text:style-name="T47"><draw:frame draw:style-name="fr1" draw:name="Object63" text:anchor-type="as-char" svg:y="-0.953cm" svg:width="7.063cm" svg:height="1.074cm" draw:z-index="53"><draw:object xlink:href="./Object 63" xlink:type="simple" xlink:show="embed" xlink:actuate="onLoad"/><draw:image xlink:href="./ObjectReplacements/Object 63" xlink:type="simple" xlink:show="embed" xlink:actuate="onLoad"/><svg:desc>formula</svg:desc></draw:frame></text:span></text:p>
            <text:p text:style-name="P54"><text:span text:style-name="T33">Comparing this to </text:span><text:span text:style-name="T35">standard form,</text:span></text:p>
            <text:p text:style-name="P56"><text:span text:style-name="T35"><draw:frame draw:style-name="fr1" draw:name="Object64" text:anchor-type="as-char" svg:y="-0.723cm" svg:width="4.706cm" svg:height="0.845cm" draw:z-index="48"><draw:object xlink:href="./Object 64" xlink:type="simple" xlink:show="embed" xlink:actuate="onLoad"/><draw:image xlink:href="./ObjectReplacements/Object 64" xlink:type="simple" xlink:show="embed" xlink:actuate="onLoad"/><svg:desc>formula</svg:desc></draw:frame></text:span></text:p>
            <text:p text:style-name="P58"><text:span text:style-name="T34">w</text:span><text:span text:style-name="T33">e have </text:span><text:span text:style-name="T42">analogous to (7)</text:span><text:span text:style-name="T33">,</text:span></text:p>
            <text:p text:style-name="P61"><text:span text:style-name="T33"><draw:frame draw:style-name="fr2" draw:name="Object51" text:anchor-type="as-char" svg:y="-0.437cm" svg:width="2.84cm" svg:height="0.593cm" draw:z-index="54"><draw:object xlink:href="./Object 51" xlink:type="simple" xlink:show="embed" xlink:actuate="onLoad"/><draw:image xlink:href="./ObjectReplacements/Object 51" xlink:type="simple" xlink:show="embed" xlink:actuate="onLoad"/><svg:desc>formula</svg:desc></draw:frame></text:span><text:span text:style-name="T33">and </text:span><text:span text:style-name="T33"><draw:frame draw:style-name="fr2" draw:name="Object52" text:anchor-type="as-char" svg:y="-0.437cm" svg:width="4.089cm" svg:height="0.593cm" draw:z-index="55"><draw:object xlink:href="./Object 52" xlink:type="simple" xlink:show="embed" xlink:actuate="onLoad"/><draw:image xlink:href="./ObjectReplacements/Object 52" xlink:type="simple" xlink:show="embed" xlink:actuate="onLoad"/><svg:desc>formula</svg:desc></draw:frame></text:span></text:p>
            <text:p text:style-name="P70"><text:span text:style-name="T33">where </text:span><text:span text:style-name="T33"><draw:frame draw:style-name="fr2" draw:name="Object53" text:anchor-type="as-char" svg:y="-0.377cm" svg:width="0.573cm" svg:height="0.533cm" draw:z-index="56"><draw:object xlink:href="./Object 53" xlink:type="simple" xlink:show="embed" xlink:actuate="onLoad"/><draw:image xlink:href="./ObjectReplacements/Object 53" xlink:type="simple" xlink:show="embed" xlink:actuate="onLoad"/></draw:frame></text:span><text:span text:style-name="T33"> is the sample mean,</text:span><text:span text:style-name="T33"><draw:frame draw:style-name="fr2" draw:name="Object54" text:anchor-type="as-char" svg:y="-0.713cm" svg:width="2.201cm" svg:height="1.139cm" draw:z-index="57"><draw:object xlink:href="./Object 54" xlink:type="simple" xlink:show="embed" xlink:actuate="onLoad"/><draw:image xlink:href="./ObjectReplacements/Object 54" xlink:type="simple" xlink:show="embed" xlink:actuate="onLoad"/><svg:desc>formula</svg:desc></draw:frame></text:span><text:span text:style-name="T33">.</text:span></text:p>
            <text:p text:style-name="P71"><text:span text:style-name="T33">Using matrix identity</text:span><text:span text:style-name="T33"><draw:frame draw:style-name="fr2" draw:name="Object55" text:anchor-type="as-char" svg:y="-0.437cm" svg:width="7.461cm" svg:height="0.557cm" draw:z-index="58"><draw:object xlink:href="./Object 55" xlink:type="simple" xlink:show="embed" xlink:actuate="onLoad"/><draw:image xlink:href="./ObjectReplacements/Object 55" xlink:type="simple" xlink:show="embed" xlink:actuate="onLoad"/></draw:frame></text:span><text:span text:style-name="T33">, we have analogous to (8),</text:span></text:p>
            <text:p text:style-name="P65"><text:span text:style-name="T33"><draw:frame draw:style-name="fr2" draw:name="Object56" text:anchor-type="as-char" svg:y="-0.681cm" svg:width="7.101cm" svg:height="1.06cm" draw:z-index="61"><draw:object xlink:href="./Object 56" xlink:type="simple" xlink:show="embed" xlink:actuate="onLoad"/><draw:image xlink:href="./ObjectReplacements/Object 56" xlink:type="simple" xlink:show="embed" xlink:actuate="onLoad"/><svg:desc>formula</svg:desc></draw:frame></text:span><text:span text:style-name="T33">and</text:span><text:span text:style-name="T33"><draw:frame draw:style-name="fr2" draw:name="Object57" text:anchor-type="as-char" svg:y="-0.681cm" svg:width="4.071cm" svg:height="1.06cm" draw:z-index="62"><draw:object xlink:href="./Object 57" xlink:type="simple" xlink:show="embed" xlink:actuate="onLoad"/><draw:image xlink:href="./ObjectReplacements/Object 57" xlink:type="simple" xlink:show="embed" xlink:actuate="onLoad"/><svg:desc>formula</svg:desc></draw:frame></text:span><text:span text:style-name="T33">.</text:span></text:p>
            <text:p text:style-name="P72"><text:span text:style-name="T33">Finally we can solve</text:span><text:span text:style-name="T33"><draw:frame draw:style-name="fr2" draw:name="Object58" text:anchor-type="as-char" svg:y="-0.386cm" svg:width="1.489cm" svg:height="0.506cm" draw:z-index="63"><draw:object xlink:href="./Object 58" xlink:type="simple" xlink:show="embed" xlink:actuate="onLoad"/><draw:image xlink:href="./ObjectReplacements/Object 58" xlink:type="simple" xlink:show="embed" xlink:actuate="onLoad"/><svg:desc>formula</svg:desc></draw:frame></text:span><text:span text:style-name="T33">using (1), (9) and (10) as in the univariate case.</text:span></text:p>
            <text:p text:style-name="P72"><text:span text:style-name="T33">Thus, as with univariate case, we have,</text:span></text:p>
            <text:p text:style-name="P73"><text:span text:style-name="T33"><draw:frame draw:style-name="fr2" draw:name="Object59" text:anchor-type="as-char" svg:y="-0.386cm" svg:width="4.179cm" svg:height="0.54cm" draw:z-index="64"><draw:object xlink:href="./Object 59" xlink:type="simple" xlink:show="embed" xlink:actuate="onLoad"/><draw:image xlink:href="./ObjectReplacements/Object 59" xlink:type="simple" xlink:show="embed" xlink:actuate="onLoad"/></draw:frame></text:span><text:span text:style-name="T33">.</text:span></text:p>
          </table:table-cell>
          <table:table-cell table:style-name="Table5.B1" office:value-type="string">
            <text:p text:style-name="P82"/>
            <text:p text:style-name="P82"/>
            <text:p text:style-name="P82"/>
            <text:p text:style-name="P82"/>
            <text:p text:style-name="P82"/>
            <text:p text:style-name="P87">(4)</text:p>
            <text:p text:style-name="P87"/>
            <text:p text:style-name="P87"/>
            <text:p text:style-name="P87"/>
            <text:p text:style-name="P87"/>
            <text:p text:style-name="P87"/>
            <text:p text:style-name="P87"/>
            <text:p text:style-name="P88">(9)</text:p>
            <text:p text:style-name="P88"/>
            <text:p text:style-name="P88"/>
            <text:p text:style-name="P88"/>
            <text:p text:style-name="P88"/>
            <text:p text:style-name="P88"/>
            <text:p text:style-name="P88"/>
            <text:p text:style-name="P88"/>
            <text:p text:style-name="P88">(10)</text:p>
          </table:table-cell>
        </table:table-row>
      </table:table>
      <text:p text:style-name="P44"/>
      <text:list xml:id="list3332251311016123173" text:style-name="L3">
        <text:list-item>
          <text:p text:style-name="P4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9T21:30:58.272715040</meta:creation-date>
    <dc:date>2016-10-12T02:11:27.205832073</dc:date>
    <meta:editing-duration>PT2H17M54S</meta:editing-duration>
    <meta:editing-cycles>15</meta:editing-cycles>
    <meta:generator>LibreOffice/5.1.4.2$Linux_X86_64 LibreOffice_project/10m0$Build-2</meta:generator>
    <meta:document-statistic meta:table-count="6" meta:image-count="0" meta:object-count="65" meta:page-count="5" meta:paragraph-count="195" meta:word-count="894" meta:character-count="8247" meta:non-whitespace-character-count="6993"/>
  </office:meta>
</office:document-meta>
</file>

<file path=Object 1/content.xml><?xml version="1.0" encoding="utf-8"?>
<math xmlns="http://www.w3.org/1998/Math/MathML" display="block">
  <semantics>
    <mrow>
      <mi>p</mi>
      <mrow>
        <mrow>
          <mo fence="true" stretchy="false">(</mo>
          <mrow>
            <mrow>
              <mi>x</mi>
              <mo stretchy="false">∣</mo>
              <mi>D</mi>
            </mrow>
          </mrow>
          <mo fence="true" stretchy="false">)</mo>
        </mrow>
        <mo stretchy="false">=</mo>
        <mrow>
          <mo stretchy="false">∫</mo>
          <mi>p</mi>
        </mrow>
      </mrow>
      <mrow>
        <mo fence="true" stretchy="false">(</mo>
        <mrow>
          <mrow>
            <mi>x</mi>
            <mi>,</mi>
            <mrow>
              <mi>θ</mi>
              <mo stretchy="false">∣</mo>
              <mi>D</mi>
            </mrow>
          </mrow>
        </mrow>
        <mo fence="true" stretchy="false">)</mo>
      </mrow>
      <mi mathvariant="italic">dθ</mi>
    </mrow>
    <annotation encoding="StarMath 5.0">p(x divides D) = int p( x,  θ divides D) dθ</annotation>
  </semantics>
</math>
</file>

<file path=Object 10/content.xml><?xml version="1.0" encoding="utf-8"?>
<math xmlns="http://www.w3.org/1998/Math/MathML" display="block">
  <semantics>
    <mrow>
      <mo stretchy="false">⇒</mo>
      <mi>p</mi>
      <mrow>
        <mrow>
          <mo fence="true" stretchy="false">(</mo>
          <mrow>
            <mrow>
              <mi>x</mi>
              <mo stretchy="false">∣</mo>
              <mi>D</mi>
            </mrow>
          </mrow>
          <mo fence="true" stretchy="false">)</mo>
        </mrow>
        <mo stretchy="false">=</mo>
        <mrow>
          <mo stretchy="false">∫</mo>
          <mi>p</mi>
        </mrow>
      </mrow>
      <mrow>
        <mo fence="true" stretchy="false">(</mo>
        <mrow>
          <mrow>
            <mi>x</mi>
            <mo stretchy="false">∣</mo>
            <mi>θ</mi>
          </mrow>
        </mrow>
        <mo fence="true" stretchy="false">)</mo>
      </mrow>
      <mi>p</mi>
      <mrow>
        <mo fence="true" stretchy="false">(</mo>
        <mrow>
          <mrow>
            <mi>θ</mi>
            <mo stretchy="false">∣</mo>
            <mi>D</mi>
          </mrow>
        </mrow>
        <mo fence="true" stretchy="false">)</mo>
      </mrow>
      <mi mathvariant="italic">dθ</mi>
    </mrow>
    <annotation encoding="StarMath 5.0">drarrow p(x divides D) = int p(x divides θ)p(θ divides D) dθ</annotation>
  </semantics>
</math>
</file>

<file path=Object 11/content.xml><?xml version="1.0" encoding="utf-8"?>
<math xmlns="http://www.w3.org/1998/Math/MathML" display="block">
  <semantics>
    <mrow>
      <mo stretchy="false">⇒</mo>
      <mi>p</mi>
      <mrow>
        <mrow>
          <mo fence="true" stretchy="false">(</mo>
          <mrow>
            <mrow>
              <mi>x</mi>
              <mo stretchy="false">∣</mo>
              <mi>D</mi>
            </mrow>
          </mrow>
          <mo fence="true" stretchy="false">)</mo>
        </mrow>
        <mo stretchy="false">=</mo>
        <mrow>
          <mo stretchy="false">∫</mo>
          <mi>p</mi>
        </mrow>
      </mrow>
      <mrow>
        <mo fence="true" stretchy="false">(</mo>
        <mrow>
          <mrow>
            <mrow>
              <mi>x</mi>
              <mo stretchy="false">∣</mo>
              <mi>θ</mi>
            </mrow>
            <mi>,</mi>
            <mi>D</mi>
          </mrow>
        </mrow>
        <mo fence="true" stretchy="false">)</mo>
      </mrow>
      <mi>p</mi>
      <mrow>
        <mo fence="true" stretchy="false">(</mo>
        <mrow>
          <mrow>
            <mi>θ</mi>
            <mo stretchy="false">∣</mo>
            <mi>D</mi>
          </mrow>
        </mrow>
        <mo fence="true" stretchy="false">)</mo>
      </mrow>
      <mi mathvariant="italic">dθ</mi>
    </mrow>
    <annotation encoding="StarMath 5.0">drarrow p(x divides D) = int p(x divides θ,D) p(θ divides D) dθ</annotation>
  </semantics>
</math>
</file>

<file path=Object 12/content.xml><?xml version="1.0" encoding="utf-8"?>
<math xmlns="http://www.w3.org/1998/Math/MathML" display="block">
  <semantics>
    <mi>x</mi>
    <annotation encoding="StarMath 5.0">x</annotation>
  </semantics>
</math>
</file>

<file path=Object 13/content.xml><?xml version="1.0" encoding="utf-8"?>
<math xmlns="http://www.w3.org/1998/Math/MathML" display="block">
  <semantics>
    <mi>D</mi>
    <annotation encoding="StarMath 5.0">D</annotation>
  </semantics>
</math>
</file>

<file path=Object 14/content.xml><?xml version="1.0" encoding="utf-8"?>
<math xmlns="http://www.w3.org/1998/Math/MathML" display="block">
  <semantics>
    <mrow>
      <mi>p</mi>
      <mrow>
        <mrow>
          <mo fence="true" stretchy="false">(</mo>
          <mrow>
            <mrow>
              <mrow>
                <mi>x</mi>
                <mo stretchy="false">∣</mo>
                <mi>θ</mi>
              </mrow>
              <mi>,</mi>
              <mi>D</mi>
            </mrow>
          </mrow>
          <mo fence="true" stretchy="false">)</mo>
        </mrow>
        <mo stretchy="false">=</mo>
        <mi>p</mi>
      </mrow>
      <mrow>
        <mo fence="true" stretchy="false">(</mo>
        <mrow>
          <mrow>
            <mi>x</mi>
            <mo stretchy="false">∣</mo>
            <mi>θ</mi>
          </mrow>
        </mrow>
        <mo fence="true" stretchy="false">)</mo>
      </mrow>
    </mrow>
    <annotation encoding="StarMath 5.0">p(x divides θ,D)=p(x divides θ)</annotation>
  </semantics>
</math>
</file>

<file path=Object 15/content.xml><?xml version="1.0" encoding="utf-8"?>
<math xmlns="http://www.w3.org/1998/Math/MathML" display="block">
  <semantics>
    <mi>D</mi>
    <annotation encoding="StarMath 5.0">D</annotation>
  </semantics>
</math>
</file>

<file path=Object 16/content.xml><?xml version="1.0" encoding="utf-8"?>
<math xmlns="http://www.w3.org/1998/Math/MathML" display="block">
  <semantics>
    <mrow>
      <mi>p</mi>
      <mrow>
        <mo fence="true" stretchy="false">(</mo>
        <mrow>
          <mrow>
            <mi>θ</mi>
            <mo stretchy="false">∣</mo>
            <mi>D</mi>
          </mrow>
        </mrow>
        <mo fence="true" stretchy="false">)</mo>
      </mrow>
    </mrow>
    <annotation encoding="StarMath 5.0">p(θ divides D)</annotation>
  </semantics>
</math>
</file>

<file path=Object 17/content.xml><?xml version="1.0" encoding="utf-8"?>
<math xmlns="http://www.w3.org/1998/Math/MathML" display="block">
  <semantics>
    <mrow>
      <mi>p</mi>
      <mrow>
        <mo fence="true" stretchy="false">(</mo>
        <mrow>
          <mrow>
            <mi>x</mi>
            <mo stretchy="false">∣</mo>
            <mi>D</mi>
          </mrow>
        </mrow>
        <mo fence="true" stretchy="false">)</mo>
      </mrow>
    </mrow>
    <annotation encoding="StarMath 5.0">p(x divides D)</annotation>
  </semantics>
</math>
</file>

<file path=Object 18/content.xml><?xml version="1.0" encoding="utf-8"?>
<math xmlns="http://www.w3.org/1998/Math/MathML" display="block">
  <semantics>
    <mrow>
      <mi>p</mi>
      <mrow>
        <mo fence="true" stretchy="false">(</mo>
        <mrow>
          <mrow>
            <mi>x</mi>
            <mo stretchy="false">∣</mo>
            <mi>μ</mi>
          </mrow>
        </mrow>
        <mo fence="true" stretchy="false">)</mo>
      </mrow>
      <mi>∼</mi>
      <mi>N</mi>
      <mrow>
        <mo fence="true" stretchy="false">(</mo>
        <mrow>
          <mrow>
            <mi>μ</mi>
            <mi>,</mi>
            <mi>Σ</mi>
          </mrow>
        </mrow>
        <mo fence="true" stretchy="false">)</mo>
      </mrow>
    </mrow>
    <annotation encoding="StarMath 5.0">p(x divides μ) ∼ N (μ, Σ)</annotation>
  </semantics>
</math>
</file>

<file path=Object 19/content.xml><?xml version="1.0" encoding="utf-8"?>
<math xmlns="http://www.w3.org/1998/Math/MathML" display="block">
  <semantics>
    <mrow>
      <mfrac>
        <mn>1</mn>
        <msubsup>
          <mi>σ</mi>
          <mi>n</mi>
          <mn>2</mn>
        </msubsup>
      </mfrac>
      <mo stretchy="false">=</mo>
      <mrow>
        <mfrac>
          <mi>n</mi>
          <msup>
            <mi>σ</mi>
            <mn>2</mn>
          </msup>
        </mfrac>
        <mo stretchy="false">+</mo>
        <mfrac>
          <mn>1</mn>
          <msubsup>
            <mi>σ</mi>
            <mn>0</mn>
            <mn>2</mn>
          </msubsup>
        </mfrac>
      </mrow>
    </mrow>
    <annotation encoding="StarMath 5.0">{1} over {σ_n^2} = {n} over {σ^2}  + {1} over {σ_0^2} </annotation>
  </semantics>
</math>
</file>

<file path=Object 2/content.xml><?xml version="1.0" encoding="utf-8"?>
<math xmlns="http://www.w3.org/1998/Math/MathML" display="block">
  <semantics>
    <mrow>
      <mi>p</mi>
      <mrow>
        <mo fence="true" stretchy="false">(</mo>
        <mrow>
          <mi>x</mi>
        </mrow>
        <mo fence="true" stretchy="false">)</mo>
      </mrow>
    </mrow>
    <annotation encoding="StarMath 5.0">p( x )</annotation>
  </semantics>
</math>
</file>

<file path=Object 20/content.xml><?xml version="1.0" encoding="utf-8"?>
<math xmlns="http://www.w3.org/1998/Math/MathML" display="block">
  <semantics>
    <mrow>
      <mi>p</mi>
      <mrow>
        <mo fence="true" stretchy="false">(</mo>
        <mrow>
          <mrow>
            <mi>x</mi>
            <mo stretchy="false">∣</mo>
            <mi>μ</mi>
          </mrow>
        </mrow>
        <mo fence="true" stretchy="false">)</mo>
      </mrow>
      <mi>∼</mi>
      <mi>N</mi>
      <mrow>
        <mo fence="true" stretchy="false">(</mo>
        <mrow>
          <mrow>
            <mi>μ</mi>
            <mi>,</mi>
            <msup>
              <mi>σ</mi>
              <mn>2</mn>
            </msup>
          </mrow>
        </mrow>
        <mo fence="true" stretchy="false">)</mo>
      </mrow>
    </mrow>
    <annotation encoding="StarMath 5.0">p(x divides μ) ∼ N (μ, σ ^ 2 )</annotation>
  </semantics>
</math>
</file>

<file path=Object 21/content.xml><?xml version="1.0" encoding="utf-8"?>
<math xmlns="http://www.w3.org/1998/Math/MathML" display="block">
  <semantics>
    <mi>μ</mi>
    <annotation encoding="StarMath 5.0">μ</annotation>
  </semantics>
</math>
</file>

<file path=Object 22/content.xml><?xml version="1.0" encoding="utf-8"?>
<math xmlns="http://www.w3.org/1998/Math/MathML" display="block">
  <semantics>
    <msup>
      <mi>σ</mi>
      <mn>2</mn>
    </msup>
    <annotation encoding="StarMath 5.0">σ ^ 2</annotation>
  </semantics>
</math>
</file>

<file path=Object 23/content.xml><?xml version="1.0" encoding="utf-8"?>
<math xmlns="http://www.w3.org/1998/Math/MathML" display="block">
  <semantics>
    <mrow>
      <mi>p</mi>
      <mrow>
        <mo fence="true" stretchy="false">(</mo>
        <mrow>
          <mi>μ</mi>
        </mrow>
        <mo fence="true" stretchy="false">)</mo>
      </mrow>
      <mi>∼</mi>
      <mi>N</mi>
      <mrow>
        <mo fence="true" stretchy="false">(</mo>
        <mrow>
          <mrow>
            <msub>
              <mi>μ</mi>
              <mn>0</mn>
            </msub>
            <mi>,</mi>
            <msubsup>
              <mi>σ</mi>
              <mn>0</mn>
              <mn>2</mn>
            </msubsup>
          </mrow>
        </mrow>
        <mo fence="true" stretchy="false">)</mo>
      </mrow>
    </mrow>
    <annotation encoding="StarMath 5.0">p(μ) ∼ N (μ_{0} , σ_{0}^ 2 )</annotation>
  </semantics>
</math>
</file>

<file path=Object 24/content.xml><?xml version="1.0" encoding="utf-8"?>
<math xmlns="http://www.w3.org/1998/Math/MathML" display="block">
  <semantics>
    <mrow>
      <msub>
        <mi>μ</mi>
        <mn>0</mn>
      </msub>
      <mi>,</mi>
      <msubsup>
        <mi>σ</mi>
        <mn>0</mn>
        <mn>2</mn>
      </msubsup>
    </mrow>
    <annotation encoding="StarMath 5.0">μ_{0} , σ_{0}^ 2</annotation>
  </semantics>
</math>
</file>

<file path=Object 25/content.xml><?xml version="1.0" encoding="utf-8"?>
<math xmlns="http://www.w3.org/1998/Math/MathML" display="block">
  <semantics>
    <msub>
      <mi>μ</mi>
      <mn>0</mn>
    </msub>
    <annotation encoding="StarMath 5.0">μ_{0}</annotation>
  </semantics>
</math>
</file>

<file path=Object 26/content.xml><?xml version="1.0" encoding="utf-8"?>
<math xmlns="http://www.w3.org/1998/Math/MathML" display="block">
  <semantics>
    <mrow>
      <mrow>
        <mfrac>
          <msub>
            <mi>μ</mi>
            <mi>n</mi>
          </msub>
          <msubsup>
            <mi>σ</mi>
            <mi>n</mi>
            <mn>2</mn>
          </msubsup>
        </mfrac>
        <mo stretchy="false">=</mo>
        <mfrac>
          <mi>n</mi>
          <msup>
            <mi>σ</mi>
            <mn>2</mn>
          </msup>
        </mfrac>
      </mrow>
      <mrow>
        <mover accent="true">
          <msub>
            <mi>x</mi>
            <mi>n</mi>
          </msub>
          <mo stretchy="false">¯</mo>
        </mover>
        <mo stretchy="false">+</mo>
        <mfrac>
          <msub>
            <mi>μ</mi>
            <mn>0</mn>
          </msub>
          <msubsup>
            <mi>σ</mi>
            <mn>0</mn>
            <mn>2</mn>
          </msubsup>
        </mfrac>
      </mrow>
    </mrow>
    <annotation encoding="StarMath 5.0">{μ_n} over {σ_n^2} = {n} over {σ^2} bar x_n + {μ_0} over {σ_0^2}</annotation>
  </semantics>
</math>
</file>

<file path=Object 27/content.xml><?xml version="1.0" encoding="utf-8"?>
<math xmlns="http://www.w3.org/1998/Math/MathML" display="block">
  <semantics>
    <mi>μ</mi>
    <annotation encoding="StarMath 5.0">μ</annotation>
  </semantics>
</math>
</file>

<file path=Object 28/content.xml><?xml version="1.0" encoding="utf-8"?>
<math xmlns="http://www.w3.org/1998/Math/MathML" display="block">
  <semantics>
    <msubsup>
      <mi>σ</mi>
      <mn>0</mn>
      <mn>2</mn>
    </msubsup>
    <annotation encoding="StarMath 5.0">σ_{0}^ 2</annotation>
  </semantics>
</math>
</file>

<file path=Object 29/content.xml><?xml version="1.0" encoding="utf-8"?>
<math xmlns="http://www.w3.org/1998/Math/MathML" display="block">
  <semantics>
    <mrow>
      <mi>p</mi>
      <mrow>
        <mrow>
          <mo fence="true" stretchy="false">(</mo>
          <mrow>
            <mrow>
              <mi>μ</mi>
              <mo stretchy="false">∣</mo>
              <mi>D</mi>
            </mrow>
          </mrow>
          <mo fence="true" stretchy="false">)</mo>
        </mrow>
        <mo stretchy="false">=</mo>
        <mfrac>
          <mrow>
            <mi>p</mi>
            <mrow>
              <mo fence="true" stretchy="false">(</mo>
              <mrow>
                <mrow>
                  <mi>D</mi>
                  <mo stretchy="false">∣</mo>
                  <mi>μ</mi>
                </mrow>
              </mrow>
              <mo fence="true" stretchy="false">)</mo>
            </mrow>
            <mi>p</mi>
            <mrow>
              <mo fence="true" stretchy="false">(</mo>
              <mrow>
                <mi>μ</mi>
              </mrow>
              <mo fence="true" stretchy="false">)</mo>
            </mrow>
          </mrow>
          <mrow>
            <mrow>
              <mo stretchy="false">∫</mo>
              <mi>p</mi>
            </mrow>
            <mrow>
              <mo fence="true" stretchy="false">(</mo>
              <mrow>
                <mrow>
                  <mi>D</mi>
                  <mo stretchy="false">∣</mo>
                  <mi>μ</mi>
                </mrow>
              </mrow>
              <mo fence="true" stretchy="false">)</mo>
            </mrow>
            <mi>p</mi>
            <mrow>
              <mo fence="true" stretchy="false">(</mo>
              <mrow>
                <mi>μ</mi>
              </mrow>
              <mo fence="true" stretchy="false">)</mo>
            </mrow>
            <mi mathvariant="italic">dμ</mi>
          </mrow>
        </mfrac>
      </mrow>
    </mrow>
    <annotation encoding="StarMath 5.0">p(μ divides D) = {p(D divides μ)p(μ)} over { int p(D divides μ)p(μ) dμ}</annotation>
  </semantics>
</math>
</file>

<file path=Object 3/content.xml><?xml version="1.0" encoding="utf-8"?>
<math xmlns="http://www.w3.org/1998/Math/MathML" display="block">
  <semantics>
    <mrow>
      <mi>p</mi>
      <mrow>
        <mo fence="true" stretchy="false">(</mo>
        <mrow>
          <mrow>
            <mi>x</mi>
            <mo stretchy="false">∣</mo>
            <mi>θ</mi>
          </mrow>
        </mrow>
        <mo fence="true" stretchy="false">)</mo>
      </mrow>
    </mrow>
    <annotation encoding="StarMath 5.0">p(x divides θ)</annotation>
  </semantics>
</math>
</file>

<file path=Object 30/content.xml><?xml version="1.0" encoding="utf-8"?>
<math xmlns="http://www.w3.org/1998/Math/MathML" display="block">
  <semantics>
    <mrow>
      <mo stretchy="false">⇒</mo>
      <mi>p</mi>
      <mrow>
        <mrow>
          <mo fence="true" stretchy="false">(</mo>
          <mrow>
            <mrow>
              <mi>μ</mi>
              <mo stretchy="false">∣</mo>
              <mi>D</mi>
            </mrow>
          </mrow>
          <mo fence="true" stretchy="false">)</mo>
        </mrow>
        <mo stretchy="false">=</mo>
        <mrow>
          <mi>α</mi>
          <mo stretchy="false">⋅</mo>
          <mi>p</mi>
        </mrow>
      </mrow>
      <mrow>
        <mo fence="true" stretchy="false">(</mo>
        <mrow>
          <mrow>
            <mi>D</mi>
            <mo stretchy="false">∣</mo>
            <mi>μ</mi>
          </mrow>
        </mrow>
        <mo fence="true" stretchy="false">)</mo>
      </mrow>
      <mi>p</mi>
      <mrow>
        <mo fence="true" stretchy="false">(</mo>
        <mrow>
          <mi>μ</mi>
        </mrow>
        <mo fence="true" stretchy="false">)</mo>
      </mrow>
    </mrow>
    <annotation encoding="StarMath 5.0">drarrow p(μ divides D) = α cdot p(D divides μ)p(μ)</annotation>
  </semantics>
</math>
</file>

<file path=Object 31/content.xml><?xml version="1.0" encoding="utf-8"?>
<math xmlns="http://www.w3.org/1998/Math/MathML" display="block">
  <semantics>
    <mi>α</mi>
    <annotation encoding="StarMath 5.0">α</annotation>
  </semantics>
</math>
</file>

<file path=Object 32/content.xml><?xml version="1.0" encoding="utf-8"?>
<math xmlns="http://www.w3.org/1998/Math/MathML" display="block">
  <semantics>
    <mi>μ</mi>
    <annotation encoding="StarMath 5.0">μ</annotation>
  </semantics>
</math>
</file>

<file path=Object 33/content.xml><?xml version="1.0" encoding="utf-8"?>
<math xmlns="http://www.w3.org/1998/Math/MathML" display="block">
  <semantics>
    <mrow>
      <mo stretchy="false">⇒</mo>
      <mi>p</mi>
      <mrow>
        <mrow>
          <mo fence="true" stretchy="false">(</mo>
          <mrow>
            <mrow>
              <mi>μ</mi>
              <mo stretchy="false">∣</mo>
              <mi>D</mi>
            </mrow>
          </mrow>
          <mo fence="true" stretchy="false">)</mo>
        </mrow>
        <mo stretchy="false">=</mo>
        <mrow>
          <mi>α</mi>
          <mo stretchy="false">⋅</mo>
          <mrow>
            <munderover>
              <mo stretchy="false">∏</mo>
              <mrow>
                <mi>k</mi>
                <mo stretchy="false">=</mo>
                <mn>1</mn>
              </mrow>
              <mi>n</mi>
            </munderover>
            <mi>p</mi>
          </mrow>
        </mrow>
      </mrow>
      <mrow>
        <mo fence="true" stretchy="false">(</mo>
        <mrow>
          <mrow>
            <msub>
              <mi>x</mi>
              <mi>k</mi>
            </msub>
            <mo stretchy="false">∣</mo>
            <mi>μ</mi>
          </mrow>
        </mrow>
        <mo fence="true" stretchy="false">)</mo>
      </mrow>
      <mi>p</mi>
      <mrow>
        <mo fence="true" stretchy="false">(</mo>
        <mrow>
          <mi>μ</mi>
        </mrow>
        <mo fence="true" stretchy="false">)</mo>
      </mrow>
    </mrow>
    <annotation encoding="StarMath 5.0">drarrow p(μ divides D) = α cdot  prod from{k=1} to{n} p(x_{k} divides μ)p(μ)</annotation>
  </semantics>
</math>
</file>

<file path=Object 34/content.xml><?xml version="1.0" encoding="utf-8"?>
<math xmlns="http://www.w3.org/1998/Math/MathML" display="block">
  <semantics>
    <mrow>
      <mi>p</mi>
      <mrow>
        <mrow>
          <mo fence="true" stretchy="false">(</mo>
          <mrow>
            <mrow>
              <mi>μ</mi>
              <mo stretchy="false">∣</mo>
              <mi>D</mi>
            </mrow>
          </mrow>
          <mo fence="true" stretchy="false">)</mo>
        </mrow>
        <mo stretchy="false">=</mo>
        <mrow>
          <mi>α</mi>
          <mo stretchy="false">⋅</mo>
          <mrow>
            <munderover>
              <mo stretchy="false">∏</mo>
              <mrow>
                <mi>k</mi>
                <mo stretchy="false">=</mo>
                <mn>1</mn>
              </mrow>
              <mi>n</mi>
            </munderover>
            <mrow>
              <mrow>
                <mo fence="true" stretchy="true">[</mo>
                <mrow>
                  <mrow>
                    <mfrac>
                      <mn>1</mn>
                      <mrow>
                        <msqrt>
                          <mrow>
                            <mn>2</mn>
                            <mi>π</mi>
                          </mrow>
                        </msqrt>
                        <mi>σ</mi>
                      </mrow>
                    </mfrac>
                    <msup>
                      <mi mathvariant="normal">e</mi>
                      <mrow>
                        <mfrac>
                          <mrow>
                            <mo stretchy="false">−</mo>
                            <mn>1</mn>
                          </mrow>
                          <mn>2</mn>
                        </mfrac>
                        <msup>
                          <mrow>
                            <mo fence="true" stretchy="false">(</mo>
                            <mrow>
                              <mfrac>
                                <mrow>
                                  <msub>
                                    <mi>x</mi>
                                    <mi>k</mi>
                                  </msub>
                                  <mo stretchy="false">−</mo>
                                  <mi>μ</mi>
                                </mrow>
                                <mi>σ</mi>
                              </mfrac>
                            </mrow>
                            <mo fence="true" stretchy="false">)</mo>
                          </mrow>
                          <mn>2</mn>
                        </msup>
                      </mrow>
                    </msup>
                  </mrow>
                </mrow>
                <mo fence="true" stretchy="true">]</mo>
              </mrow>
              <mo stretchy="false">⋅</mo>
              <mrow>
                <mo fence="true" stretchy="true">[</mo>
                <mrow>
                  <mrow>
                    <mfrac>
                      <mn>1</mn>
                      <mrow>
                        <msqrt>
                          <mrow>
                            <mn>2</mn>
                            <mi>π</mi>
                          </mrow>
                        </msqrt>
                        <msub>
                          <mi>σ</mi>
                          <mn>0</mn>
                        </msub>
                      </mrow>
                    </mfrac>
                    <msup>
                      <mi mathvariant="normal">e</mi>
                      <mrow>
                        <mfrac>
                          <mrow>
                            <mo stretchy="false">−</mo>
                            <mn>1</mn>
                          </mrow>
                          <mn>2</mn>
                        </mfrac>
                        <msup>
                          <mrow>
                            <mo fence="true" stretchy="false">(</mo>
                            <mrow>
                              <mfrac>
                                <mrow>
                                  <mi>μ</mi>
                                  <mo stretchy="false">−</mo>
                                  <msub>
                                    <mi>μ</mi>
                                    <mn>0</mn>
                                  </msub>
                                </mrow>
                                <msub>
                                  <mi>σ</mi>
                                  <mn>0</mn>
                                </msub>
                              </mfrac>
                            </mrow>
                            <mo fence="true" stretchy="false">)</mo>
                          </mrow>
                          <mn>2</mn>
                        </msup>
                      </mrow>
                    </msup>
                  </mrow>
                </mrow>
                <mo fence="true" stretchy="true">]</mo>
              </mrow>
            </mrow>
          </mrow>
        </mrow>
      </mrow>
    </mrow>
    <annotation encoding="StarMath 5.0">p(μ divides D) =α cdot  
prod from{k=1} to{n} 
{
	 left [
	 		{1} over { sqrt{2π}σ } func e^{ {-1} over {2}( {x_{k}- μ} over {σ} )^2 }
	 right ]
	 cdot
	 left [
	 		{1} over { sqrt{2π}σ_{0} } func e^{ {-1} over {2}( {μ - μ_{0}} over {σ_{0}} )^2 }
	 right ]
}</annotation>
  </semantics>
</math>
</file>

<file path=Object 35/content.xml><?xml version="1.0" encoding="utf-8"?>
<math xmlns="http://www.w3.org/1998/Math/MathML" display="block">
  <semantics>
    <mrow>
      <mo stretchy="false">⇒</mo>
      <mi>p</mi>
      <mrow>
        <mrow>
          <mo fence="true" stretchy="false">(</mo>
          <mrow>
            <mrow>
              <mi>μ</mi>
              <mo stretchy="false">∣</mo>
              <mi>D</mi>
            </mrow>
          </mrow>
          <mo fence="true" stretchy="false">)</mo>
        </mrow>
        <mo stretchy="false">=</mo>
        <mrow>
          <mover accent="true">
            <mi>α</mi>
            <mo stretchy="false">˙</mo>
          </mover>
          <mo stretchy="false">⋅</mo>
          <msup>
            <mi mathvariant="normal">e</mi>
            <mrow>
              <mfrac>
                <mrow>
                  <mo stretchy="false">−</mo>
                  <mn>1</mn>
                </mrow>
                <mn>2</mn>
              </mfrac>
              <mrow>
                <mo fence="true" stretchy="true">[</mo>
                <mrow>
                  <mrow>
                    <mrow>
                      <munderover>
                        <mo stretchy="false">∑</mo>
                        <mrow>
                          <mi>k</mi>
                          <mo stretchy="false">=</mo>
                          <mn>1</mn>
                        </mrow>
                        <mi>n</mi>
                      </munderover>
                      <msup>
                        <mrow>
                          <mo fence="true" stretchy="true">(</mo>
                          <mrow>
                            <mfrac>
                              <mrow>
                                <mi>μ</mi>
                                <mo stretchy="false">−</mo>
                                <msub>
                                  <mi>x</mi>
                                  <mi>k</mi>
                                </msub>
                              </mrow>
                              <mi>σ</mi>
                            </mfrac>
                          </mrow>
                          <mo fence="true" stretchy="true">)</mo>
                        </mrow>
                        <mn>2</mn>
                      </msup>
                    </mrow>
                    <mo stretchy="false">+</mo>
                    <msup>
                      <mrow>
                        <mo fence="true" stretchy="true">(</mo>
                        <mrow>
                          <mfrac>
                            <mrow>
                              <mi>μ</mi>
                              <mo stretchy="false">−</mo>
                              <msub>
                                <mi>μ</mi>
                                <mn>0</mn>
                              </msub>
                            </mrow>
                            <msub>
                              <mi>σ</mi>
                              <mn>0</mn>
                            </msub>
                          </mfrac>
                        </mrow>
                        <mo fence="true" stretchy="true">)</mo>
                      </mrow>
                      <mn>2</mn>
                    </msup>
                  </mrow>
                </mrow>
                <mo fence="true" stretchy="true">]</mo>
              </mrow>
            </mrow>
          </msup>
        </mrow>
      </mrow>
    </mrow>
    <annotation encoding="StarMath 5.0">drarrow p(μ divides D) =dot α cdot  
func e^
{
	{-1} over {2}
	 left [
	 		 sum from{k=1} to{n}  
	 		{ left (  
	 		
	 			{μ - x_k} over { σ }
	 		right ) ^2}
	 		+ 
	 		left (
	 		{μ - μ_{0}} over {σ_{0}}
	 		right ) ^2
	 right ]
	 
}</annotation>
  </semantics>
</math>
</file>

<file path=Object 36/content.xml><?xml version="1.0" encoding="utf-8"?>
<math xmlns="http://www.w3.org/1998/Math/MathML" display="block">
  <semantics>
    <mrow>
      <mo stretchy="false">⇒</mo>
      <mi>p</mi>
      <mrow>
        <mrow>
          <mo fence="true" stretchy="false">(</mo>
          <mrow>
            <mrow>
              <mi>μ</mi>
              <mo stretchy="false">∣</mo>
              <mi>D</mi>
            </mrow>
          </mrow>
          <mo fence="true" stretchy="false">)</mo>
        </mrow>
        <mo stretchy="false">=</mo>
        <mrow>
          <mover accent="true">
            <mi>α</mi>
            <mo stretchy="false">¨</mo>
          </mover>
          <mo stretchy="false">⋅</mo>
          <msup>
            <mi mathvariant="normal">e</mi>
            <mrow>
              <mfrac>
                <mrow>
                  <mo stretchy="false">−</mo>
                  <mn>1</mn>
                </mrow>
                <mn>2</mn>
              </mfrac>
              <mrow>
                <mo fence="true" stretchy="true">[</mo>
                <mrow>
                  <mrow>
                    <mrow>
                      <mrow>
                        <mrow>
                          <mo fence="true" stretchy="true">(</mo>
                          <mrow>
                            <mrow>
                              <mfrac>
                                <mi>n</mi>
                                <msup>
                                  <mi>σ</mi>
                                  <mn>2</mn>
                                </msup>
                              </mfrac>
                              <mo stretchy="false">+</mo>
                              <mfrac>
                                <mn>1</mn>
                                <msubsup>
                                  <mi>σ</mi>
                                  <mn>0</mn>
                                  <mn>2</mn>
                                </msubsup>
                              </mfrac>
                            </mrow>
                          </mrow>
                          <mo fence="true" stretchy="true">)</mo>
                        </mrow>
                        <msup>
                          <mi>μ</mi>
                          <mn>2</mn>
                        </msup>
                      </mrow>
                      <mo stretchy="false">−</mo>
                      <mn>2</mn>
                    </mrow>
                    <mrow>
                      <mo fence="true" stretchy="true">(</mo>
                      <mrow>
                        <mrow>
                          <mfrac>
                            <mn>1</mn>
                            <msup>
                              <mi>σ</mi>
                              <mn>2</mn>
                            </msup>
                          </mfrac>
                          <mrow>
                            <mrow>
                              <munderover>
                                <mo stretchy="false">∑</mo>
                                <mrow>
                                  <mi>k</mi>
                                  <mo stretchy="false">=</mo>
                                  <mn>1</mn>
                                </mrow>
                                <mi>n</mi>
                              </munderover>
                              <msub>
                                <mi>x</mi>
                                <mi>k</mi>
                              </msub>
                            </mrow>
                            <mo stretchy="false">+</mo>
                            <mfrac>
                              <msub>
                                <mi>μ</mi>
                                <mn>0</mn>
                              </msub>
                              <msubsup>
                                <mi>σ</mi>
                                <mn>0</mn>
                                <mn>2</mn>
                              </msubsup>
                            </mfrac>
                          </mrow>
                        </mrow>
                      </mrow>
                      <mo fence="true" stretchy="true">)</mo>
                    </mrow>
                    <mi>μ</mi>
                  </mrow>
                </mrow>
                <mo fence="true" stretchy="true">]</mo>
              </mrow>
            </mrow>
          </msup>
        </mrow>
      </mrow>
    </mrow>
    <annotation encoding="StarMath 5.0">drarrow p(μ divides D) =ddot α cdot  
func e^
{
	{-1} over {2}
	 left [
	 		  
	 		{ left (  
	 			{n} over { σ^2 } + {1} over {σ_0^2}
	 		right )μ^2 
	 		}
	 		-2
	 		left ( 
	 		{1} over {σ^2} sum from{k=1} to{n} x_k + {μ_0} over {σ_0^2} 
	 		right )μ
	 right ]
	 
}</annotation>
  </semantics>
</math>
</file>

<file path=Object 37/content.xml><?xml version="1.0" encoding="utf-8"?>
<math xmlns="http://www.w3.org/1998/Math/MathML" display="block">
  <semantics>
    <mrow>
      <mi>p</mi>
      <mrow>
        <mrow>
          <mo fence="true" stretchy="false">(</mo>
          <mrow>
            <mrow>
              <mi>μ</mi>
              <mo stretchy="false">∣</mo>
              <mi>D</mi>
            </mrow>
          </mrow>
          <mo fence="true" stretchy="false">)</mo>
        </mrow>
        <mo stretchy="false">=</mo>
        <mfrac>
          <mn>1</mn>
          <mrow>
            <msqrt>
              <mrow>
                <mn>2</mn>
                <mi>π</mi>
              </mrow>
            </msqrt>
            <msub>
              <mi>σ</mi>
              <mi>n</mi>
            </msub>
          </mrow>
        </mfrac>
      </mrow>
      <msup>
        <mi mathvariant="normal">e</mi>
        <mrow>
          <mfrac>
            <mrow>
              <mo stretchy="false">−</mo>
              <mn>1</mn>
            </mrow>
            <mn>2</mn>
          </mfrac>
          <msup>
            <mrow>
              <mo fence="true" stretchy="true">(</mo>
              <mrow>
                <mfrac>
                  <mrow>
                    <mi>μ</mi>
                    <mo stretchy="false">−</mo>
                    <msub>
                      <mi>μ</mi>
                      <mi>n</mi>
                    </msub>
                  </mrow>
                  <msub>
                    <mi>σ</mi>
                    <mi>n</mi>
                  </msub>
                </mfrac>
              </mrow>
              <mo fence="true" stretchy="true">)</mo>
            </mrow>
            <mn>2</mn>
          </msup>
        </mrow>
      </msup>
    </mrow>
    <annotation encoding="StarMath 5.0">p(μ divides D) = {1} over { sqrt{2π}σ_n } func e^{ {-1} over {2} left ( {μ- μ_n} over {σ_n} right )^2}</annotation>
  </semantics>
</math>
</file>

<file path=Object 38/content.xml><?xml version="1.0" encoding="utf-8"?>
<math xmlns="http://www.w3.org/1998/Math/MathML" display="block">
  <semantics>
    <mover accent="true">
      <msub>
        <mi>x</mi>
        <mi>n</mi>
      </msub>
      <mo stretchy="false">¯</mo>
    </mover>
    <annotation encoding="StarMath 5.0">bar x_n</annotation>
  </semantics>
</math>
</file>

<file path=Object 39/content.xml><?xml version="1.0" encoding="utf-8"?>
<math xmlns="http://www.w3.org/1998/Math/MathML" display="block">
  <semantics>
    <mrow>
      <mrow>
        <mover accent="true">
          <msub>
            <mi>x</mi>
            <mi>n</mi>
          </msub>
          <mo stretchy="false">¯</mo>
        </mover>
        <mo stretchy="false">=</mo>
        <mfrac>
          <mn>1</mn>
          <mi>n</mi>
        </mfrac>
      </mrow>
      <mrow>
        <munderover>
          <mo stretchy="false">∑</mo>
          <mrow>
            <mi>k</mi>
            <mo stretchy="false">=</mo>
            <mn>1</mn>
          </mrow>
          <mi>n</mi>
        </munderover>
        <msub>
          <mi>x</mi>
          <mi>k</mi>
        </msub>
      </mrow>
    </mrow>
    <annotation encoding="StarMath 5.0">bar x_n = {1} over {n} sum from{k=1} to{n} x_k </annotation>
  </semantics>
</math>
</file>

<file path=Object 4/content.xml><?xml version="1.0" encoding="utf-8"?>
<math xmlns="http://www.w3.org/1998/Math/MathML" display="block">
  <semantics>
    <mi>θ</mi>
    <annotation encoding="StarMath 5.0">θ</annotation>
  </semantics>
</math>
</file>

<file path=Object 40/content.xml><?xml version="1.0" encoding="utf-8"?>
<math xmlns="http://www.w3.org/1998/Math/MathML" display="block">
  <semantics>
    <mrow>
      <mrow>
        <msub>
          <mi>μ</mi>
          <mi>n</mi>
        </msub>
        <mo stretchy="false">=</mo>
        <mfrac>
          <msubsup>
            <mi mathvariant="italic">nσ</mi>
            <mn>0</mn>
            <mn>2</mn>
          </msubsup>
          <mrow>
            <msubsup>
              <mi mathvariant="italic">nσ</mi>
              <mn>0</mn>
              <mn>2</mn>
            </msubsup>
            <mo stretchy="false">+</mo>
            <msup>
              <mi>σ</mi>
              <mn>2</mn>
            </msup>
          </mrow>
        </mfrac>
      </mrow>
      <mrow>
        <mover accent="true">
          <msub>
            <mi>x</mi>
            <mi>n</mi>
          </msub>
          <mo stretchy="false">¯</mo>
        </mover>
        <mo stretchy="false">+</mo>
        <mfrac>
          <msup>
            <mi>σ</mi>
            <mn>2</mn>
          </msup>
          <mrow>
            <msubsup>
              <mi mathvariant="italic">nσ</mi>
              <mn>0</mn>
              <mn>2</mn>
            </msubsup>
            <mo stretchy="false">+</mo>
            <msup>
              <mi>σ</mi>
              <mn>2</mn>
            </msup>
          </mrow>
        </mfrac>
      </mrow>
      <msub>
        <mi>μ</mi>
        <mn>0</mn>
      </msub>
    </mrow>
    <annotation encoding="StarMath 5.0">μ_n = {nσ_0^2} over {nσ_0^2+σ^2} bar x_n + {σ^2} over {nσ_0^2+σ^2}μ_0</annotation>
  </semantics>
</math>
</file>

<file path=Object 41/content.xml><?xml version="1.0" encoding="utf-8"?>
<math xmlns="http://www.w3.org/1998/Math/MathML" display="block">
  <semantics>
    <mrow>
      <msubsup>
        <mi>σ</mi>
        <mi>n</mi>
        <mn>2</mn>
      </msubsup>
      <mo stretchy="false">=</mo>
      <mfrac>
        <mrow>
          <msubsup>
            <mi>σ</mi>
            <mn>0</mn>
            <mn>2</mn>
          </msubsup>
          <msup>
            <mi>σ</mi>
            <mn>2</mn>
          </msup>
        </mrow>
        <mrow>
          <msubsup>
            <mi mathvariant="italic">nσ</mi>
            <mn>0</mn>
            <mn>2</mn>
          </msubsup>
          <mo stretchy="false">+</mo>
          <msup>
            <mi>σ</mi>
            <mn>2</mn>
          </msup>
        </mrow>
      </mfrac>
    </mrow>
    <annotation encoding="StarMath 5.0">σ_n^2 = {σ_0^2 σ^2} over {nσ_0^2+σ^2}</annotation>
  </semantics>
</math>
</file>

<file path=Object 42/content.xml><?xml version="1.0" encoding="utf-8"?>
<math xmlns="http://www.w3.org/1998/Math/MathML" display="block">
  <semantics>
    <mrow>
      <mi>p</mi>
      <mrow>
        <mo fence="true" stretchy="false">(</mo>
        <mrow>
          <mrow>
            <mi>x</mi>
            <mo stretchy="false">∣</mo>
            <mi>D</mi>
          </mrow>
        </mrow>
        <mo fence="true" stretchy="false">)</mo>
      </mrow>
    </mrow>
    <annotation encoding="StarMath 5.0">p(x divides D)</annotation>
  </semantics>
</math>
</file>

<file path=Object 43/content.xml><?xml version="1.0" encoding="utf-8"?>
<math xmlns="http://www.w3.org/1998/Math/MathML" display="block">
  <semantics>
    <mrow>
      <mi>p</mi>
      <mrow>
        <mrow>
          <mo fence="true" stretchy="false">(</mo>
          <mrow>
            <mrow>
              <mi>x</mi>
              <mo stretchy="false">∣</mo>
              <mi>D</mi>
            </mrow>
          </mrow>
          <mo fence="true" stretchy="false">)</mo>
        </mrow>
        <mo stretchy="false">=</mo>
        <mrow>
          <mo stretchy="false">∫</mo>
          <mrow>
            <mo fence="true" stretchy="true">[</mo>
            <mrow>
              <mrow>
                <mfrac>
                  <mn>1</mn>
                  <mrow>
                    <msqrt>
                      <mrow>
                        <mn>2</mn>
                        <mi>π</mi>
                      </mrow>
                    </msqrt>
                    <mi>σ</mi>
                  </mrow>
                </mfrac>
                <msup>
                  <mi mathvariant="normal">e</mi>
                  <mrow>
                    <mfrac>
                      <mrow>
                        <mo stretchy="false">−</mo>
                        <mn>1</mn>
                      </mrow>
                      <mn>2</mn>
                    </mfrac>
                    <msup>
                      <mrow>
                        <mo fence="true" stretchy="false">(</mo>
                        <mrow>
                          <mfrac>
                            <mrow>
                              <mi>x</mi>
                              <mo stretchy="false">−</mo>
                              <mi>μ</mi>
                            </mrow>
                            <mi>σ</mi>
                          </mfrac>
                        </mrow>
                        <mo fence="true" stretchy="false">)</mo>
                      </mrow>
                      <mn>2</mn>
                    </msup>
                  </mrow>
                </msup>
              </mrow>
            </mrow>
            <mo fence="true" stretchy="true">]</mo>
          </mrow>
        </mrow>
      </mrow>
      <mrow>
        <mo fence="true" stretchy="true">[</mo>
        <mrow>
          <mrow>
            <mfrac>
              <mn>1</mn>
              <mrow>
                <msqrt>
                  <mrow>
                    <mn>2</mn>
                    <mi>π</mi>
                  </mrow>
                </msqrt>
                <msub>
                  <mi>σ</mi>
                  <mi>n</mi>
                </msub>
              </mrow>
            </mfrac>
            <msup>
              <mi mathvariant="normal">e</mi>
              <mrow>
                <mfrac>
                  <mrow>
                    <mo stretchy="false">−</mo>
                    <mn>1</mn>
                  </mrow>
                  <mn>2</mn>
                </mfrac>
                <msup>
                  <mrow>
                    <mo fence="true" stretchy="false">(</mo>
                    <mrow>
                      <mfrac>
                        <mrow>
                          <mi>μ</mi>
                          <mo stretchy="false">−</mo>
                          <msub>
                            <mi>μ</mi>
                            <mi>n</mi>
                          </msub>
                        </mrow>
                        <msub>
                          <mi>σ</mi>
                          <mi>n</mi>
                        </msub>
                      </mfrac>
                    </mrow>
                    <mo fence="true" stretchy="false">)</mo>
                  </mrow>
                  <mn>2</mn>
                </msup>
              </mrow>
            </msup>
          </mrow>
        </mrow>
        <mo fence="true" stretchy="true">]</mo>
      </mrow>
      <mi mathvariant="italic">dμ</mi>
    </mrow>
    <annotation encoding="StarMath 5.0">p(x divides D) = int left [
	 		{1} over { sqrt{2π}σ } func e^{ {-1} over {2}( {x- μ} over {σ} )^2 }
	 right ]
	 left [
	 		{1} over { sqrt{2π}σ_n } func e^{ {-1} over {2}( {μ- μ_n} over {σ_n} )^2 }
	 right ]
	  dμ</annotation>
  </semantics>
</math>
</file>

<file path=Object 44/content.xml><?xml version="1.0" encoding="utf-8"?>
<math xmlns="http://www.w3.org/1998/Math/MathML" display="block">
  <semantics>
    <mrow>
      <mo stretchy="false">⇒</mo>
      <mi>p</mi>
      <mrow>
        <mrow>
          <mo fence="true" stretchy="false">(</mo>
          <mrow>
            <mrow>
              <mi>x</mi>
              <mo stretchy="false">∣</mo>
              <mi>D</mi>
            </mrow>
          </mrow>
          <mo fence="true" stretchy="false">)</mo>
        </mrow>
        <mo stretchy="false">=</mo>
        <mrow>
          <mo stretchy="false">∫</mo>
          <mrow>
            <mo fence="true" stretchy="true">[</mo>
            <mrow>
              <mrow>
                <mfrac>
                  <mn>1</mn>
                  <mrow>
                    <msqrt>
                      <mrow>
                        <mn>2</mn>
                        <mi>π</mi>
                      </mrow>
                    </msqrt>
                    <mi>σ</mi>
                  </mrow>
                </mfrac>
                <msup>
                  <mi mathvariant="normal">e</mi>
                  <mrow>
                    <mfrac>
                      <mrow>
                        <mo stretchy="false">−</mo>
                        <mn>1</mn>
                      </mrow>
                      <mn>2</mn>
                    </mfrac>
                    <msup>
                      <mrow>
                        <mo fence="true" stretchy="false">(</mo>
                        <mrow>
                          <mfrac>
                            <mrow>
                              <mi>x</mi>
                              <mo stretchy="false">−</mo>
                              <mi>μ</mi>
                            </mrow>
                            <mi>σ</mi>
                          </mfrac>
                        </mrow>
                        <mo fence="true" stretchy="false">)</mo>
                      </mrow>
                      <mn>2</mn>
                    </msup>
                  </mrow>
                </msup>
              </mrow>
            </mrow>
            <mo fence="true" stretchy="true">]</mo>
          </mrow>
        </mrow>
      </mrow>
      <mrow>
        <mo fence="true" stretchy="true">[</mo>
        <mrow>
          <mrow>
            <mfrac>
              <mn>1</mn>
              <mrow>
                <msqrt>
                  <mrow>
                    <mn>2</mn>
                    <mi>π</mi>
                  </mrow>
                </msqrt>
                <msub>
                  <mi>σ</mi>
                  <mi>n</mi>
                </msub>
              </mrow>
            </mfrac>
            <msup>
              <mi mathvariant="normal">e</mi>
              <mrow>
                <mfrac>
                  <mrow>
                    <mo stretchy="false">−</mo>
                    <mn>1</mn>
                  </mrow>
                  <mn>2</mn>
                </mfrac>
                <msup>
                  <mrow>
                    <mo fence="true" stretchy="false">(</mo>
                    <mrow>
                      <mfrac>
                        <mrow>
                          <mi>μ</mi>
                          <mo stretchy="false">−</mo>
                          <msub>
                            <mi>μ</mi>
                            <mi>n</mi>
                          </msub>
                        </mrow>
                        <msub>
                          <mi>σ</mi>
                          <mi>n</mi>
                        </msub>
                      </mfrac>
                    </mrow>
                    <mo fence="true" stretchy="false">)</mo>
                  </mrow>
                  <mn>2</mn>
                </msup>
              </mrow>
            </msup>
          </mrow>
        </mrow>
        <mo fence="true" stretchy="true">]</mo>
      </mrow>
      <mi mathvariant="italic">dμ</mi>
    </mrow>
    <annotation encoding="StarMath 5.0">drarrow p(x divides D) = int left [
	 		{1} over { sqrt{2π}σ } func e^{ {-1} over {2}( {x- μ} over {σ} )^2 }
	 right ]
	 left [
	 		{1} over { sqrt{2π}σ_n } func e^{ {-1} over {2}( {μ- μ_n} over {σ_n} )^2 }
	 right ]
	  dμ</annotation>
  </semantics>
</math>
</file>

<file path=Object 45/content.xml><?xml version="1.0" encoding="utf-8"?>
<math xmlns="http://www.w3.org/1998/Math/MathML" display="block">
  <semantics>
    <mrow>
      <mo stretchy="false">⇒</mo>
      <mi>p</mi>
      <mrow>
        <mrow>
          <mo fence="true" stretchy="false">(</mo>
          <mrow>
            <mrow>
              <mi>x</mi>
              <mo stretchy="false">∣</mo>
              <mi>D</mi>
            </mrow>
          </mrow>
          <mo fence="true" stretchy="false">)</mo>
        </mrow>
        <mo stretchy="false">=</mo>
        <mfrac>
          <mn>1</mn>
          <mrow>
            <mn>2</mn>
            <msub>
              <mi mathvariant="italic">πσσ</mi>
              <mi>n</mi>
            </msub>
          </mrow>
        </mfrac>
      </mrow>
      <msup>
        <mi mathvariant="normal">e</mi>
        <mrow>
          <mfrac>
            <mrow>
              <mo stretchy="false">−</mo>
              <mn>1</mn>
            </mrow>
            <mn>2</mn>
          </mfrac>
          <mfrac>
            <msup>
              <mrow>
                <mo fence="true" stretchy="false">(</mo>
                <mrow>
                  <mrow>
                    <mi>x</mi>
                    <mo stretchy="false">−</mo>
                    <msub>
                      <mi>μ</mi>
                      <mi>n</mi>
                    </msub>
                  </mrow>
                </mrow>
                <mo fence="true" stretchy="false">)</mo>
              </mrow>
              <mn>2</mn>
            </msup>
            <mrow>
              <msup>
                <mi>σ</mi>
                <mn>2</mn>
              </msup>
              <mo stretchy="false">+</mo>
              <msubsup>
                <mi>σ</mi>
                <mi>n</mi>
                <mn>2</mn>
              </msubsup>
            </mrow>
          </mfrac>
        </mrow>
      </msup>
      <mrow>
        <mo stretchy="false">∫</mo>
        <msup>
          <mi mathvariant="normal">e</mi>
          <mrow>
            <mfrac>
              <mrow>
                <mo stretchy="false">−</mo>
                <mn>1</mn>
              </mrow>
              <mn>2</mn>
            </mfrac>
            <mfrac>
              <mrow>
                <msup>
                  <mi>σ</mi>
                  <mn>2</mn>
                </msup>
                <mo stretchy="false">+</mo>
                <msubsup>
                  <mi>σ</mi>
                  <mi>n</mi>
                  <mn>2</mn>
                </msubsup>
              </mrow>
              <mrow>
                <msup>
                  <mi>σ</mi>
                  <mn>2</mn>
                </msup>
                <msubsup>
                  <mi>σ</mi>
                  <mi>n</mi>
                  <mn>2</mn>
                </msubsup>
              </mrow>
            </mfrac>
            <msup>
              <mrow>
                <mo fence="true" stretchy="true">(</mo>
                <mrow>
                  <mrow>
                    <mi>μ</mi>
                    <mo stretchy="false">−</mo>
                    <mfrac>
                      <mrow>
                        <msubsup>
                          <mi>σ</mi>
                          <mi>n</mi>
                          <mn>2</mn>
                        </msubsup>
                        <mrow>
                          <mi>x</mi>
                          <mo stretchy="false">+</mo>
                          <msup>
                            <mi>σ</mi>
                            <mn>2</mn>
                          </msup>
                        </mrow>
                        <msub>
                          <mi>μ</mi>
                          <mi>n</mi>
                        </msub>
                      </mrow>
                      <mrow>
                        <msup>
                          <mi>σ</mi>
                          <mn>2</mn>
                        </msup>
                        <mo stretchy="false">+</mo>
                        <msubsup>
                          <mi>σ</mi>
                          <mi>n</mi>
                          <mn>2</mn>
                        </msubsup>
                      </mrow>
                    </mfrac>
                  </mrow>
                </mrow>
                <mo fence="true" stretchy="true">)</mo>
              </mrow>
              <mn>2</mn>
            </msup>
          </mrow>
        </msup>
      </mrow>
      <mi mathvariant="italic">dμ</mi>
    </mrow>
    <annotation encoding="StarMath 5.0">drarrow p(x divides D) = 
	 {1} over {2πσσ_n}
	 func e^{
	 	 {-1} over {2}
	 	 {( x-μ_n )^2} over {  σ^2 + σ_n^2}
	 }  

int func e^{ {-1} over {2} {σ^2 + σ_n^2} over {σ^2 σ_n^2}
left ( 
μ- {σ_n^2 x + σ^2 μ_n} over { σ^2 + σ_n^2} 

 right ) ^2

 } 
	  dμ</annotation>
  </semantics>
</math>
</file>

<file path=Object 46/content.xml><?xml version="1.0" encoding="utf-8"?>
<math xmlns="http://www.w3.org/1998/Math/MathML" display="block">
  <semantics>
    <mrow>
      <mi>σ</mi>
      <mi>,</mi>
      <msub>
        <mi>σ</mi>
        <mi>n</mi>
      </msub>
    </mrow>
    <annotation encoding="StarMath 5.0">σ, σ_n</annotation>
  </semantics>
</math>
</file>

<file path=Object 47/content.xml><?xml version="1.0" encoding="utf-8"?>
<math xmlns="http://www.w3.org/1998/Math/MathML" display="block">
  <semantics>
    <mrow>
      <mi>p</mi>
      <mrow>
        <mo fence="true" stretchy="false">(</mo>
        <mrow>
          <mrow>
            <mi>x</mi>
            <mo stretchy="false">∣</mo>
            <mi>D</mi>
          </mrow>
        </mrow>
        <mo fence="true" stretchy="false">)</mo>
      </mrow>
      <mi>∼</mi>
      <mi>N</mi>
      <mrow>
        <mo fence="true" stretchy="false">(</mo>
        <mrow>
          <mrow>
            <msub>
              <mi>μ</mi>
              <mi>n</mi>
            </msub>
            <mi>,</mi>
            <mrow>
              <msup>
                <mi>σ</mi>
                <mn>2</mn>
              </msup>
              <mo stretchy="false">+</mo>
              <msubsup>
                <mi>σ</mi>
                <mi>n</mi>
                <mn>2</mn>
              </msubsup>
            </mrow>
          </mrow>
        </mrow>
        <mo fence="true" stretchy="false">)</mo>
      </mrow>
      <mi>.</mi>
    </mrow>
    <annotation encoding="StarMath 5.0">p(x divides D) ∼ N (μ_n , σ^2 + σ_n^2 ).</annotation>
  </semantics>
</math>
</file>

<file path=Object 48/content.xml><?xml version="1.0" encoding="utf-8"?>
<math xmlns="http://www.w3.org/1998/Math/MathML" display="block">
  <semantics>
    <mrow>
      <mi>p</mi>
      <mrow>
        <mo fence="true" stretchy="false">(</mo>
        <mrow>
          <mrow>
            <mi>x</mi>
            <mo stretchy="false">∣</mo>
            <mi>μ</mi>
          </mrow>
        </mrow>
        <mo fence="true" stretchy="false">)</mo>
      </mrow>
      <mi>∼</mi>
      <mi>N</mi>
      <mrow>
        <mo fence="true" stretchy="false">(</mo>
        <mrow>
          <mrow>
            <mi>μ</mi>
            <mi>,</mi>
            <mi>Σ</mi>
          </mrow>
        </mrow>
        <mo fence="true" stretchy="false">)</mo>
      </mrow>
    </mrow>
    <annotation encoding="StarMath 5.0">p(x divides μ) ∼ N (μ, Σ)</annotation>
  </semantics>
</math>
</file>

<file path=Object 49/content.xml><?xml version="1.0" encoding="utf-8"?>
<math xmlns="http://www.w3.org/1998/Math/MathML" display="block">
  <semantics>
    <mi>μ</mi>
    <annotation encoding="StarMath 5.0">μ</annotation>
  </semantics>
</math>
</file>

<file path=Object 5/content.xml><?xml version="1.0" encoding="utf-8"?>
<math xmlns="http://www.w3.org/1998/Math/MathML" display="block">
  <semantics>
    <mrow>
      <mi>p</mi>
      <mrow>
        <mo fence="true" stretchy="false">(</mo>
        <mrow>
          <mi>θ</mi>
        </mrow>
        <mo fence="true" stretchy="false">)</mo>
      </mrow>
    </mrow>
    <annotation encoding="StarMath 5.0">p(θ)</annotation>
  </semantics>
</math>
</file>

<file path=Object 50/content.xml><?xml version="1.0" encoding="utf-8"?>
<math xmlns="http://www.w3.org/1998/Math/MathML" display="block">
  <semantics>
    <mi>Σ</mi>
    <annotation encoding="StarMath 5.0">Σ</annotation>
  </semantics>
</math>
</file>

<file path=Object 51/content.xml><?xml version="1.0" encoding="utf-8"?>
<math xmlns="http://www.w3.org/1998/Math/MathML" display="block">
  <semantics>
    <mrow>
      <msubsup>
        <mi>Σ</mi>
        <mi>n</mi>
        <mrow>
          <mo stretchy="false">−</mo>
          <mn>1</mn>
        </mrow>
      </msubsup>
      <mo stretchy="false">=</mo>
      <mrow>
        <msup>
          <mi mathvariant="italic">nΣ</mi>
          <mrow>
            <mo stretchy="false">−</mo>
            <mn>1</mn>
          </mrow>
        </msup>
        <mo stretchy="false">+</mo>
        <msubsup>
          <mi>Σ</mi>
          <mn>0</mn>
          <mrow>
            <mo stretchy="false">−</mo>
            <mn>1</mn>
          </mrow>
        </msubsup>
      </mrow>
    </mrow>
    <annotation encoding="StarMath 5.0">Σ_n^-1 = nΣ^-1  + Σ_0^-1</annotation>
  </semantics>
</math>
</file>

<file path=Object 52/content.xml><?xml version="1.0" encoding="utf-8"?>
<math xmlns="http://www.w3.org/1998/Math/MathML" display="block">
  <semantics>
    <mrow>
      <msubsup>
        <mi>Σ</mi>
        <mi>n</mi>
        <mrow>
          <mo stretchy="false">−</mo>
          <mn>1</mn>
        </mrow>
      </msubsup>
      <mrow>
        <msub>
          <mi>μ</mi>
          <mi>n</mi>
        </msub>
        <mo stretchy="false">=</mo>
        <msup>
          <mi mathvariant="italic">nΣ</mi>
          <mrow>
            <mo stretchy="false">−</mo>
            <mn>1</mn>
          </mrow>
        </msup>
      </mrow>
      <mrow>
        <mover accent="true">
          <msub>
            <mi>μ</mi>
            <mi>n</mi>
          </msub>
          <mo stretchy="false">^</mo>
        </mover>
        <mo stretchy="false">+</mo>
        <msubsup>
          <mi>Σ</mi>
          <mn>0</mn>
          <mrow>
            <mo stretchy="false">−</mo>
            <mn>1</mn>
          </mrow>
        </msubsup>
      </mrow>
      <msub>
        <mi>μ</mi>
        <mn>0</mn>
      </msub>
    </mrow>
    <annotation encoding="StarMath 5.0">Σ_n^-1 μ_n = nΣ^-1 hat μ_n + Σ_0^-1 μ_0</annotation>
  </semantics>
</math>
</file>

<file path=Object 53/content.xml><?xml version="1.0" encoding="utf-8"?>
<math xmlns="http://www.w3.org/1998/Math/MathML" display="block">
  <semantics>
    <mover accent="true">
      <msub>
        <mi>μ</mi>
        <mi>n</mi>
      </msub>
      <mo stretchy="false">^</mo>
    </mover>
    <annotation encoding="StarMath 5.0">hat μ_n</annotation>
  </semantics>
</math>
</file>

<file path=Object 54/content.xml><?xml version="1.0" encoding="utf-8"?>
<math xmlns="http://www.w3.org/1998/Math/MathML" display="block">
  <semantics>
    <mrow>
      <mrow>
        <mover accent="true">
          <msub>
            <mi>μ</mi>
            <mi>n</mi>
          </msub>
          <mo stretchy="false">^</mo>
        </mover>
        <mo stretchy="false">=</mo>
        <mfrac>
          <mn>1</mn>
          <mi>n</mi>
        </mfrac>
      </mrow>
      <mrow>
        <munderover>
          <mo stretchy="false">∑</mo>
          <mrow>
            <mi>k</mi>
            <mo stretchy="false">=</mo>
            <mn>1</mn>
          </mrow>
          <mi>n</mi>
        </munderover>
        <msub>
          <mi>x</mi>
          <mi>k</mi>
        </msub>
      </mrow>
    </mrow>
    <annotation encoding="StarMath 5.0">hat μ_n = {1} over {n} sum from{k=1} to{n} x_k </annotation>
  </semantics>
</math>
</file>

<file path=Object 55/content.xml><?xml version="1.0" encoding="utf-8"?>
<math xmlns="http://www.w3.org/1998/Math/MathML" display="block">
  <semantics>
    <mrow>
      <mrow>
        <msup>
          <mrow>
            <mo fence="true" stretchy="false">(</mo>
            <mrow>
              <mrow>
                <msup>
                  <mi>A</mi>
                  <mrow>
                    <mo stretchy="false">−</mo>
                    <mn>1</mn>
                  </mrow>
                </msup>
                <mo stretchy="false">+</mo>
                <msup>
                  <mi>B</mi>
                  <mrow>
                    <mo stretchy="false">−</mo>
                    <mn>1</mn>
                  </mrow>
                </msup>
              </mrow>
            </mrow>
            <mo fence="true" stretchy="false">)</mo>
          </mrow>
          <mrow>
            <mo stretchy="false">−</mo>
            <mn>1</mn>
          </mrow>
        </msup>
        <mo stretchy="false">=</mo>
        <mi>A</mi>
      </mrow>
      <msup>
        <mrow>
          <mo fence="true" stretchy="false">(</mo>
          <mrow>
            <mrow>
              <mi>A</mi>
              <mo stretchy="false">+</mo>
              <mi>B</mi>
            </mrow>
          </mrow>
          <mo fence="true" stretchy="false">)</mo>
        </mrow>
        <mrow>
          <mo stretchy="false">−</mo>
          <mn>1</mn>
        </mrow>
      </msup>
      <mrow>
        <mi>B</mi>
        <mo stretchy="false">=</mo>
        <mi>B</mi>
      </mrow>
      <msup>
        <mrow>
          <mo fence="true" stretchy="false">(</mo>
          <mrow>
            <mrow>
              <mi>A</mi>
              <mo stretchy="false">+</mo>
              <mi>B</mi>
            </mrow>
          </mrow>
          <mo fence="true" stretchy="false">)</mo>
        </mrow>
        <mrow>
          <mo stretchy="false">−</mo>
          <mn>1</mn>
        </mrow>
      </msup>
      <mi>A</mi>
    </mrow>
    <annotation encoding="StarMath 5.0">(A^-1 + B^-1 )^-1 = A(A + B)^-1 B = B(A + B)^-1 A</annotation>
  </semantics>
</math>
</file>

<file path=Object 56/content.xml><?xml version="1.0" encoding="utf-8"?>
<math xmlns="http://www.w3.org/1998/Math/MathML" display="block">
  <semantics>
    <mrow>
      <mrow>
        <msub>
          <mi>μ</mi>
          <mi>n</mi>
        </msub>
        <mo stretchy="false">=</mo>
        <msub>
          <mi>Σ</mi>
          <mn>0</mn>
        </msub>
      </mrow>
      <msup>
        <mrow>
          <mo fence="true" stretchy="false">(</mo>
          <mrow>
            <mrow>
              <mrow>
                <msub>
                  <mi>Σ</mi>
                  <mn>0</mn>
                </msub>
                <mo stretchy="false">+</mo>
                <mfrac>
                  <mn>1</mn>
                  <mi>n</mi>
                </mfrac>
              </mrow>
              <mi>Σ</mi>
            </mrow>
          </mrow>
          <mo fence="true" stretchy="false">)</mo>
        </mrow>
        <mrow>
          <mo stretchy="false">−</mo>
          <mn>1</mn>
        </mrow>
      </msup>
      <mrow>
        <mover accent="true">
          <msub>
            <mi>μ</mi>
            <mi>n</mi>
          </msub>
          <mo stretchy="false">^</mo>
        </mover>
        <mo stretchy="false">+</mo>
        <mfrac>
          <mn>1</mn>
          <mi>n</mi>
        </mfrac>
      </mrow>
      <mi>Σ</mi>
      <msup>
        <mrow>
          <mo fence="true" stretchy="false">(</mo>
          <mrow>
            <mrow>
              <mrow>
                <msub>
                  <mi>Σ</mi>
                  <mn>0</mn>
                </msub>
                <mo stretchy="false">+</mo>
                <mfrac>
                  <mn>1</mn>
                  <mi>n</mi>
                </mfrac>
              </mrow>
              <mi>Σ</mi>
            </mrow>
          </mrow>
          <mo fence="true" stretchy="false">)</mo>
        </mrow>
        <mrow>
          <mo stretchy="false">−</mo>
          <mn>1</mn>
        </mrow>
      </msup>
      <msub>
        <mi>μ</mi>
        <mn>0</mn>
      </msub>
    </mrow>
    <annotation encoding="StarMath 5.0">μ_n = Σ_0(Σ_0+1 over {n}Σ)^-1 hat μ_n + 1 over {n} Σ(Σ_0+1 over {n}Σ)^-1 μ_0</annotation>
  </semantics>
</math>
</file>

<file path=Object 57/content.xml><?xml version="1.0" encoding="utf-8"?>
<math xmlns="http://www.w3.org/1998/Math/MathML" display="block">
  <semantics>
    <mrow>
      <mrow>
        <msub>
          <mi>Σ</mi>
          <mi>n</mi>
        </msub>
        <mo stretchy="false">=</mo>
        <msub>
          <mi>Σ</mi>
          <mn>0</mn>
        </msub>
      </mrow>
      <msup>
        <mrow>
          <mo fence="true" stretchy="false">(</mo>
          <mrow>
            <mrow>
              <mrow>
                <msub>
                  <mi>Σ</mi>
                  <mn>0</mn>
                </msub>
                <mo stretchy="false">+</mo>
                <mfrac>
                  <mn>1</mn>
                  <mi>n</mi>
                </mfrac>
              </mrow>
              <mi>Σ</mi>
            </mrow>
          </mrow>
          <mo fence="true" stretchy="false">)</mo>
        </mrow>
        <mrow>
          <mo stretchy="false">−</mo>
          <mn>1</mn>
        </mrow>
      </msup>
      <mfrac>
        <mn>1</mn>
        <mi>n</mi>
      </mfrac>
      <mi>Σ</mi>
    </mrow>
    <annotation encoding="StarMath 5.0">Σ_n = Σ_0(Σ_0 + 1 over {n}Σ)^-1 {1} over {n} Σ</annotation>
  </semantics>
</math>
</file>

<file path=Object 58/content.xml><?xml version="1.0" encoding="utf-8"?>
<math xmlns="http://www.w3.org/1998/Math/MathML" display="block">
  <semantics>
    <mrow>
      <mi>p</mi>
      <mrow>
        <mo fence="true" stretchy="false">(</mo>
        <mrow>
          <mrow>
            <mi>x</mi>
            <mo stretchy="false">∣</mo>
            <mi>D</mi>
          </mrow>
        </mrow>
        <mo fence="true" stretchy="false">)</mo>
      </mrow>
    </mrow>
    <annotation encoding="StarMath 5.0">p(x divides D)</annotation>
  </semantics>
</math>
</file>

<file path=Object 59/content.xml><?xml version="1.0" encoding="utf-8"?>
<math xmlns="http://www.w3.org/1998/Math/MathML" display="block">
  <semantics>
    <mrow>
      <mi>p</mi>
      <mrow>
        <mo fence="true" stretchy="false">(</mo>
        <mrow>
          <mrow>
            <mi>x</mi>
            <mo stretchy="false">∣</mo>
            <mi>D</mi>
          </mrow>
        </mrow>
        <mo fence="true" stretchy="false">)</mo>
      </mrow>
      <mi>∼</mi>
      <mi>N</mi>
      <mrow>
        <mo fence="true" stretchy="false">(</mo>
        <mrow>
          <mrow>
            <msub>
              <mi>μ</mi>
              <mi>n</mi>
            </msub>
            <mi>,</mi>
            <mrow>
              <mi>Σ</mi>
              <mo stretchy="false">+</mo>
              <msub>
                <mi>Σ</mi>
                <mi>n</mi>
              </msub>
            </mrow>
          </mrow>
        </mrow>
        <mo fence="true" stretchy="false">)</mo>
      </mrow>
    </mrow>
    <annotation encoding="StarMath 5.0">p(x divides D) ∼ N (μ_n , Σ + Σ_n )</annotation>
  </semantics>
</math>
</file>

<file path=Object 6/content.xml><?xml version="1.0" encoding="utf-8"?>
<math xmlns="http://www.w3.org/1998/Math/MathML" display="block">
  <semantics>
    <mrow>
      <mi>p</mi>
      <mrow>
        <mo fence="true" stretchy="false">(</mo>
        <mrow>
          <mrow>
            <mi>θ</mi>
            <mo stretchy="false">∣</mo>
            <mi>D</mi>
          </mrow>
        </mrow>
        <mo fence="true" stretchy="false">)</mo>
      </mrow>
    </mrow>
    <annotation encoding="StarMath 5.0">p(θ divides D)</annotation>
  </semantics>
</math>
</file>

<file path=Object 63/content.xml><?xml version="1.0" encoding="utf-8"?>
<math xmlns="http://www.w3.org/1998/Math/MathML" display="block">
  <semantics>
    <mrow>
      <mi>p</mi>
      <mrow>
        <mrow>
          <mo fence="true" stretchy="false">(</mo>
          <mrow>
            <mrow>
              <mi>μ</mi>
              <mo stretchy="false">∣</mo>
              <mi>D</mi>
            </mrow>
          </mrow>
          <mo fence="true" stretchy="false">)</mo>
        </mrow>
        <mo stretchy="false">=</mo>
        <mrow>
          <mover accent="true">
            <mi>α</mi>
            <mo stretchy="false">¨</mo>
          </mover>
          <mo stretchy="false">⋅</mo>
          <msup>
            <mi mathvariant="normal">e</mi>
            <mrow>
              <mfrac>
                <mrow>
                  <mo stretchy="false">−</mo>
                  <mn>1</mn>
                </mrow>
                <mn>2</mn>
              </mfrac>
              <mrow>
                <mo fence="true" stretchy="true">[</mo>
                <mrow>
                  <mrow>
                    <msup>
                      <mi>μ</mi>
                      <mi>t</mi>
                    </msup>
                    <mrow>
                      <mrow>
                        <mrow>
                          <mo fence="true" stretchy="true">(</mo>
                          <mrow>
                            <mrow>
                              <msup>
                                <mi mathvariant="italic">nΣ</mi>
                                <mrow>
                                  <mo stretchy="false">−</mo>
                                  <mn>1</mn>
                                </mrow>
                              </msup>
                              <mo stretchy="false">+</mo>
                              <msubsup>
                                <mi>Σ</mi>
                                <mn>0</mn>
                                <mrow>
                                  <mo stretchy="false">−</mo>
                                  <mn>1</mn>
                                </mrow>
                              </msubsup>
                            </mrow>
                          </mrow>
                          <mo fence="true" stretchy="true">)</mo>
                        </mrow>
                        <mi>μ</mi>
                      </mrow>
                      <mo stretchy="false">−</mo>
                      <mn>2</mn>
                    </mrow>
                    <msup>
                      <mi>μ</mi>
                      <mi>t</mi>
                    </msup>
                    <mrow>
                      <mo fence="true" stretchy="true">(</mo>
                      <mrow>
                        <mrow>
                          <msup>
                            <mi>Σ</mi>
                            <mrow>
                              <mo stretchy="false">−</mo>
                              <mn>1</mn>
                            </mrow>
                          </msup>
                          <mrow>
                            <mrow>
                              <munderover>
                                <mo stretchy="false">∑</mo>
                                <mrow>
                                  <mi>k</mi>
                                  <mo stretchy="false">=</mo>
                                  <mn>1</mn>
                                </mrow>
                                <mi>n</mi>
                              </munderover>
                              <msub>
                                <mi>x</mi>
                                <mi>k</mi>
                              </msub>
                            </mrow>
                            <mo stretchy="false">+</mo>
                            <msubsup>
                              <mi>Σ</mi>
                              <mn>0</mn>
                              <mrow>
                                <mo stretchy="false">−</mo>
                                <mn>1</mn>
                              </mrow>
                            </msubsup>
                          </mrow>
                          <msub>
                            <mi>μ</mi>
                            <mn>0</mn>
                          </msub>
                        </mrow>
                      </mrow>
                      <mo fence="true" stretchy="true">)</mo>
                    </mrow>
                  </mrow>
                </mrow>
                <mo fence="true" stretchy="true">]</mo>
              </mrow>
            </mrow>
          </msup>
        </mrow>
      </mrow>
    </mrow>
    <annotation encoding="StarMath 5.0">p(μ divides D) =ddot α cdot  
func e^
{
	{-1} over {2}
	 left [
	 μ^{t}
	 		  
	 		{ left (  
	 			nΣ^-1+Σ_0^-1
	 		right )μ
	 		}
	 		-2μ^{t}
	 		left ( 
	 		Σ^-1 sum from{k=1} to{n} x_k + Σ_0^-1μ_0
	 		right )
	 right ]
	 
}</annotation>
  </semantics>
</math>
</file>

<file path=Object 64/content.xml><?xml version="1.0" encoding="utf-8"?>
<math xmlns="http://www.w3.org/1998/Math/MathML" display="block">
  <semantics>
    <mrow>
      <mi>p</mi>
      <mrow>
        <mrow>
          <mo fence="true" stretchy="false">(</mo>
          <mrow>
            <mrow>
              <mi>μ</mi>
              <mo stretchy="false">∣</mo>
              <mi>D</mi>
            </mrow>
          </mrow>
          <mo fence="true" stretchy="false">)</mo>
        </mrow>
        <mo stretchy="false">=</mo>
        <mover accent="true">
          <mi>α</mi>
          <mo stretchy="false">¨</mo>
        </mover>
      </mrow>
      <msup>
        <mi mathvariant="normal">e</mi>
        <mrow>
          <mfrac>
            <mrow>
              <mo stretchy="false">−</mo>
              <mn>1</mn>
            </mrow>
            <mn>2</mn>
          </mfrac>
          <msup>
            <mrow>
              <mo fence="true" stretchy="false">(</mo>
              <mrow>
                <mrow>
                  <mi>μ</mi>
                  <mo stretchy="false">−</mo>
                  <msub>
                    <mi>μ</mi>
                    <mi>n</mi>
                  </msub>
                </mrow>
              </mrow>
              <mo fence="true" stretchy="false">)</mo>
            </mrow>
            <mi>t</mi>
          </msup>
          <msubsup>
            <mi>Σ</mi>
            <mi>n</mi>
            <mrow>
              <mo stretchy="false">−</mo>
              <mn>1</mn>
            </mrow>
          </msubsup>
          <mrow>
            <mo fence="true" stretchy="false">(</mo>
            <mrow>
              <mrow>
                <mi>μ</mi>
                <mo stretchy="false">−</mo>
                <msub>
                  <mi>μ</mi>
                  <mi>n</mi>
                </msub>
              </mrow>
            </mrow>
            <mo fence="true" stretchy="false">)</mo>
          </mrow>
        </mrow>
      </msup>
    </mrow>
    <annotation encoding="StarMath 5.0">p(μ divides D) = ddot α func e^{ {-1} over {2} (μ- μ_n)^t Σ_n^-1 (μ- μ_n)}</annotation>
  </semantics>
</math>
</file>

<file path=Object 65/content.xml><?xml version="1.0" encoding="utf-8"?>
<math xmlns="http://www.w3.org/1998/Math/MathML" display="block">
  <semantics>
    <mrow>
      <mi>p</mi>
      <mrow>
        <mo fence="true" stretchy="false">(</mo>
        <mrow>
          <mi>μ</mi>
        </mrow>
        <mo fence="true" stretchy="false">)</mo>
      </mrow>
      <mi>∼</mi>
      <mi>N</mi>
      <mrow>
        <mo fence="true" stretchy="false">(</mo>
        <mrow>
          <mrow>
            <msub>
              <mi>μ</mi>
              <mn>0</mn>
            </msub>
            <mi>,</mi>
            <msub>
              <mi>Σ</mi>
              <mn>0</mn>
            </msub>
          </mrow>
        </mrow>
        <mo fence="true" stretchy="false">)</mo>
      </mrow>
    </mrow>
    <annotation encoding="StarMath 5.0">p(μ) ∼ N (μ_{0} , Σ_0 )</annotation>
  </semantics>
</math>
</file>

<file path=Object 66/content.xml><?xml version="1.0" encoding="utf-8"?>
<math xmlns="http://www.w3.org/1998/Math/MathML" display="block">
  <semantics>
    <msub>
      <mi>μ</mi>
      <mn>0</mn>
    </msub>
    <annotation encoding="StarMath 5.0">μ_0</annotation>
  </semantics>
</math>
</file>

<file path=Object 67/content.xml><?xml version="1.0" encoding="utf-8"?>
<math xmlns="http://www.w3.org/1998/Math/MathML" display="block">
  <semantics>
    <msub>
      <mi>Σ</mi>
      <mn>0</mn>
    </msub>
    <annotation encoding="StarMath 5.0">Σ_0</annotation>
  </semantics>
</math>
</file>

<file path=Object 68/content.xml><?xml version="1.0" encoding="utf-8"?>
<math xmlns="http://www.w3.org/1998/Math/MathML" display="block">
  <semantics>
    <mrow>
      <mo stretchy="false">⇒</mo>
      <mi>p</mi>
      <mrow>
        <mrow>
          <mo fence="true" stretchy="false">(</mo>
          <mrow>
            <mrow>
              <mi>μ</mi>
              <mo stretchy="false">∣</mo>
              <mi>D</mi>
            </mrow>
          </mrow>
          <mo fence="true" stretchy="false">)</mo>
        </mrow>
        <mo stretchy="false">=</mo>
        <mrow>
          <mi>α</mi>
          <mo stretchy="false">⋅</mo>
          <mrow>
            <munderover>
              <mo stretchy="false">∏</mo>
              <mrow>
                <mi>k</mi>
                <mo stretchy="false">=</mo>
                <mn>1</mn>
              </mrow>
              <mi>n</mi>
            </munderover>
            <mi>p</mi>
          </mrow>
        </mrow>
      </mrow>
      <mrow>
        <mo fence="true" stretchy="false">(</mo>
        <mrow>
          <mrow>
            <msub>
              <mi>x</mi>
              <mi>k</mi>
            </msub>
            <mo stretchy="false">∣</mo>
            <mi>μ</mi>
          </mrow>
        </mrow>
        <mo fence="true" stretchy="false">)</mo>
      </mrow>
      <mi>p</mi>
      <mrow>
        <mo fence="true" stretchy="false">(</mo>
        <mrow>
          <mi>μ</mi>
        </mrow>
        <mo fence="true" stretchy="false">)</mo>
      </mrow>
    </mrow>
    <annotation encoding="StarMath 5.0">drarrow p(μ divides D) = α cdot  prod from{k=1} to{n} p(x_{k} divides μ)p(μ)</annotation>
  </semantics>
</math>
</file>

<file path=Object 7/content.xml><?xml version="1.0" encoding="utf-8"?>
<math xmlns="http://www.w3.org/1998/Math/MathML" display="block">
  <semantics>
    <mrow>
      <mi>p</mi>
      <mrow>
        <mo fence="true" stretchy="false">(</mo>
        <mrow>
          <mrow>
            <mi>θ</mi>
            <mo stretchy="false">∣</mo>
            <mi>D</mi>
          </mrow>
        </mrow>
        <mo fence="true" stretchy="false">)</mo>
      </mrow>
    </mrow>
    <annotation encoding="StarMath 5.0">p(θ divides D)</annotation>
  </semantics>
</math>
</file>

<file path=Object 8/content.xml><?xml version="1.0" encoding="utf-8"?>
<math xmlns="http://www.w3.org/1998/Math/MathML" display="block">
  <semantics>
    <mover accent="true">
      <mi>θ</mi>
      <mo stretchy="true">^</mo>
    </mover>
    <annotation encoding="StarMath 5.0">widehat {θ} </annotation>
  </semantics>
</math>
</file>

<file path=Object 9/content.xml><?xml version="1.0" encoding="utf-8"?>
<math xmlns="http://www.w3.org/1998/Math/MathML" display="block">
  <semantics>
    <mrow>
      <mi>p</mi>
      <mrow>
        <mrow>
          <mo fence="true" stretchy="false">(</mo>
          <mrow>
            <mrow>
              <mi>x</mi>
              <mo stretchy="false">∣</mo>
              <mi>D</mi>
            </mrow>
          </mrow>
          <mo fence="true" stretchy="false">)</mo>
        </mrow>
        <mo stretchy="false">≃</mo>
        <mi>p</mi>
      </mrow>
      <mrow>
        <mo fence="true" stretchy="false">(</mo>
        <mrow>
          <mrow>
            <mi>x</mi>
            <mo stretchy="false">∣</mo>
            <mover accent="true">
              <mi>θ</mi>
              <mo stretchy="true">^</mo>
            </mover>
          </mrow>
        </mrow>
        <mo fence="true" stretchy="false">)</mo>
      </mrow>
    </mrow>
    <annotation encoding="StarMath 5.0">p(x divides D) simeq p(x divides widehat {θ}) </annotation>
  </semantics>
</math>
</file>